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C000000642668C50E31A4B1AD.png" manifest:media-type="image/png"/>
  <manifest:file-entry manifest:full-path="Pictures/100002010000020000000200D4C2494A897BE549.tif" manifest:media-type="image/tiff"/>
  <manifest:file-entry manifest:full-path="Pictures/10000000000000E2000000DF71C52CC45733DC47.jpg" manifest:media-type="image/jpeg"/>
  <manifest:file-entry manifest:full-path="Pictures/10000201000000800000008095B4226E5CD412CB.png" manifest:media-type="image/png"/>
  <manifest:file-entry manifest:full-path="Pictures/100000000000111200000BB824138C0DB3E3DC3C.jpg" manifest:media-type="image/jpeg"/>
  <manifest:file-entry manifest:full-path="Pictures/1000020100000200000002007852D749E8AF8653.png" manifest:media-type="image/png"/>
  <manifest:file-entry manifest:full-path="Pictures/10000201000003C8000000D0A08E5FE5F536B468.png" manifest:media-type="image/png"/>
  <manifest:file-entry manifest:full-path="Pictures/10000000000000E2000000DFA67A30804D1B6B55.tif" manifest:media-type="image/tiff"/>
  <manifest:file-entry manifest:full-path="Pictures/1000020100000248000002009F4C9BAF707FC608.png" manifest:media-type="image/png"/>
  <manifest:file-entry manifest:full-path="Pictures/10000000000000C8000000C8ECDD9DCD1F125DCA.jpg" manifest:media-type="image/jpeg"/>
  <manifest:file-entry manifest:full-path="Pictures/10000201000003D4000003D48BEF666E9014D529.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alibri Light" svg:font-family="'Calibri Light'"/>
    <style:font-face style:name="DIN-Regular1" svg:font-family="DIN-Regular"/>
    <style:font-face style:name="Helvetica Neue1" svg:font-family="'Helvetica Neue'"/>
    <style:font-face style:name="Helvetica Neue Medium1" svg:font-family="'Helvetica Neue Medium'"/>
    <style:font-face style:name="Permanent Marker" svg:font-family="'Permanent Marker'"/>
    <style:font-face style:name="Calibri Light1" svg:font-family="'Calibri Light'" style:font-pitch="variable"/>
    <style:font-face style:name="DIN-Regular" svg:font-family="DIN-Regular" style:font-pitch="variable"/>
    <style:font-face style:name="DejaVu Sans1" svg:font-family="'DejaVu Sans'" style:font-pitch="variable"/>
    <style:font-face style:name="Helvetica Neue" svg:font-family="'Helvetica Neue'" style:font-pitch="variable"/>
    <style:font-face style:name="Helvetica Neue Medium" svg:font-family="'Helvetica Neue Medium'"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dissolve"/>
    </style:style>
    <style:style style:name="dp4" style:family="drawing-page">
      <style:drawing-page-properties presentation:transition-type="automatic" presentation:duration="P0D" presentation:background-visible="true" presentation:background-objects-visible="true" presentation:display-footer="false" presentation:display-page-number="false" presentation:display-date-time="false" smil:type="dissolve"/>
    </style:style>
    <style:style style:name="gr1"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339cm" fo:padding-bottom="0.339cm" fo:padding-left="0.339cm" fo:padding-right="0.339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35cm" draw:stroke-linejoin="miter" draw:fill="solid" draw:fill-color="#000000" draw:textarea-vertical-align="middle"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solid" svg:stroke-width="0.176cm" svg:stroke-color="#000000" draw:stroke-linejoin="miter" draw:fill="none" draw:textarea-vertical-align="middle" draw:auto-grow-height="false" draw:fit-to-size="false" style:shrink-to-fit="false" fo:min-height="0cm" fo:min-width="0cm"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style>
    <style:style style:name="gr8" style:family="graphic" style:parent-style-name="standard">
      <style:graphic-properties draw:stroke="none" svg:stroke-width="0.035cm" draw:stroke-linejoin="miter" draw:fill="solid" draw:fill-color="#56ad97" draw:textarea-vertical-align="middle" draw:auto-grow-height="false" draw:fit-to-size="false" style:shrink-to-fit="false" fo:min-height="0cm" fo:min-width="0cm" fo:padding-top="0cm" fo:padding-bottom="0cm" fo:padding-left="0cm" fo:padding-right="0cm" fo:wrap-option="wrap"/>
    </style:style>
    <style:style style:name="gr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94cm, 6.895cm, 0cm, 0cm)" draw:image-opacity="100%" style:mirror="none"/>
    </style:style>
    <style:style style:name="gr10" style:family="graphic" style:parent-style-name="standard">
      <style:graphic-properties draw:stroke="none" svg:stroke-width="0.035cm" draw:stroke-linejoin="miter" draw:fill="solid" draw:fill-color="#292f30" draw:textarea-vertical-align="middle" draw:auto-grow-height="false" draw:fit-to-size="false" style:shrink-to-fit="false" fo:min-height="0cm" fo:min-width="0cm" fo:padding-top="0cm" fo:padding-bottom="0cm" fo:padding-left="0cm" fo:padding-right="0cm" fo:wrap-option="wrap"/>
    </style:style>
    <style:style style:name="gr11"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54cm, 0.219cm, 0.591cm, 0.45cm)" draw:image-opacity="100%" style:mirror="none"/>
    </style:style>
    <style:style style:name="gr12" style:family="graphic" style:parent-style-name="standard">
      <style:graphic-properties draw:stroke="none" svg:stroke-width="0.035cm" draw:stroke-linejoin="miter" draw:fill="solid" draw:fill-color="#be3549" draw:textarea-vertical-align="middle" draw:auto-grow-height="false" draw:fit-to-size="false" style:shrink-to-fit="false" fo:min-height="0cm" fo:min-width="0cm" fo:padding-top="0cm" fo:padding-bottom="0cm" fo:padding-left="0cm" fo:padding-right="0cm" fo:wrap-option="wrap"/>
    </style:style>
    <style:style style:name="gr13"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4" style:family="graphic" style:parent-style-name="standard">
      <style:graphic-properties draw:stroke="none" svg:stroke-width="0.035cm" draw:stroke-linejoin="miter" draw:fill="solid" draw:fill-color="#9ac155" draw:textarea-vertical-align="middle" draw:auto-grow-height="false" draw:fit-to-size="false" style:shrink-to-fit="false" fo:min-height="0cm" fo:min-width="0cm" fo:padding-top="0cm" fo:padding-bottom="0cm" fo:padding-left="0cm" fo:padding-right="0cm" fo:wrap-option="wrap"/>
    </style:style>
    <style:style style:name="gr15"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13cm, 0.017cm, 0.015cm, 0.027cm)" draw:image-opacity="100%" style:mirror="none"/>
    </style:style>
    <style:style style:name="gr1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13cm, 0.016cm, 0.014cm, 0.027cm)" draw:image-opacity="100%" style:mirror="none"/>
    </style:style>
    <style:style style:name="gr17" style:family="graphic" style:parent-style-name="standard">
      <style:graphic-properties draw:stroke="solid" svg:stroke-width="0.176cm" svg:stroke-color="#000000" draw:marker-end="msArrowEnd_20_5" draw:marker-end-width="0.528cm" draw:marker-end-center="false" draw:stroke-linejoin="miter" draw:fill="none" draw:textarea-horizontal-align="center" draw:textarea-vertical-align="middle" draw:auto-grow-height="false" draw:fit-to-size="false" style:shrink-to-fit="false" fo:padding-top="0cm" fo:padding-bottom="0cm" fo:padding-left="0cm" fo:padding-right="0cm" fo:wrap-option="wrap"/>
    </style:style>
    <style:style style:name="gr18" style:family="graphic" style:parent-style-name="standard">
      <style:graphic-properties draw:stroke="solid" svg:stroke-width="0.071cm" svg:stroke-color="#ffffff" draw:stroke-linejoin="miter" draw:fill="solid" draw:fill-color="#000000" draw:textarea-vertical-align="middle" draw:auto-grow-height="false" draw:fit-to-size="false" style:shrink-to-fit="false" fo:min-height="0cm" fo:min-width="0cm" fo:padding-top="0cm" fo:padding-bottom="0cm" fo:padding-left="0cm" fo:padding-right="0cm" fo:wrap-option="wrap"/>
    </style:style>
    <style:style style:name="gr19" style:family="graphic" style:parent-style-name="standard">
      <style:graphic-properties draw:stroke="dash" draw:stroke-dash="Dashed_20__28_var_29__20_4" svg:stroke-width="0.176cm" svg:stroke-color="#000000" draw:marker-end="msArrowEnd_20_5" draw:marker-end-width="0.528cm" draw:marker-end-center="false" draw:stroke-linejoin="miter" draw:fill="none" draw:textarea-horizontal-align="center" draw:textarea-vertical-align="middle" draw:auto-grow-height="false" draw:fit-to-size="false" style:shrink-to-fit="false" fo:padding-top="0cm" fo:padding-bottom="0cm" fo:padding-left="0cm" fo:padding-right="0cm" fo:wrap-option="wrap"/>
    </style:style>
    <style:style style:name="gr20" style:family="graphic" style:parent-style-name="standard">
      <style:graphic-properties draw:stroke="solid" svg:stroke-width="0.176cm" svg:stroke-color="#000000" draw:stroke-linejoin="miter" draw:fill="none" draw:textarea-horizontal-align="center" draw:textarea-vertical-align="middle" draw:auto-grow-height="false" draw:fit-to-size="false" style:shrink-to-fit="false" fo:padding-top="0cm" fo:padding-bottom="0cm" fo:padding-left="0cm" fo:padding-right="0cm" fo:wrap-option="wrap"/>
    </style:style>
    <style:style style:name="gr21" style:family="graphic" style:parent-style-name="standard">
      <style:graphic-properties draw:stroke="solid" svg:stroke-width="0.176cm" svg:stroke-color="#000000" draw:stroke-linejoin="miter" draw:fill="solid" draw:fill-color="#9ac155" draw:textarea-vertical-align="middle" draw:auto-grow-height="false" draw:fit-to-size="false" style:shrink-to-fit="false" fo:min-height="0cm" fo:min-width="0cm" fo:padding-top="0cm" fo:padding-bottom="0cm" fo:padding-left="0cm" fo:padding-right="0cm" fo:wrap-option="wrap"/>
    </style:style>
    <style:style style:name="gr22"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cm" fo:padding-bottom="0cm" fo:padding-left="0cm" fo:padding-right="0cm" fo:wrap-option="wrap"/>
    </style:style>
    <style:style style:name="gr23" style:family="graphic" style:parent-style-name="standard">
      <style:graphic-properties draw:stroke="solid" svg:stroke-width="0.176cm" svg:stroke-color="#000000" draw:stroke-linejoin="miter" draw:fill="solid" draw:fill-color="#f4e157" draw:textarea-vertical-align="middle" draw:auto-grow-height="false" draw:fit-to-size="false" style:shrink-to-fit="false" fo:min-height="0cm" fo:min-width="0cm" fo:padding-top="0cm" fo:padding-bottom="0cm" fo:padding-left="0cm" fo:padding-right="0cm" fo:wrap-option="wrap"/>
    </style:style>
    <style:style style:name="gr24" style:family="graphic" style:parent-style-name="standard">
      <style:graphic-properties draw:stroke="solid" svg:stroke-width="0.176cm" svg:stroke-color="#000000" draw:marker-end="msArrowEnd_20_5" draw:marker-end-width="0.528cm" draw:marker-end-center="false" draw:stroke-linejoin="miter"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176cm" svg:stroke-color="#000000" draw:stroke-linejoin="miter" draw:fill="solid" draw:fill-color="#929292" draw:textarea-vertical-align="middle" draw:auto-grow-height="false" draw:fit-to-size="false" style:shrink-to-fit="false" fo:min-height="0cm" fo:min-width="0cm" fo:padding-top="0cm" fo:padding-bottom="0cm" fo:padding-left="0cm" fo:padding-right="0cm" fo:wrap-option="wrap"/>
    </style:style>
    <style:style style:name="gr26" style:family="graphic" style:parent-style-name="standard">
      <style:graphic-properties draw:stroke="solid" svg:stroke-width="0.176cm" svg:stroke-color="#000000" draw:stroke-linejoin="miter" draw:fill="solid" draw:fill-color="#be3549" draw:textarea-vertical-align="middle" draw:auto-grow-height="false" draw:fit-to-size="false" style:shrink-to-fit="false" fo:min-height="0cm" fo:min-width="0cm" fo:padding-top="0cm" fo:padding-bottom="0cm" fo:padding-left="0cm" fo:padding-right="0cm" fo:wrap-option="wrap"/>
    </style:style>
    <style:style style:name="gr27" style:family="graphic" style:parent-style-name="standard">
      <style:graphic-properties draw:stroke="solid" svg:stroke-width="0.176cm" svg:stroke-color="#000000" draw:stroke-linejoin="miter" draw:fill="solid" draw:fill-color="#56ad97" draw:textarea-vertical-align="middle" draw:auto-grow-height="false" draw:fit-to-size="false" style:shrink-to-fit="false" fo:min-height="0cm" fo:min-width="0cm" fo:padding-top="0cm" fo:padding-bottom="0cm" fo:padding-left="0cm" fo:padding-right="0cm" fo:wrap-option="wrap"/>
    </style:style>
    <style:style style:name="gr28" style:family="graphic" style:parent-style-name="standard">
      <style:graphic-properties draw:stroke="solid" svg:stroke-width="0.176cm" svg:stroke-color="#000000" draw:stroke-linejoin="miter" draw:fill="solid" draw:fill-color="#929292" draw:textarea-vertical-align="middle" draw:auto-grow-height="false" draw:fit-to-size="false" style:shrink-to-fit="false" fo:min-height="0cm" fo:min-width="0cm" fo:padding-top="0cm" fo:padding-bottom="0cm" fo:padding-left="0cm" fo:padding-right="0cm" fo:wrap-option="wrap"/>
    </style:style>
    <style:style style:name="gr29" style:family="graphic" style:parent-style-name="standard">
      <style:graphic-properties draw:stroke="solid" svg:stroke-width="0.176cm" svg:stroke-color="#000000" draw:stroke-linejoin="miter" draw:fill="none" draw:textarea-vertical-align="middle" draw:auto-grow-height="false" draw:fit-to-size="false" style:shrink-to-fit="false" fo:min-height="0cm" fo:min-width="0cm" fo:padding-top="0cm" fo:padding-bottom="0cm" fo:padding-left="0cm" fo:padding-right="0cm" fo:wrap-option="wrap"/>
    </style:style>
    <style:style style:name="gr30" style:family="graphic" style:parent-style-name="standard">
      <style:graphic-properties draw:stroke="solid" svg:stroke-width="0.176cm" svg:stroke-color="#000000" draw:stroke-linejoin="miter" draw:fill="solid" draw:fill-color="#56ad97" draw:textarea-vertical-align="middle" draw:auto-grow-height="false" draw:fit-to-size="false" style:shrink-to-fit="false" fo:min-height="0cm" fo:min-width="0cm" fo:padding-top="0cm" fo:padding-bottom="0cm" fo:padding-left="0cm" fo:padding-right="0cm" fo:wrap-option="wrap"/>
    </style:style>
    <style:style style:name="gr31" style:family="graphic" style:parent-style-name="standard">
      <style:graphic-properties draw:stroke="solid" svg:stroke-width="0.176cm" svg:stroke-color="#000000" draw:marker-end="msArrowEnd_20_5" draw:marker-end-width="0.528cm" draw:marker-end-center="false"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Titelfolie-title">
      <style:graphic-properties draw:stroke="none" svg:stroke-width="0.035cm" draw:stroke-linejoin="miter" draw:fill="none" draw:textarea-vertical-align="middle" draw:auto-grow-height="false" draw:fit-to-size="false" style:shrink-to-fit="false" fo:min-height="6.362cm" fo:padding-top="0.141cm" fo:padding-bottom="0.141cm" fo:padding-left="0.141cm" fo:padding-right="0.141cm" fo:wrap-option="wrap"/>
    </style:style>
    <style:style style:name="pr2" style:family="presentation" style:parent-style-name="Titelfolie-subtitle">
      <style:graphic-properties draw:stroke="none" svg:stroke-width="0.035cm" draw:stroke-linejoin="miter" draw:fill="none" draw:fill-color="#ffffff" draw:textarea-vertical-align="middle" draw:auto-grow-height="false" draw:fit-to-size="false" style:shrink-to-fit="false" fo:min-height="22.098cm" fo:padding-top="0.141cm" fo:padding-bottom="0.141cm" fo:padding-left="0.141cm" fo:padding-right="0.141cm" fo:wrap-option="wrap"/>
    </style:style>
    <style:style style:name="pr3" style:family="presentation" style:parent-style-name="Titelfolie-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cm" fo:padding-bottom="0cm" fo:padding-left="0cm" fo:padding-right="0cm" fo:wrap-option="wrap"/>
    </style:style>
    <style:style style:name="pr4" style:family="presentation" style:parent-style-name="Titelfolie-notes">
      <style:graphic-properties draw:fill-color="#ffffff" fo:min-height="13.364cm"/>
    </style:style>
    <style:style style:name="pr5"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6" style:family="presentation" style:parent-style-name="Blank-notes">
      <style:graphic-properties draw:fill-color="#ffffff" fo:min-height="13.364cm"/>
    </style:style>
    <style:style style:name="pr7"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8"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9"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10"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11"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12"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13"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14"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15"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16"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17"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18"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19"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20"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21" style:family="presentation" style:parent-style-name="Blank-backgroundobjects" style:list-style-name="L7">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pr22" style:family="presentation" style:parent-style-name="Kapiteltrenner-outline1">
      <style:graphic-properties draw:stroke="none" svg:stroke-width="0.035cm" draw:stroke-linejoin="miter" draw:fill="none" draw:textarea-vertical-align="bottom" draw:auto-grow-height="false" draw:fit-to-size="false" style:shrink-to-fit="false" fo:min-height="21.847cm" fo:padding-top="0cm" fo:padding-bottom="0cm" fo:padding-left="0cm" fo:padding-right="0cm" fo:wrap-option="wrap"/>
    </style:style>
    <style:style style:name="pr23" style:family="presentation" style:parent-style-name="Kapiteltrenner-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6pt"/>
    </style:style>
    <style:style style:name="P3" style:family="paragraph">
      <style:paragraph-properties fo:margin-left="0cm" fo:margin-right="0cm" fo:margin-top="0cm" fo:margin-bottom="0cm" fo:line-height="90%" fo:text-align="center"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96pt"/>
    </style:style>
    <style:style style:name="P5" style:family="paragraph">
      <style:paragraph-properties fo:margin-left="0cm" fo:margin-right="0cm" fo:margin-top="0.282cm" fo:margin-bottom="0cm" fo:line-height="100%" fo:text-align="center" fo:text-indent="0cm" style:writing-mode="lr-tb"/>
      <style:text-properties fo:hyphenate="false"/>
    </style:style>
    <style:style style:name="P6" style:family="paragraph">
      <loext:graphic-properties draw:fill="none" draw:fill-color="#ffffff"/>
      <style:paragraph-properties fo:text-align="start" style:font-independent-line-spacing="true"/>
      <style:text-properties fo:font-size="64pt"/>
    </style:style>
    <style:style style:name="P7" style:family="paragraph">
      <loext:graphic-properties draw:fill="none"/>
      <style:paragraph-properties fo:text-align="start" style:font-independent-line-spacing="true"/>
      <style:text-properties fo:font-size="48pt"/>
    </style:style>
    <style:style style:name="P8" style:family="paragraph">
      <loext:graphic-properties draw:fill="none" draw:fill-color="#ffffff"/>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888888" style:text-line-through-style="none" style:text-line-through-type="none" style:text-position="0% 100%" style:font-name="Calibri Light" fo:font-size="16pt" fo:letter-spacing="normal" fo:font-style="normal" style:text-underline-style="none" fo:font-weight="normal" style:font-name-asian="Calibri Light" style:font-size-asian="16pt" style:font-style-asian="normal" style:font-weight-asian="normal" style:font-name-complex="Calibri Light" style:font-size-complex="16pt" style:font-style-complex="normal" style:font-weight-complex="normal" fo:hyphenate="false"/>
    </style:style>
    <style:style style:name="P9" style:family="paragraph">
      <loext:graphic-properties draw:fill-color="#ffffff"/>
    </style:style>
    <style:style style:name="P10" style:family="paragraph">
      <loext:graphic-properties draw:fill="none"/>
      <style:paragraph-properties fo:text-align="start"/>
      <style:text-properties fo:font-size="18pt"/>
    </style:style>
    <style:style style:name="P11" style:family="paragraph">
      <loext:graphic-properties draw:fill="none" draw:fill-color="#ffffff"/>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fo:color="#888888" style:text-line-through-style="none" style:text-line-through-type="none" style:text-position="0% 100%" style:font-name="Calibri Light" fo:font-size="22pt" fo:letter-spacing="normal" fo:font-style="normal" style:text-underline-style="none" fo:font-weight="normal" style:font-name-asian="Calibri Light" style:font-size-asian="22pt" style:font-style-asian="normal" style:font-weight-asian="normal" style:font-name-complex="Calibri Light" style:font-size-complex="22pt" style:font-style-complex="normal" style:font-weight-complex="normal" fo:hyphenate="false"/>
    </style:style>
    <style:style style:name="P12" style:family="paragraph">
      <loext:graphic-properties draw:fill="solid" draw:fill-color="#000000"/>
      <style:paragraph-properties fo:text-align="start" style:font-independent-line-spacing="true"/>
      <style:text-properties fo:font-size="30pt"/>
    </style:style>
    <style:style style:name="P13" style:family="paragraph">
      <loext:graphic-properties draw:fill="none"/>
      <style:paragraph-properties fo:text-align="start" style:font-independent-line-spacing="true"/>
      <style:text-properties fo:font-size="30pt"/>
    </style:style>
    <style:style style:name="P14" style:family="paragraph">
      <style:paragraph-properties fo:margin-left="0cm" fo:margin-right="0cm" fo:margin-top="1.588cm" fo:margin-bottom="0cm" fo:line-height="100%" fo:text-align="start" fo:text-indent="0cm" style:punctuation-wrap="simple"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25pt"/>
    </style:style>
    <style:style style:name="P16" style:family="paragraph">
      <loext:graphic-properties draw:fill="solid" draw:fill-color="#56ad97"/>
      <style:paragraph-properties fo:text-align="start" style:font-independent-line-spacing="true"/>
      <style:text-properties fo:font-size="30pt"/>
    </style:style>
    <style:style style:name="P17" style:family="paragraph">
      <loext:graphic-properties draw:fill="solid" draw:fill-color="#292f30"/>
      <style:paragraph-properties fo:text-align="start" style:font-independent-line-spacing="true"/>
      <style:text-properties fo:font-size="30pt"/>
    </style:style>
    <style:style style:name="P18" style:family="paragraph">
      <loext:graphic-properties draw:fill="none"/>
      <style:paragraph-properties fo:text-align="start" style:font-independent-line-spacing="true"/>
      <style:text-properties fo:font-size="19pt"/>
    </style:style>
    <style:style style:name="P19" style:family="paragraph">
      <loext:graphic-properties draw:fill="solid" draw:fill-color="#be3549"/>
      <style:paragraph-properties fo:text-align="start" style:font-independent-line-spacing="true"/>
      <style:text-properties fo:font-size="30pt"/>
    </style:style>
    <style:style style:name="P20" style:family="paragraph">
      <loext:graphic-properties draw:fill="solid" draw:fill-color="#9ac155"/>
      <style:paragraph-properties fo:text-align="start" style:font-independent-line-spacing="true"/>
      <style:text-properties fo:font-size="30pt"/>
    </style:style>
    <style:style style:name="P21" style:family="paragraph">
      <loext:graphic-properties draw:fill="solid" draw:fill-color="#ffffff"/>
      <style:paragraph-properties fo:text-align="start" style:font-independent-line-spacing="true"/>
      <style:text-properties fo:font-size="30pt"/>
    </style:style>
    <style:style style:name="P22" style:family="paragraph">
      <loext:graphic-properties draw:fill="solid" draw:fill-color="#f4e157"/>
      <style:paragraph-properties fo:text-align="start" style:font-independent-line-spacing="true"/>
      <style:text-properties fo:font-size="30pt"/>
    </style:style>
    <style:style style:name="P23" style:family="paragraph">
      <loext:graphic-properties draw:fill="solid" draw:fill-color="#929292"/>
      <style:paragraph-properties fo:text-align="start" style:font-independent-line-spacing="true"/>
      <style:text-properties fo:font-size="30pt"/>
    </style:style>
    <style:style style:name="P2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5" style:family="paragraph">
      <loext:graphic-properties draw:fill="solid" draw:fill-color="#929292"/>
      <style:paragraph-properties fo:text-align="start" style:font-independent-line-spacing="true"/>
      <style:text-properties fo:font-size="32pt"/>
    </style:style>
    <style:style style:name="P26" style:family="paragraph">
      <loext:graphic-properties draw:fill="solid" draw:fill-color="#56ad97"/>
      <style:paragraph-properties fo:text-align="start" style:font-independent-line-spacing="true"/>
      <style:text-properties fo:font-size="32pt"/>
    </style:style>
    <style:style style:name="P27" style:family="paragraph">
      <style:paragraph-properties fo:margin-left="0cm" fo:margin-right="0cm" fo:margin-top="0.282cm" fo:margin-bottom="0cm" fo:line-height="100%" fo:text-align="center" fo:text-indent="0cm" style:writing-mode="lr-tb">
        <style:tab-stops>
          <style:tab-stop style:position="0cm"/>
        </style:tab-stops>
      </style:paragraph-properties>
      <style:text-properties fo:hyphenate="false"/>
    </style:style>
    <style:style style:name="T1" style:family="text">
      <style:text-properties fo:font-variant="normal" fo:text-transform="none" fo:color="#888888" style:text-line-through-style="none" style:text-line-through-type="none" style:text-position="0% 100%" style:font-name="Calibri Light" fo:font-size="16pt" fo:letter-spacing="normal" fo:font-style="normal" style:text-underline-style="none" fo:font-weight="normal" style:font-name-asian="Calibri Light" style:font-size-asian="16pt" style:font-style-asian="normal" style:font-weight-asian="normal" style:font-name-complex="Calibri Light" style:font-size-complex="1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ermanent Marker" fo:font-size="96pt" fo:letter-spacing="normal" fo:font-style="normal" style:text-underline-style="none" fo:font-weight="normal" style:font-name-asian="Permanent Marker" style:font-size-asian="96pt" style:font-style-asian="normal" style:font-weight-asian="normal" style:font-name-complex="Permanent Marker" style:font-size-complex="9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Light" fo:font-size="64pt" fo:letter-spacing="normal" fo:font-style="normal" style:text-underline-style="none" fo:font-weight="normal" style:font-name-asian="Calibri Light" style:font-size-asian="64pt" style:font-style-asian="normal" style:font-weight-asian="normal" style:font-name-complex="Calibri Light" style:font-size-complex="64pt" style:font-style-complex="normal" style:font-weight-complex="normal"/>
    </style:style>
    <style:style style:name="T4" style:family="text">
      <style:text-properties fo:font-variant="normal" fo:text-transform="none" fo:color="#888888" style:text-line-through-style="none" style:text-line-through-type="none" style:text-position="0% 100%" style:font-name="Calibri Light" fo:font-size="48pt" fo:letter-spacing="normal" fo:font-style="normal" style:text-underline-style="none" fo:font-weight="normal" style:font-name-asian="Calibri Light" style:font-size-asian="48pt" style:font-style-asian="normal" style:font-weight-asian="normal" style:font-name-complex="Calibri Light" style:font-size-complex="4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Helvetica Neue1" fo:font-size="25pt" fo:letter-spacing="normal" fo:font-style="normal" style:text-underline-style="none" fo:font-weight="normal" style:font-name-asian="Helvetica Neue1" style:font-size-asian="25pt" style:font-style-asian="normal" style:font-weight-asian="normal" style:font-name-complex="Helvetica Neue1" style:font-size-complex="2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Helvetica Neue1" fo:font-size="19pt" fo:letter-spacing="normal" fo:font-style="normal" style:text-underline-style="none" fo:font-weight="normal" style:font-name-asian="Helvetica Neue1" style:font-size-asian="19pt" style:font-style-asian="normal" style:font-weight-asian="normal" style:font-name-complex="Helvetica Neue1" style:font-size-complex="19pt" style:font-style-complex="normal" style:font-weight-complex="normal"/>
    </style:style>
    <style:style style:name="T7" style:family="text">
      <style:text-properties fo:font-variant="normal" fo:text-transform="none" fo:color="#888888" style:text-line-through-style="none" style:text-line-through-type="none" style:text-position="0% 100%" style:font-name="Calibri Light" fo:font-size="30pt" fo:letter-spacing="normal" fo:font-style="normal" style:text-underline-style="none" fo:font-weight="normal" style:font-name-asian="Calibri Light" style:font-size-asian="30pt" style:font-style-asian="normal" style:font-weight-asian="normal" style:font-name-complex="Calibri Light" style:font-size-complex="3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0" style:family="text">
      <style:text-properties fo:text-transform="uppercase" fo:color="#ffffff" style:text-line-through-style="none" style:text-line-through-type="none" style:text-position="0% 100%" style:font-name="Permanent Marker" fo:font-size="96pt" fo:letter-spacing="normal" fo:font-style="normal" style:text-underline-style="none" fo:font-weight="normal" style:font-name-asian="Permanent Marker" style:font-size-asian="96pt" style:font-style-asian="normal" style:font-weight-asian="normal" style:font-name-complex="Permanent Marker" style:font-size-complex="96pt" style:font-style-complex="normal" style:font-weight-complex="normal"/>
    </style:style>
    <text:list-style style:name="L1">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2.351cm"/>
        <style:text-properties fo:font-family="StarSymbol" fo:color="#ffffff" fo:font-size="1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draw:custom-shape draw:name="Fußzeilenplatzhalter 16" draw:style-name="gr1" draw:text-style-name="P2" draw:layer="layout" svg:width="42.407cm" svg:height="0.675cm" svg:x="6.664cm" svg:y="38.112cm">
          <text:p text:style-name="P1"><text:span text:style-name="T1">Fußzeile: Präsentationstitel, Sprecher, Dat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1" draw:text-style-name="P4" draw:layer="layout" svg:width="58.348cm" svg:height="6.349cm" svg:x="4.692cm" svg:y="0.988cm" presentation:class="title" presentation:user-transformed="true">
          <draw:text-box>
            <text:p text:style-name="P3"><text:span text:style-name="T2">ESDK TRAINING</text:span></text:p>
          </draw:text-box>
        </draw:frame>
        <draw:frame draw:name="Untertitel 2" presentation:style-name="pr2" draw:text-style-name="P6" draw:layer="layout" svg:width="58.348cm" svg:height="25.822cm" svg:x="4.692cm" svg:y="8.749cm" presentation:class="subtitle" presentation:user-transformed="true">
          <draw:text-box>
            <text:list text:style-name="L3">
              <text:list-item>
                <text:p text:style-name="P5"><text:span text:style-name="T3">Development Infrastructure</text:span></text:p>
              </text:list-item>
            </text:list>
          </draw:text-box>
        </draw:frame>
        <draw:custom-shape draw:name="Datumsplatzhalter 15" draw:style-name="gr2" draw:text-style-name="P7" draw:layer="layout" svg:width="3.199cm" svg:height="8.801cm" svg:x="3.463cm" svg:y="38.112cm">
          <text:p text:style-name="P1"><text:span text:style-name="T4">25.02.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liennummernplatzhalter 17" presentation:style-name="pr3" draw:text-style-name="P8" draw:layer="layout" svg:width="0.352cm" svg:height="0.669cm" svg:x="1.858cm" svg:y="38.112cm" presentation:class="page-number" presentation:user-transformed="true">
          <draw:text-box>
            <text:p/>
          </draw:text-box>
        </draw:frame>
        <presentation:notes draw:style-name="dp2">
          <draw:page-thumbnail draw:style-name="gr3"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Blank" presentation:presentation-page-layout-name="AL2T1">
        <draw:frame draw:name="people.png" draw:style-name="gr4" draw:text-style-name="P10" draw:layer="layout" svg:width="4.515cm" svg:height="4.515cm" svg:x="31.609cm" svg:y="16.792cm">
          <draw:image xlink:href="Pictures/10000201000000800000008095B4226E5CD412CB.png" xlink:type="simple" xlink:show="embed" xlink:actuate="onLoad" loext:mime-type="image/png">
            <text:p/>
          </draw:image>
          <svg:desc>people.png</svg:desc>
        </draw:frame>
        <draw:frame draw:name="Slide Number" presentation:style-name="pr5" draw:text-style-name="P11" draw:layer="layout" svg:width="0.748cm" svg:height="1.198cm" svg:x="2.183cm" svg:y="34.819cm" presentation:class="page-number" presentation:user-transformed="true">
          <draw:text-box>
            <text:p/>
          </draw:text-box>
        </draw:frame>
        <presentation:notes draw:style-name="dp2">
          <draw:page-thumbnail draw:style-name="gr3" draw:layer="layout" svg:width="19.798cm" svg:height="11.136cm" svg:x="0.6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3" draw:master-page-name="Blank" presentation:presentation-page-layout-name="AL2T1" xml:id="id1" draw:id="id1">
        <draw:custom-shape draw:name="Notebook" draw:style-name="gr5" draw:text-style-name="P12" draw:layer="layout" svg:width="6.208cm" svg:height="3.477cm" svg:x="30.762cm" svg:y="16.555cm">
          <text:p text:style-name="P24"><text:span text:style-name="T8"/></text:p>
          <draw:enhanced-geometry draw:mirror-horizontal="false" draw:mirror-vertical="false" drawooo:sub-view-size="21600 21599" draw:text-areas="0 0 ?f2 ?f3" svg:viewBox="0 0 0 0" draw:type="ooxml-non-primitive" draw:enhanced-path="M 1952 0 C 1421 0 1439 771 1439 1718 L 1439 19328 0 19328 C 0 19328 0 19890 0 20529 0 21600 190 21599 896 21599 L 10332 21599 11268 21599 20704 21599 C 21367 21599 21600 21600 21600 20529 21600 19890 21600 19328 21600 19328 L 20161 19328 20161 1718 C 20161 771 20196 0 19665 0 L 1952 0 Z M 2475 1849 L 19125 1849 19125 19328 11268 19328 10332 19328 2475 19328 2475 1849 Z N">
            <draw:equation draw:name="f0" draw:formula="logwidth/2"/>
            <draw:equation draw:name="f1" draw:formula="logheight/2"/>
            <draw:equation draw:name="f2" draw:formula="logwidth"/>
            <draw:equation draw:name="f3" draw:formula="logheight"/>
          </draw:enhanced-geometry>
        </draw:custom-shape>
        <draw:frame draw:name="people.png" draw:style-name="gr4" draw:text-style-name="P10" draw:layer="layout" svg:width="4.515cm" svg:height="4.515cm" svg:x="31.609cm" svg:y="17.03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2.15cm" svg:height="1.845cm" svg:x="32.791cm" svg:y="17.511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1.382cm" svg:x="33.112cm" svg:y="18.131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0.539cm" svg:x="33.112cm" svg:y="19.67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lide Number" presentation:style-name="pr7" draw:text-style-name="P11" draw:layer="layout" svg:width="0.748cm" svg:height="1.198cm" svg:x="2.183cm" svg:y="34.819cm" presentation:class="page-number" presentation:user-transformed="true">
          <draw:text-box>
            <text:p/>
          </draw:text-box>
        </draw:frame>
        <anim:par presentation:node-type="timing-root">
          <anim:par smil:begin="id1.begin">
            <anim:transitionFilter smil:dur="2s" smil:type="dissolve"/>
          </anim:par>
          <anim:seq smil:dur="0s" presentation:node-type="main-sequence"/>
        </anim:par>
        <presentation:notes draw:style-name="dp2">
          <draw:page-thumbnail draw:style-name="gr3" draw:layer="layout" svg:width="19.798cm" svg:height="11.136cm" svg:x="0.6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3" draw:master-page-name="Blank" presentation:presentation-page-layout-name="AL2T1" xml:id="id2" draw:id="id2">
        <draw:custom-shape draw:name="Notebook" draw:style-name="gr5" draw:text-style-name="P12" draw:layer="layout" svg:width="27.81cm" svg:height="15.578cm" svg:x="19.961cm" svg:y="11.261cm">
          <text:p text:style-name="P24"><text:span text:style-name="T8"/></text:p>
          <draw:enhanced-geometry draw:mirror-horizontal="false" draw:mirror-vertical="false" drawooo:sub-view-size="21600 21599" draw:text-areas="0 0 ?f2 ?f3" svg:viewBox="0 0 0 0" draw:type="ooxml-non-primitive" draw:enhanced-path="M 1952 0 C 1421 0 1439 771 1439 1718 L 1439 19328 0 19328 C 0 19328 0 19890 0 20529 0 21600 190 21599 896 21599 L 10332 21599 11268 21599 20704 21599 C 21367 21599 21600 21600 21600 20529 21600 19890 21600 19328 21600 19328 L 20161 19328 20161 1718 C 20161 771 20196 0 19665 0 L 1952 0 Z M 2475 1849 L 19125 1849 19125 19328 11268 19328 10332 19328 2475 19328 2475 1849 Z N">
            <draw:equation draw:name="f0" draw:formula="logwidth/2"/>
            <draw:equation draw:name="f1" draw:formula="logheight/2"/>
            <draw:equation draw:name="f2" draw:formula="logwidth"/>
            <draw:equation draw:name="f3" draw:formula="logheight"/>
          </draw:enhanced-geometry>
        </draw:custom-shape>
        <draw:custom-shape draw:name="Rounded Rectangle" draw:style-name="gr6" draw:text-style-name="P13" draw:layer="layout" svg:width="11.292cm" svg:height="7.535cm" svg:x="23.67cm" svg:y="13.191cm">
          <text:p text:style-name="P24"><text:span text:style-name="T8"/></text:p>
          <draw:enhanced-geometry draw:mirror-horizontal="false" draw:mirror-vertical="false" draw:text-areas="?f5 ?f5 ?f6 ?f7" svg:viewBox="0 0 0 0" draw:type="ooxml-roundRect" draw:modifiers="1558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5847f2dccef1014c0b5e4871.png" draw:style-name="gr4" draw:text-style-name="P10" draw:layer="layout" svg:width="2.833cm" svg:height="2.484cm" svg:x="31.298cm" svg:y="18.199cm">
          <draw:image xlink:href="Pictures/1000020100000248000002009F4C9BAF707FC608.png" xlink:type="simple" xlink:show="embed" xlink:actuate="onLoad" loext:mime-type="image/png">
            <text:p/>
          </draw:image>
          <svg:desc>5847f2dccef1014c0b5e4871.png</svg:desc>
        </draw:frame>
        <draw:custom-shape draw:name="Rounded Rectangle" draw:style-name="gr6" draw:text-style-name="P13" draw:layer="layout" svg:width="8.018cm" svg:height="11.376cm" svg:x="35.854cm" svg:y="13.191cm">
          <text:p text:style-name="P24"><text:span text:style-name="T9"/></text:p>
          <draw:enhanced-geometry draw:mirror-horizontal="false" draw:mirror-vertical="false" draw:text-areas="?f5 ?f5 ?f6 ?f7" svg:viewBox="0 0 0 0" draw:type="ooxml-roundRect" draw:modifiers="1464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lide Number" presentation:style-name="pr8" draw:text-style-name="P11" draw:layer="layout" svg:width="0.748cm" svg:height="1.198cm" svg:x="2.183cm" svg:y="34.819cm" presentation:class="page-number" presentation:user-transformed="true">
          <draw:text-box>
            <text:p/>
          </draw:text-box>
        </draw:frame>
        <draw:custom-shape draw:name="&lt; &gt;" draw:style-name="gr7" draw:text-style-name="P15" draw:layer="layout" svg:width="2.034cm" svg:height="1.338cm" svg:x="39.002cm" svg:y="18.211cm">
          <text:p text:style-name="P14"><text:span text:style-name="T5">&lt; &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Rounded Rectangle" draw:style-name="gr8" draw:text-style-name="P16" draw:layer="layout" svg:width="3.833cm" svg:height="3.833cm" svg:x="25.16cm" svg:y="14.204cm">
            <text:p text:style-name="P24"/>
            <draw:enhanced-geometry draw:mirror-horizontal="false" draw:mirror-vertical="false" draw:text-areas="?f5 ?f5 ?f6 ?f7" svg:viewBox="0 0 0 0" draw:type="ooxml-roundRect" draw:modifiers="2315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abas_Logo_white_med.png" draw:style-name="gr9" draw:text-style-name="P10" draw:layer="layout" svg:width="2.694cm" svg:height="2.625cm" svg:x="25.731cm" svg:y="14.808cm">
            <draw:image xlink:href="Pictures/10000201000003C8000000D0A08E5FE5F536B468.png" xlink:type="simple" xlink:show="embed" xlink:actuate="onLoad" loext:mime-type="image/png">
              <text:p/>
            </draw:image>
            <svg:desc>abas_Logo_white_med.png</svg:desc>
          </draw:frame>
        </draw:g>
        <draw:g draw:name="Group">
          <draw:custom-shape draw:name="Rounded Rectangle" draw:style-name="gr10" draw:text-style-name="P17" draw:layer="layout" svg:width="3.833cm" svg:height="3.833cm" svg:x="29.639cm" svg:y="14.204cm">
            <text:p text:style-name="P24"/>
            <draw:enhanced-geometry draw:mirror-horizontal="false" draw:mirror-vertical="false" draw:text-areas="?f5 ?f5 ?f6 ?f7" svg:viewBox="0 0 0 0" draw:type="ooxml-roundRect" draw:modifiers="1817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nexus.png" draw:style-name="gr11" draw:text-style-name="P10" draw:layer="layout" svg:width="3.054cm" svg:height="2.806cm" svg:x="30.028cm" svg:y="14.81cm">
            <draw:image xlink:href="Pictures/10000000000000C8000000C8ECDD9DCD1F125DCA.jpg" xlink:type="simple" xlink:show="embed" xlink:actuate="onLoad" loext:mime-type="image/jpeg">
              <text:p/>
            </draw:image>
            <svg:desc>nexus.png</svg:desc>
          </draw:frame>
        </draw:g>
        <anim:par presentation:node-type="timing-root">
          <anim:par smil:begin="id2.begin">
            <anim:transitionFilter smil:dur="2s" smil:type="dissolve"/>
          </anim:par>
          <anim:seq smil:dur="0s" presentation:node-type="main-sequence"/>
        </anim:par>
        <presentation:notes draw:style-name="dp2">
          <draw:page-thumbnail draw:style-name="gr3" draw:layer="layout" svg:width="19.798cm" svg:height="11.136cm" svg:x="0.6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3" draw:master-page-name="Blank" presentation:presentation-page-layout-name="AL2T1" xml:id="id3" draw:id="id3">
        <draw:custom-shape draw:name="Notebook" draw:style-name="gr5" draw:text-style-name="P12" draw:layer="layout" svg:width="6.208cm" svg:height="3.477cm" svg:x="30.762cm" svg:y="16.549cm">
          <text:p text:style-name="P24"><text:span text:style-name="T8"/></text:p>
          <draw:enhanced-geometry draw:mirror-horizontal="false" draw:mirror-vertical="false" drawooo:sub-view-size="21600 21599" draw:text-areas="0 0 ?f2 ?f3" svg:viewBox="0 0 0 0" draw:type="ooxml-non-primitive" draw:enhanced-path="M 1952 0 C 1421 0 1439 771 1439 1718 L 1439 19328 0 19328 C 0 19328 0 19890 0 20529 0 21600 190 21599 896 21599 L 10332 21599 11268 21599 20704 21599 C 21367 21599 21600 21600 21600 20529 21600 19890 21600 19328 21600 19328 L 20161 19328 20161 1718 C 20161 771 20196 0 19665 0 L 1952 0 Z M 2475 1849 L 19125 1849 19125 19328 11268 19328 10332 19328 2475 19328 2475 1849 Z N">
            <draw:equation draw:name="f0" draw:formula="logwidth/2"/>
            <draw:equation draw:name="f1" draw:formula="logheight/2"/>
            <draw:equation draw:name="f2" draw:formula="logwidth"/>
            <draw:equation draw:name="f3" draw:formula="logheight"/>
          </draw:enhanced-geometry>
        </draw:custom-shape>
        <draw:frame draw:name="5847f2dccef1014c0b5e4871.png" draw:style-name="gr4" draw:text-style-name="P10" draw:layer="layout" svg:width="1.365cm" svg:height="1.196cm" svg:x="31.511cm" svg:y="17.045cm">
          <draw:image xlink:href="Pictures/1000020100000248000002009F4C9BAF707FC608.png" xlink:type="simple" xlink:show="embed" xlink:actuate="onLoad" loext:mime-type="image/png">
            <text:p/>
          </draw:image>
          <svg:desc>5847f2dccef1014c0b5e4871.png</svg:desc>
        </draw:frame>
        <draw:custom-shape draw:name="&lt; &gt;" draw:style-name="gr7" draw:text-style-name="P18" draw:layer="layout" svg:width="1.61cm" svg:height="1.084cm" svg:x="34.773cm" svg:y="17.101cm">
          <text:p text:style-name="P14"><text:span text:style-name="T6">&lt; &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people.png" draw:style-name="gr4" draw:text-style-name="P10" draw:layer="layout" svg:width="4.515cm" svg:height="4.515cm" svg:x="31.609cm" svg:y="17.036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2.15cm" svg:height="1.845cm" svg:x="32.791cm" svg:y="17.51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1.382cm" svg:x="33.112cm" svg:y="18.13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0.539cm" svg:x="33.112cm" svg:y="19.68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Slide Number" presentation:style-name="pr9" draw:text-style-name="P11" draw:layer="layout" svg:width="0.748cm" svg:height="1.198cm" svg:x="2.183cm" svg:y="34.819cm" presentation:class="page-number" presentation:user-transformed="true">
          <draw:text-box>
            <text:p/>
          </draw:text-box>
        </draw:frame>
        <anim:par presentation:node-type="timing-root">
          <anim:par smil:begin="id3.begin">
            <anim:transitionFilter smil:dur="2s" smil:type="dissolve"/>
          </anim:par>
          <anim:seq smil:dur="0s" presentation:node-type="main-sequence"/>
        </anim:par>
        <presentation:notes draw:style-name="dp2">
          <draw:page-thumbnail draw:style-name="gr3"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4" draw:master-page-name="Blank" presentation:presentation-page-layout-name="AL2T1" xml:id="id4" draw:id="id4">
        <draw:custom-shape draw:name="Notebook" draw:style-name="gr5" draw:text-style-name="P12" draw:layer="layout" svg:width="6.208cm" svg:height="3.477cm" svg:x="30.762cm" svg:y="16.549cm">
          <text:p text:style-name="P24"><text:span text:style-name="T8"/></text:p>
          <draw:enhanced-geometry draw:mirror-horizontal="false" draw:mirror-vertical="false" drawooo:sub-view-size="21600 21599" draw:text-areas="0 0 ?f2 ?f3" svg:viewBox="0 0 0 0" draw:type="ooxml-non-primitive" draw:enhanced-path="M 1952 0 C 1421 0 1439 771 1439 1718 L 1439 19328 0 19328 C 0 19328 0 19890 0 20529 0 21600 190 21599 896 21599 L 10332 21599 11268 21599 20704 21599 C 21367 21599 21600 21600 21600 20529 21600 19890 21600 19328 21600 19328 L 20161 19328 20161 1718 C 20161 771 20196 0 19665 0 L 1952 0 Z M 2475 1849 L 19125 1849 19125 19328 11268 19328 10332 19328 2475 19328 2475 1849 Z N">
            <draw:equation draw:name="f0" draw:formula="logwidth/2"/>
            <draw:equation draw:name="f1" draw:formula="logheight/2"/>
            <draw:equation draw:name="f2" draw:formula="logwidth"/>
            <draw:equation draw:name="f3" draw:formula="logheight"/>
          </draw:enhanced-geometry>
        </draw:custom-shape>
        <draw:frame draw:name="5847f2dccef1014c0b5e4871.png" draw:style-name="gr4" draw:text-style-name="P10" draw:layer="layout" svg:width="1.365cm" svg:height="1.196cm" svg:x="31.511cm" svg:y="17.045cm">
          <draw:image xlink:href="Pictures/1000020100000248000002009F4C9BAF707FC608.png" xlink:type="simple" xlink:show="embed" xlink:actuate="onLoad" loext:mime-type="image/png">
            <text:p/>
          </draw:image>
          <svg:desc>5847f2dccef1014c0b5e4871.png</svg:desc>
        </draw:frame>
        <draw:custom-shape draw:name="&lt; &gt;" draw:style-name="gr7" draw:text-style-name="P18" draw:layer="layout" svg:width="1.61cm" svg:height="1.084cm" svg:x="34.773cm" svg:y="17.101cm">
          <text:p text:style-name="P14"><text:span text:style-name="T6">&lt; &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people.png" draw:style-name="gr4" draw:text-style-name="P10" draw:layer="layout" svg:width="4.515cm" svg:height="4.515cm" svg:x="31.609cm" svg:y="17.036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2.15cm" svg:height="1.845cm" svg:x="32.791cm" svg:y="17.51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1.382cm" svg:x="33.112cm" svg:y="18.13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0.539cm" svg:x="33.112cm" svg:y="19.68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ounded Rectangle" draw:style-name="gr12" draw:text-style-name="P19" draw:layer="layout" svg:width="0.907cm" svg:height="0.556cm" svg:x="35.124cm" svg:y="18.133cm">
          <text:p text:style-name="P24"><text:span text:style-name="T8"/></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lide Number" presentation:style-name="pr10" draw:text-style-name="P11" draw:layer="layout" svg:width="0.748cm" svg:height="1.198cm" svg:x="2.183cm" svg:y="34.819cm" presentation:class="page-number" presentation:user-transformed="true">
          <draw:text-box>
            <text:p/>
          </draw:text-box>
        </draw:frame>
        <draw:frame draw:name="7f64ababa0a18b7a549de081ebfb7084.png" draw:style-name="gr13" draw:text-style-name="P10" xml:id="id5" draw:id="id5" draw:layer="layout" svg:width="2.751cm" svg:height="2.751cm" svg:x="36.858cm" svg:y="14.71cm">
          <draw:image xlink:href="Pictures/10000201000003D4000003D48BEF666E9014D529.png" xlink:type="simple" xlink:show="embed" xlink:actuate="onLoad" loext:mime-type="image/png">
            <text:p/>
          </draw:image>
          <svg:desc>7f64ababa0a18b7a549de081ebfb7084.png</svg:desc>
        </draw:frame>
        <anim:par smil:dur="indefinite" smil:fill="hold" smil:restart="never" presentation:node-type="timing-root">
          <anim:par smil:begin="id4.begin">
            <anim:transitionFilter smil:dur="2s" smil:type="dissolve"/>
          </anim:par>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5">
                  <anim:set smil:fill="hold" smil:attributeName="visibility" smil:to="visible"/>
                </anim:iterate>
              </anim:par>
              <anim:par smil:begin="0s" smil:fill="hold">
                <anim:par smil:begin="0s" smil:fill="hold" smil:accelerate="0.5" smil:decelerate="0.5" presentation:node-type="after-previous" presentation:preset-class="emphasis" presentation:preset-id="ooo-emphasis-spin">
                  <anim:animateTransform smil:dur="1s" smil:fill="hold" smil:targetElement="id5" smil:by="-359" smil:attributeName="transform" svg:type="rotate"/>
                </anim:par>
              </anim:par>
            </anim:par>
          </anim:seq>
        </anim:par>
        <presentation:notes draw:style-name="dp2">
          <draw:page-thumbnail draw:style-name="gr3" draw:layer="layout" svg:width="19.798cm" svg:height="11.136cm" svg:x="0.6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3" draw:master-page-name="Blank" presentation:presentation-page-layout-name="AL2T1" xml:id="id6" draw:id="id6">
        <draw:custom-shape draw:name="Notebook" draw:style-name="gr5" draw:text-style-name="P12" draw:layer="layout" svg:width="6.208cm" svg:height="3.477cm" svg:x="30.762cm" svg:y="16.549cm">
          <text:p text:style-name="P24"><text:span text:style-name="T8"/></text:p>
          <draw:enhanced-geometry draw:mirror-horizontal="false" draw:mirror-vertical="false" drawooo:sub-view-size="21600 21599" draw:text-areas="0 0 ?f2 ?f3" svg:viewBox="0 0 0 0" draw:type="ooxml-non-primitive" draw:enhanced-path="M 1952 0 C 1421 0 1439 771 1439 1718 L 1439 19328 0 19328 C 0 19328 0 19890 0 20529 0 21600 190 21599 896 21599 L 10332 21599 11268 21599 20704 21599 C 21367 21599 21600 21600 21600 20529 21600 19890 21600 19328 21600 19328 L 20161 19328 20161 1718 C 20161 771 20196 0 19665 0 L 1952 0 Z M 2475 1849 L 19125 1849 19125 19328 11268 19328 10332 19328 2475 19328 2475 1849 Z N">
            <draw:equation draw:name="f0" draw:formula="logwidth/2"/>
            <draw:equation draw:name="f1" draw:formula="logheight/2"/>
            <draw:equation draw:name="f2" draw:formula="logwidth"/>
            <draw:equation draw:name="f3" draw:formula="logheight"/>
          </draw:enhanced-geometry>
        </draw:custom-shape>
        <draw:frame draw:name="5847f2dccef1014c0b5e4871.png" draw:style-name="gr4" draw:text-style-name="P10" draw:layer="layout" svg:width="1.365cm" svg:height="1.196cm" svg:x="31.511cm" svg:y="17.045cm">
          <draw:image xlink:href="Pictures/1000020100000248000002009F4C9BAF707FC608.png" xlink:type="simple" xlink:show="embed" xlink:actuate="onLoad" loext:mime-type="image/png">
            <text:p/>
          </draw:image>
          <svg:desc>5847f2dccef1014c0b5e4871.png</svg:desc>
        </draw:frame>
        <draw:custom-shape draw:name="&lt; &gt;" draw:style-name="gr7" draw:text-style-name="P18" draw:layer="layout" svg:width="1.61cm" svg:height="1.084cm" svg:x="34.773cm" svg:y="17.101cm">
          <text:p text:style-name="P14"><text:span text:style-name="T6">&lt; &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people.png" draw:style-name="gr4" draw:text-style-name="P10" draw:layer="layout" svg:width="4.515cm" svg:height="4.515cm" svg:x="31.609cm" svg:y="17.036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2.15cm" svg:height="1.845cm" svg:x="32.791cm" svg:y="17.51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1.382cm" svg:x="33.112cm" svg:y="18.13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0.539cm" svg:x="33.112cm" svg:y="19.68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ounded Rectangle" draw:style-name="gr14" draw:text-style-name="P20" draw:layer="layout" svg:width="0.907cm" svg:height="0.556cm" svg:x="35.124cm" svg:y="18.101cm">
          <text:p text:style-name="P24"><text:span text:style-name="T8"/></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lide Number" presentation:style-name="pr11" draw:text-style-name="P11" draw:layer="layout" svg:width="0.748cm" svg:height="1.198cm" svg:x="2.183cm" svg:y="34.819cm" presentation:class="page-number" presentation:user-transformed="true">
          <draw:text-box>
            <text:p/>
          </draw:text-box>
        </draw:frame>
        <anim:par presentation:node-type="timing-root">
          <anim:par smil:begin="id6.begin">
            <anim:transitionFilter smil:dur="2s" smil:type="dissolve"/>
          </anim:par>
          <anim:seq smil:dur="0s" presentation:node-type="main-sequence"/>
        </anim:par>
        <presentation:notes draw:style-name="dp2">
          <draw:page-thumbnail draw:style-name="gr3"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Blank" presentation:presentation-page-layout-name="AL2T1">
        <draw:custom-shape draw:name="Dingbat Check" draw:style-name="gr14" draw:text-style-name="P20" draw:layer="layout" svg:width="3.614cm" svg:height="3.435cm" svg:x="34.736cm" svg:y="17.2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custom-shape draw:name="Dingbat X" draw:style-name="gr12" draw:text-style-name="P19" draw:layer="layout" svg:width="3.211cm" svg:height="3.794cm" svg:x="29.382cm" svg:y="18.751cm">
          <text:p text:style-name="P24"><text:span text:style-name="T8"/></text:p>
          <draw:enhanced-geometry draw:mirror-horizontal="false" draw:mirror-vertical="false" drawooo:sub-view-size="21484 21548" draw:text-areas="0 0 ?f2 ?f3" svg:viewBox="0 0 0 0" draw:type="ooxml-non-primitive" draw:enhanced-path="M 18655 0 C 18494 5 18333 109 18066 314 15478 2289 13027 4381 10727 6600 10587 6735 10434 6862 10258 7020 10102 6832 9974 6685 9856 6533 8908 5315 7971 4091 7009 2882 6625 2399 6178 1951 5769 1483 5573 1260 5327 1254 5044 1314 4759 1375 4593 1540 4590 1770 4583 2129 4349 2291 3989 2389 3741 2232 3498 2079 3221 1904 2922 2176 2660 2427 2382 2665 2135 2876 2125 3090 2231 3371 3179 5877 4394 8283 5880 10593 5956 10712 6024 10835 6094 10951 4046 12991 2019 15012 0 17024 166 17359 297 17644 450 17921 559 18117 570 18299 443 18491 355 18625 277 18763 214 18906 179 18986 139 19096 175 19164 462 19717 876 20186 1406 20550 1668 20457 1862 20370 2068 20319 2305 20259 2506 20384 2432 20567 2271 20967 2606 21165 2838 21403 3027 21596 3335 21593 3548 21414 3624 21350 3679 21268 3745 21195 5406 19353 7068 17510 8732 15669 8850 15538 8982 15417 9151 15248 9312 15457 9442 15618 9566 15782 10552 17091 11622 18348 12799 19538 13137 19880 13363 19913 13764 19639 14071 19429 14340 19181 14638 18942 14977 19118 15325 19299 15670 19479 15874 19336 16024 19228 16179 19123 16407 18969 16586 18817 16625 18532 16663 18245 16848 17980 17238 17893 17537 17826 17736 17646 17893 17435 18144 17098 18337 16737 18424 16377 16705 14528 15014 12708 13308 10873 13494 10665 13612 10530 13734 10397 15805 8137 18039 6000 20413 3968 20703 3719 20983 3471 21190 3153 21585 2544 21600 2565 21129 2026 20955 1827 20762 1776 20487 1772 19961 1764 19720 1486 19806 1064 19825 971 19804 847 19743 773 19597 599 19434 429 19245 289 18978 92 18816 -4 18655 0 Z N">
            <draw:equation draw:name="f0" draw:formula="logwidth/2"/>
            <draw:equation draw:name="f1" draw:formula="logheight/2"/>
            <draw:equation draw:name="f2" draw:formula="logwidth"/>
            <draw:equation draw:name="f3" draw:formula="logheight"/>
          </draw:enhanced-geometry>
        </draw:custom-shape>
        <draw:frame draw:name="Slide Number" presentation:style-name="pr12" draw:text-style-name="P11" draw:layer="layout" svg:width="0.748cm" svg:height="1.198cm" svg:x="2.183cm" svg:y="34.819cm" presentation:class="page-number" presentation:user-transformed="true">
          <draw:text-box>
            <text:p/>
          </draw:text-box>
        </draw:frame>
        <draw:frame draw:name="tool.png" draw:style-name="gr4" draw:text-style-name="P10" draw:layer="layout" svg:width="5.29cm" svg:height="5.29cm" svg:x="31.021cm" svg:y="15.553cm">
          <draw:image xlink:href="Pictures/1000020100000200000002007852D749E8AF8653.png" xlink:type="simple" xlink:show="embed" xlink:actuate="onLoad" loext:mime-type="image/png">
            <text:p/>
          </draw:image>
          <svg:desc>tool.png</svg:desc>
        </draw:frame>
        <presentation:notes draw:style-name="dp2">
          <draw:page-thumbnail draw:style-name="gr3" draw:layer="layout" svg:width="19.798cm" svg:height="11.136cm" svg:x="0.6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Blank" presentation:presentation-page-layout-name="AL2T1">
        <draw:custom-shape draw:name="Dingbat Check" draw:style-name="gr14" draw:text-style-name="P20" draw:layer="layout" svg:width="3.614cm" svg:height="3.435cm" svg:x="26.194cm" svg:y="13.138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custom-shape draw:name="Dingbat X" draw:style-name="gr12" draw:text-style-name="P19" draw:layer="layout" svg:width="3.211cm" svg:height="3.794cm" svg:x="26.396cm" svg:y="21.859cm">
          <text:p text:style-name="P24"><text:span text:style-name="T8"/></text:p>
          <draw:enhanced-geometry draw:mirror-horizontal="false" draw:mirror-vertical="false" drawooo:sub-view-size="21484 21548" draw:text-areas="0 0 ?f2 ?f3" svg:viewBox="0 0 0 0" draw:type="ooxml-non-primitive" draw:enhanced-path="M 18655 0 C 18494 5 18333 109 18066 314 15478 2289 13027 4381 10727 6600 10587 6735 10434 6862 10258 7020 10102 6832 9974 6685 9856 6533 8908 5315 7971 4091 7009 2882 6625 2399 6178 1951 5769 1483 5573 1260 5327 1254 5044 1314 4759 1375 4593 1540 4590 1770 4583 2129 4349 2291 3989 2389 3741 2232 3498 2079 3221 1904 2922 2176 2660 2427 2382 2665 2135 2876 2125 3090 2231 3371 3179 5877 4394 8283 5880 10593 5956 10712 6024 10835 6094 10951 4046 12991 2019 15012 0 17024 166 17359 297 17644 450 17921 559 18117 570 18299 443 18491 355 18625 277 18763 214 18906 179 18986 139 19096 175 19164 462 19717 876 20186 1406 20550 1668 20457 1862 20370 2068 20319 2305 20259 2506 20384 2432 20567 2271 20967 2606 21165 2838 21403 3027 21596 3335 21593 3548 21414 3624 21350 3679 21268 3745 21195 5406 19353 7068 17510 8732 15669 8850 15538 8982 15417 9151 15248 9312 15457 9442 15618 9566 15782 10552 17091 11622 18348 12799 19538 13137 19880 13363 19913 13764 19639 14071 19429 14340 19181 14638 18942 14977 19118 15325 19299 15670 19479 15874 19336 16024 19228 16179 19123 16407 18969 16586 18817 16625 18532 16663 18245 16848 17980 17238 17893 17537 17826 17736 17646 17893 17435 18144 17098 18337 16737 18424 16377 16705 14528 15014 12708 13308 10873 13494 10665 13612 10530 13734 10397 15805 8137 18039 6000 20413 3968 20703 3719 20983 3471 21190 3153 21585 2544 21600 2565 21129 2026 20955 1827 20762 1776 20487 1772 19961 1764 19720 1486 19806 1064 19825 971 19804 847 19743 773 19597 599 19434 429 19245 289 18978 92 18816 -4 18655 0 Z N">
            <draw:equation draw:name="f0" draw:formula="logwidth/2"/>
            <draw:equation draw:name="f1" draw:formula="logheight/2"/>
            <draw:equation draw:name="f2" draw:formula="logwidth"/>
            <draw:equation draw:name="f3" draw:formula="logheight"/>
          </draw:enhanced-geometry>
        </draw:custom-shape>
        <draw:frame draw:name="Slide Number" presentation:style-name="pr13" draw:text-style-name="P11" draw:layer="layout" svg:width="0.748cm" svg:height="1.198cm" svg:x="2.183cm" svg:y="34.819cm" presentation:class="page-number" presentation:user-transformed="true">
          <draw:text-box>
            <text:p/>
          </draw:text-box>
        </draw:frame>
        <draw:frame draw:name="Image" draw:style-name="gr15" draw:text-style-name="P10" draw:layer="layout" svg:width="7.913cm" svg:height="7.828cm" svg:x="29.917cm" svg:y="15.134cm">
          <draw:image xlink:href="Pictures/10000000000000E2000000DF71C52CC45733DC47.jpg" xlink:type="simple" xlink:show="embed" xlink:actuate="onLoad" loext:mime-type="image/jpeg">
            <text:p/>
          </draw:image>
          <svg:desc>Image</svg:desc>
        </draw:frame>
        <presentation:notes draw:style-name="dp2">
          <draw:page-thumbnail draw:style-name="gr3"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Blank" presentation:presentation-page-layout-name="AL2T1">
        <draw:frame draw:name="Image" draw:style-name="gr16" draw:text-style-name="P10" draw:layer="layout" svg:width="5.054cm" svg:height="5cm" svg:x="14.335cm" svg:y="16.55cm">
          <draw:image xlink:href="Pictures/10000000000000E2000000DF71C52CC45733DC47.jpg" xlink:type="simple" xlink:show="embed" xlink:actuate="onLoad" loext:mime-type="image/jpeg">
            <text:p/>
          </draw:image>
          <svg:desc>Image</svg:desc>
        </draw:frame>
        <draw:custom-shape draw:name="Coins" draw:style-name="gr6" draw:text-style-name="P13" draw:layer="layout" svg:width="6.383cm" svg:height="6.402cm" svg:x="51.072cm" svg:y="15.848cm">
          <text:p text:style-name="P24"><text:span text:style-name="T8"/></text:p>
          <draw:enhanced-geometry draw:mirror-horizontal="false" draw:mirror-vertical="false" drawooo:sub-view-size="21600 21600" draw:text-areas="0 0 ?f2 ?f3" svg:viewBox="0 0 0 0"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lt; src &gt;" draw:style-name="gr7" draw:text-style-name="P13" draw:layer="layout" svg:width="4.26cm" svg:height="1.551cm" svg:x="52.134cm" svg:y="16.165cm">
          <text:p text:style-name="P1"><text:span text:style-name="T7">&lt; src &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resentation:style-name="pr14" draw:text-style-name="P11" draw:layer="layout" svg:width="1.18cm" svg:height="1.198cm" svg:x="2.183cm" svg:y="34.819cm" presentation:class="page-number" presentation:user-transformed="true">
          <draw:text-box>
            <text:p/>
          </draw:text-box>
        </draw:frame>
        <draw:custom-shape draw:name="Dingbat Check" draw:style-name="gr14" draw:text-style-name="P20" draw:layer="layout" svg:width="1.335cm" svg:height="1.269cm" svg:x="12.507cm" svg:y="16.81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custom-shape draw:name="Dingbat X" draw:style-name="gr12" draw:text-style-name="P19" draw:layer="layout" svg:width="1.341cm" svg:height="1.585cm" svg:x="12.504cm" svg:y="20.027cm">
          <text:p text:style-name="P24"><text:span text:style-name="T8"/></text:p>
          <draw:enhanced-geometry draw:mirror-horizontal="false" draw:mirror-vertical="false" drawooo:sub-view-size="21484 21548" draw:text-areas="0 0 ?f2 ?f3" svg:viewBox="0 0 0 0" draw:type="ooxml-non-primitive" draw:enhanced-path="M 18655 0 C 18494 5 18333 109 18066 314 15478 2289 13027 4381 10727 6600 10587 6735 10434 6862 10258 7020 10102 6832 9974 6685 9856 6533 8908 5315 7971 4091 7009 2882 6625 2399 6178 1951 5769 1483 5573 1260 5327 1254 5044 1314 4759 1375 4593 1540 4590 1770 4583 2129 4349 2291 3989 2389 3741 2232 3498 2079 3221 1904 2922 2176 2660 2427 2382 2665 2135 2876 2125 3090 2231 3371 3179 5877 4394 8283 5880 10593 5956 10712 6024 10835 6094 10951 4046 12991 2019 15012 0 17024 166 17359 297 17644 450 17921 559 18117 570 18299 443 18491 355 18625 277 18763 214 18906 179 18986 139 19096 175 19164 462 19717 876 20186 1406 20550 1668 20457 1862 20370 2068 20319 2305 20259 2506 20384 2432 20567 2271 20967 2606 21165 2838 21403 3027 21596 3335 21593 3548 21414 3624 21350 3679 21268 3745 21195 5406 19353 7068 17510 8732 15669 8850 15538 8982 15417 9151 15248 9312 15457 9442 15618 9566 15782 10552 17091 11622 18348 12799 19538 13137 19880 13363 19913 13764 19639 14071 19429 14340 19181 14638 18942 14977 19118 15325 19299 15670 19479 15874 19336 16024 19228 16179 19123 16407 18969 16586 18817 16625 18532 16663 18245 16848 17980 17238 17893 17537 17826 17736 17646 17893 17435 18144 17098 18337 16737 18424 16377 16705 14528 15014 12708 13308 10873 13494 10665 13612 10530 13734 10397 15805 8137 18039 6000 20413 3968 20703 3719 20983 3471 21190 3153 21585 2544 21600 2565 21129 2026 20955 1827 20762 1776 20487 1772 19961 1764 19720 1486 19806 1064 19825 971 19804 847 19743 773 19597 599 19434 429 19245 289 18978 92 18816 -4 18655 0 Z N">
            <draw:equation draw:name="f0" draw:formula="logwidth/2"/>
            <draw:equation draw:name="f1" draw:formula="logheight/2"/>
            <draw:equation draw:name="f2" draw:formula="logwidth"/>
            <draw:equation draw:name="f3" draw:formula="logheight"/>
          </draw:enhanced-geometry>
        </draw:custom-shape>
        <draw:line draw:name="Line" draw:style-name="gr17" draw:text-style-name="P13" draw:layer="layout" svg:x1="20.595cm" svg:y1="19.05cm" svg:x2="49.778cm" svg:y2="19.05cm">
          <text:p/>
        </draw:line>
        <presentation:notes draw:style-name="dp2">
          <draw:page-thumbnail draw:style-name="gr3" draw:layer="layout" svg:width="19.798cm" svg:height="11.136cm" svg:x="0.6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Blank" presentation:presentation-page-layout-name="AL2T1">
        <draw:frame draw:name="Image" draw:style-name="gr16" draw:text-style-name="P10" draw:layer="layout" svg:width="5.054cm" svg:height="5cm" svg:x="14.335cm" svg:y="16.55cm">
          <draw:image xlink:href="Pictures/10000000000000E2000000DF71C52CC45733DC47.jpg" xlink:type="simple" xlink:show="embed" xlink:actuate="onLoad" loext:mime-type="image/jpeg">
            <text:p/>
          </draw:image>
          <svg:desc>Image</svg:desc>
        </draw:frame>
        <draw:frame draw:name="Slide Number" presentation:style-name="pr15" draw:text-style-name="P11" draw:layer="layout" svg:width="1.18cm" svg:height="1.198cm" svg:x="2.183cm" svg:y="34.819cm" presentation:class="page-number" presentation:user-transformed="true">
          <draw:text-box>
            <text:p/>
          </draw:text-box>
        </draw:frame>
        <draw:custom-shape draw:name="Dingbat Check" draw:style-name="gr14" draw:text-style-name="P20" draw:layer="layout" svg:width="1.335cm" svg:height="1.269cm" svg:x="12.348cm" svg:y="16.648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custom-shape draw:name="Dingbat X" draw:style-name="gr12" draw:text-style-name="P19" draw:layer="layout" svg:width="1.341cm" svg:height="1.585cm" svg:x="12.346cm" svg:y="19.866cm">
          <text:p text:style-name="P24"><text:span text:style-name="T8"/></text:p>
          <draw:enhanced-geometry draw:mirror-horizontal="false" draw:mirror-vertical="false" drawooo:sub-view-size="21484 21548" draw:text-areas="0 0 ?f2 ?f3" svg:viewBox="0 0 0 0" draw:type="ooxml-non-primitive" draw:enhanced-path="M 18655 0 C 18494 5 18333 109 18066 314 15478 2289 13027 4381 10727 6600 10587 6735 10434 6862 10258 7020 10102 6832 9974 6685 9856 6533 8908 5315 7971 4091 7009 2882 6625 2399 6178 1951 5769 1483 5573 1260 5327 1254 5044 1314 4759 1375 4593 1540 4590 1770 4583 2129 4349 2291 3989 2389 3741 2232 3498 2079 3221 1904 2922 2176 2660 2427 2382 2665 2135 2876 2125 3090 2231 3371 3179 5877 4394 8283 5880 10593 5956 10712 6024 10835 6094 10951 4046 12991 2019 15012 0 17024 166 17359 297 17644 450 17921 559 18117 570 18299 443 18491 355 18625 277 18763 214 18906 179 18986 139 19096 175 19164 462 19717 876 20186 1406 20550 1668 20457 1862 20370 2068 20319 2305 20259 2506 20384 2432 20567 2271 20967 2606 21165 2838 21403 3027 21596 3335 21593 3548 21414 3624 21350 3679 21268 3745 21195 5406 19353 7068 17510 8732 15669 8850 15538 8982 15417 9151 15248 9312 15457 9442 15618 9566 15782 10552 17091 11622 18348 12799 19538 13137 19880 13363 19913 13764 19639 14071 19429 14340 19181 14638 18942 14977 19118 15325 19299 15670 19479 15874 19336 16024 19228 16179 19123 16407 18969 16586 18817 16625 18532 16663 18245 16848 17980 17238 17893 17537 17826 17736 17646 17893 17435 18144 17098 18337 16737 18424 16377 16705 14528 15014 12708 13308 10873 13494 10665 13612 10530 13734 10397 15805 8137 18039 6000 20413 3968 20703 3719 20983 3471 21190 3153 21585 2544 21600 2565 21129 2026 20955 1827 20762 1776 20487 1772 19961 1764 19720 1486 19806 1064 19825 971 19804 847 19743 773 19597 599 19434 429 19245 289 18978 92 18816 -4 18655 0 Z N">
            <draw:equation draw:name="f0" draw:formula="logwidth/2"/>
            <draw:equation draw:name="f1" draw:formula="logheight/2"/>
            <draw:equation draw:name="f2" draw:formula="logwidth"/>
            <draw:equation draw:name="f3" draw:formula="logheight"/>
          </draw:enhanced-geometry>
        </draw:custom-shape>
        <draw:line draw:name="Line" draw:style-name="gr17" draw:text-style-name="P13" draw:layer="layout" svg:x1="21.004cm" svg:y1="19.05cm" svg:x2="41.198cm" svg:y2="19.05cm">
          <text:p/>
        </draw:line>
        <draw:frame draw:name="Image" draw:style-name="gr4" draw:text-style-name="P10" draw:layer="layout" svg:width="5.6cm" svg:height="5.6cm" svg:x="42.333cm" svg:y="16.249cm">
          <draw:image xlink:href="Pictures/100002010000020000000200D4C2494A897BE549.tif" xlink:type="simple" xlink:show="embed" xlink:actuate="onLoad" loext:mime-type="image/tiff">
            <text:p/>
          </draw:image>
          <svg:desc>Image</svg:desc>
        </draw:frame>
        <presentation:notes draw:style-name="dp2">
          <draw:page-thumbnail draw:style-name="gr3"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3" draw:master-page-name="Blank" presentation:presentation-page-layout-name="AL2T1" xml:id="id7" draw:id="id7">
        <draw:frame draw:name="Slide Number" presentation:style-name="pr16" draw:text-style-name="P11" draw:layer="layout" svg:width="1.18cm" svg:height="1.198cm" svg:x="2.183cm" svg:y="34.819cm" presentation:class="page-number" presentation:user-transformed="true">
          <draw:text-box>
            <text:p/>
          </draw:text-box>
        </draw:frame>
        <draw:custom-shape draw:name="Cloud" draw:style-name="gr6" draw:text-style-name="P13" draw:layer="layout" svg:width="9.306cm" svg:height="5.608cm" svg:x="29.213cm" svg:y="16.246cm">
          <text:p text:style-name="P24"><text:span text:style-name="T8"/></text:p>
          <draw:enhanced-geometry draw:mirror-horizontal="false" draw:mirror-vertical="false" drawooo:sub-view-size="21600 21600" draw:text-areas="0 0 ?f2 ?f3" svg:viewBox="0 0 0 0" draw:type="ooxml-non-primitive" draw:enhanced-path="M 10603 0 C 7967 0 5720 2939 4858 7062 4628 6992 4391 6953 4150 6953 1857 6953 0 10233 0 14278 0 18323 1857 21600 4150 21600 4193 21600 4237 21597 4280 21594 L 10532 21597 C 10555 21598 10579 21600 10603 21600 10626 21600 10648 21598 10672 21597 L 18141 21600 C 20051 21600 21600 18868 21600 15496 21600 12124 20051 9389 18141 9389 17627 9389 17139 9589 16701 9943 16453 4379 13819 0 10603 0 Z N">
            <draw:equation draw:name="f0" draw:formula="logwidth/2"/>
            <draw:equation draw:name="f1" draw:formula="logheight/2"/>
            <draw:equation draw:name="f2" draw:formula="logwidth"/>
            <draw:equation draw:name="f3" draw:formula="logheight"/>
          </draw:enhanced-geometry>
        </draw:custom-shape>
        <draw:frame draw:name="Image" draw:style-name="gr4" draw:text-style-name="P10" draw:layer="layout" svg:width="2.312cm" svg:height="2.281cm" svg:x="31.101cm" svg:y="18.576cm">
          <draw:image xlink:href="Pictures/10000000000000E2000000DFA67A30804D1B6B55.tif" xlink:type="simple" xlink:show="embed" xlink:actuate="onLoad" loext:mime-type="image/tiff">
            <text:p/>
          </draw:image>
          <svg:desc>Image</svg:desc>
        </draw:frame>
        <draw:frame draw:name="Image" draw:style-name="gr4" draw:text-style-name="P10" draw:layer="layout" svg:width="2.312cm" svg:height="2.312cm" svg:x="33.698cm" svg:y="18.561cm">
          <draw:image xlink:href="Pictures/100002010000020000000200D4C2494A897BE549.tif" xlink:type="simple" xlink:show="embed" xlink:actuate="onLoad" loext:mime-type="image/tiff">
            <text:p/>
          </draw:image>
          <svg:desc>Image</svg:desc>
        </draw:frame>
        <anim:par presentation:node-type="timing-root">
          <anim:par smil:begin="id7.begin">
            <anim:transitionFilter smil:dur="2s" smil:type="dissolve"/>
          </anim:par>
          <anim:seq smil:dur="0s" presentation:node-type="main-sequence"/>
        </anim:par>
        <presentation:notes draw:style-name="dp2">
          <draw:page-thumbnail draw:style-name="gr3" draw:layer="layout" svg:width="19.798cm" svg:height="11.136cm" svg:x="0.6cm" svg:y="2.257cm" draw:page-number="12" presentation:class="page"/>
          <draw:frame presentation:style-name="pr6" draw:text-style-name="P9" draw:layer="layout" svg:width="16.799cm" svg:height="13.364cm" svg:x="2.1cm" svg:y="14.107cm" presentation:class="notes" presentation:placeholder="true">
            <draw:text-box/>
          </draw:frame>
        </presentation:notes>
      </draw:page>
      <draw:page draw:name="page13" draw:style-name="dp3" draw:master-page-name="Blank" presentation:presentation-page-layout-name="AL2T1" xml:id="id8" draw:id="id8">
        <draw:frame draw:name="Image" draw:style-name="gr15" draw:text-style-name="P10" xml:id="id18" draw:id="id18" draw:layer="layout" svg:width="7.913cm" svg:height="7.828cm" svg:x="29.909cm" svg:y="28.629cm">
          <draw:image xlink:href="Pictures/10000000000000E2000000DF71C52CC45733DC47.jpg" xlink:type="simple" xlink:show="embed" xlink:actuate="onLoad" loext:mime-type="image/jpeg">
            <text:p/>
          </draw:image>
          <svg:desc>Image</svg:desc>
        </draw:frame>
        <draw:g draw:name="Group">
          <draw:frame draw:name="people.png" draw:style-name="gr4" draw:text-style-name="P10" draw:layer="layout" svg:width="4.515cm" svg:height="4.515cm" svg:x="58.978cm" svg:y="3.606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1.354cm" svg:height="1.122cm" svg:x="60.558cm" svg:y="2.8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9" draw:id="id9">
          <draw:custom-shape draw:name="Notebook" draw:style-name="gr5" draw:text-style-name="P12" draw:layer="layout" svg:width="6.208cm" svg:height="3.477cm" svg:x="48.866cm" svg:y="3cm">
            <text:p text:style-name="P24"><text:span text:style-name="T8"/></text:p>
            <draw:enhanced-geometry draw:mirror-horizontal="false" draw:mirror-vertical="false" drawooo:sub-view-size="21600 21599" draw:text-areas="0 0 ?f2 ?f3" svg:viewBox="0 0 0 0" draw:type="ooxml-non-primitive" draw:enhanced-path="M 1952 0 C 1421 0 1439 771 1439 1718 L 1439 19328 0 19328 C 0 19328 0 19890 0 20529 0 21600 190 21599 896 21599 L 10332 21599 11268 21599 20704 21599 C 21367 21599 21600 21600 21600 20529 21600 19890 21600 19328 21600 19328 L 20161 19328 20161 1718 C 20161 771 20196 0 19665 0 L 1952 0 Z M 2475 1849 L 19125 1849 19125 19328 11268 19328 10332 19328 2475 19328 2475 1849 Z N">
              <draw:equation draw:name="f0" draw:formula="logwidth/2"/>
              <draw:equation draw:name="f1" draw:formula="logheight/2"/>
              <draw:equation draw:name="f2" draw:formula="logwidth"/>
              <draw:equation draw:name="f3" draw:formula="logheight"/>
            </draw:enhanced-geometry>
          </draw:custom-shape>
          <draw:g draw:name="Group">
            <draw:frame draw:name="people.png" draw:style-name="gr4" draw:text-style-name="P10" draw:layer="layout" svg:width="4.515cm" svg:height="4.515cm" svg:x="49.712cm" svg:y="3.476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2.15cm" svg:height="1.845cm" svg:x="50.895cm" svg:y="3.95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1.382cm" svg:x="51.216cm" svg:y="4.57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0.539cm" svg:x="51.216cm" svg:y="6.12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draw:style-name="gr18" draw:text-style-name="P12" draw:layer="layout" svg:width="1.354cm" svg:height="1.122cm" svg:x="51.293cm" svg:y="3.67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eople.png" draw:style-name="gr4" draw:text-style-name="P10" draw:layer="layout" svg:width="4.515cm" svg:height="4.515cm" svg:x="3.314cm" svg:y="3.238cm">
          <draw:image xlink:href="Pictures/10000201000000800000008095B4226E5CD412CB.png" xlink:type="simple" xlink:show="embed" xlink:actuate="onLoad" loext:mime-type="image/png">
            <text:p/>
          </draw:image>
          <svg:desc>people.png</svg:desc>
        </draw:frame>
        <draw:g draw:name="Group" xml:id="id10" draw:id="id10">
          <draw:custom-shape draw:name="Notebook" draw:style-name="gr5" draw:text-style-name="P12" draw:layer="layout" svg:width="6.208cm" svg:height="3.477cm" svg:x="12.73cm" svg:y="3cm">
            <text:p text:style-name="P24"><text:span text:style-name="T8"/></text:p>
            <draw:enhanced-geometry draw:mirror-horizontal="false" draw:mirror-vertical="false" drawooo:sub-view-size="21600 21599" draw:text-areas="0 0 ?f2 ?f3" svg:viewBox="0 0 0 0" draw:type="ooxml-non-primitive" draw:enhanced-path="M 1952 0 C 1421 0 1439 771 1439 1718 L 1439 19328 0 19328 C 0 19328 0 19890 0 20529 0 21600 190 21599 896 21599 L 10332 21599 11268 21599 20704 21599 C 21367 21599 21600 21600 21600 20529 21600 19890 21600 19328 21600 19328 L 20161 19328 20161 1718 C 20161 771 20196 0 19665 0 L 1952 0 Z M 2475 1849 L 19125 1849 19125 19328 11268 19328 10332 19328 2475 19328 2475 1849 Z N">
              <draw:equation draw:name="f0" draw:formula="logwidth/2"/>
              <draw:equation draw:name="f1" draw:formula="logheight/2"/>
              <draw:equation draw:name="f2" draw:formula="logwidth"/>
              <draw:equation draw:name="f3" draw:formula="logheight"/>
            </draw:enhanced-geometry>
          </draw:custom-shape>
          <draw:g draw:name="Group">
            <draw:frame draw:name="people.png" draw:style-name="gr4" draw:text-style-name="P10" draw:layer="layout" svg:width="4.515cm" svg:height="4.515cm" svg:x="13.577cm" svg:y="3.476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2.15cm" svg:height="1.845cm" svg:x="14.759cm" svg:y="3.95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1.382cm" svg:x="15.08cm" svg:y="4.57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1.507cm" svg:height="0.539cm" svg:x="15.08cm" svg:y="6.12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Cloud" draw:style-name="gr6" draw:text-style-name="P13" xml:id="id13" draw:id="id13" draw:layer="layout" svg:width="9.555cm" svg:height="5.758cm" svg:x="29.089cm" svg:y="15.679cm">
          <text:p text:style-name="P24"><text:span text:style-name="T8"/></text:p>
          <draw:enhanced-geometry draw:mirror-horizontal="false" draw:mirror-vertical="false" drawooo:sub-view-size="21600 21600" draw:text-areas="0 0 ?f2 ?f3" svg:viewBox="0 0 0 0" draw:type="ooxml-non-primitive" draw:enhanced-path="M 10603 0 C 7967 0 5720 2939 4858 7062 4628 6992 4391 6953 4150 6953 1857 6953 0 10233 0 14278 0 18323 1857 21600 4150 21600 4193 21600 4237 21597 4279 21594 L 10532 21597 C 10555 21598 10579 21600 10603 21600 10626 21600 10648 21598 10672 21597 L 18141 21600 C 20051 21600 21600 18868 21600 15496 21600 12124 20051 9389 18141 9389 17627 9389 17139 9589 16701 9943 16453 4379 13819 0 10603 0 Z N">
            <draw:equation draw:name="f0" draw:formula="logwidth/2"/>
            <draw:equation draw:name="f1" draw:formula="logheight/2"/>
            <draw:equation draw:name="f2" draw:formula="logwidth"/>
            <draw:equation draw:name="f3" draw:formula="logheight"/>
          </draw:enhanced-geometry>
        </draw:custom-shape>
        <draw:line draw:name="Line" draw:style-name="gr19" draw:text-style-name="P13" xml:id="id15" draw:id="id15" draw:layer="layout" svg:x1="18.218cm" svg:y1="7.56cm" svg:x2="30.065cm" svg:y2="16.93cm">
          <text:p text:style-name="P24"><text:span text:style-name="T8"/></text:p>
        </draw:line>
        <draw:line draw:name="Line" draw:style-name="gr19" draw:text-style-name="P13" xml:id="id16" draw:id="id16" draw:layer="layout" svg:x1="49.374cm" svg:y1="7.561cm" svg:x2="37.547cm" svg:y2="16.93cm">
          <text:p text:style-name="P24"><text:span text:style-name="T8"/></text:p>
        </draw:line>
        <draw:frame draw:name="7f64ababa0a18b7a549de081ebfb7084.png" draw:style-name="gr4" draw:text-style-name="P10" xml:id="id11" draw:id="id11" draw:layer="layout" svg:width="2.751cm" svg:height="2.751cm" svg:x="46.574cm" svg:y="1.223cm">
          <draw:image xlink:href="Pictures/10000201000003D4000003D48BEF666E9014D529.png" xlink:type="simple" xlink:show="embed" xlink:actuate="onLoad" loext:mime-type="image/png">
            <text:p/>
          </draw:image>
          <svg:desc>7f64ababa0a18b7a549de081ebfb7084.png</svg:desc>
        </draw:frame>
        <draw:frame draw:name="7f64ababa0a18b7a549de081ebfb7084.png" draw:style-name="gr13" draw:text-style-name="P10" xml:id="id12" draw:id="id12" draw:layer="layout" svg:width="2.751cm" svg:height="2.751cm" svg:x="18.344cm" svg:y="1.223cm">
          <draw:image xlink:href="Pictures/10000201000003D4000003D48BEF666E9014D529.png" xlink:type="simple" xlink:show="embed" xlink:actuate="onLoad" loext:mime-type="image/png">
            <text:p/>
          </draw:image>
          <svg:desc>7f64ababa0a18b7a549de081ebfb7084.png</svg:desc>
        </draw:frame>
        <draw:line draw:name="Line" draw:style-name="gr17" draw:text-style-name="P13" xml:id="id17" draw:id="id17" draw:layer="layout" svg:x1="33.866cm" svg:y1="22.163cm" svg:x2="33.866cm" svg:y2="27.154cm">
          <text:p text:style-name="P24"><text:span text:style-name="T8"/></text:p>
        </draw:line>
        <draw:frame draw:name="Slide Number" presentation:style-name="pr17" draw:text-style-name="P11" draw:layer="layout" svg:width="1.18cm" svg:height="1.198cm" svg:x="2.183cm" svg:y="34.819cm" presentation:class="page-number" presentation:user-transformed="true">
          <draw:text-box>
            <text:p/>
          </draw:text-box>
        </draw:frame>
        <draw:custom-shape draw:name="Dingbat Check" draw:style-name="gr14" draw:text-style-name="P20" xml:id="id20" draw:id="id20" draw:layer="layout" svg:width="3.614cm" svg:height="3.435cm" svg:x="36.261cm" svg:y="26.75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custom-shape draw:name="Dingbat X" draw:style-name="gr12" draw:text-style-name="P19" xml:id="id19" draw:id="id19" draw:layer="layout" svg:width="3.211cm" svg:height="3.794cm" svg:x="28.768cm" svg:y="26.573cm">
          <text:p text:style-name="P24"><text:span text:style-name="T8"/></text:p>
          <draw:enhanced-geometry draw:mirror-horizontal="false" draw:mirror-vertical="false" drawooo:sub-view-size="21484 21548" draw:text-areas="0 0 ?f2 ?f3" svg:viewBox="0 0 0 0" draw:type="ooxml-non-primitive" draw:enhanced-path="M 18655 0 C 18494 5 18333 109 18066 314 15478 2289 13027 4381 10727 6600 10587 6735 10434 6862 10258 7020 10102 6832 9974 6685 9856 6533 8908 5315 7971 4091 7009 2882 6625 2399 6178 1951 5769 1483 5573 1260 5327 1254 5044 1314 4759 1375 4593 1540 4590 1770 4583 2129 4349 2291 3989 2389 3741 2232 3498 2079 3221 1904 2922 2176 2660 2427 2382 2665 2135 2876 2125 3090 2231 3371 3179 5877 4394 8283 5880 10593 5956 10712 6024 10835 6094 10951 4046 12991 2019 15012 0 17024 166 17359 297 17644 450 17921 559 18117 570 18299 443 18491 355 18625 277 18763 214 18906 179 18986 139 19096 175 19164 462 19717 876 20186 1406 20550 1668 20457 1862 20370 2068 20319 2305 20259 2506 20384 2432 20567 2271 20967 2606 21165 2838 21403 3027 21596 3335 21593 3548 21414 3624 21350 3679 21268 3745 21195 5406 19353 7068 17510 8732 15669 8850 15538 8982 15417 9151 15248 9312 15457 9442 15618 9566 15782 10552 17091 11622 18348 12799 19538 13137 19880 13363 19913 13764 19639 14071 19429 14340 19181 14638 18942 14977 19118 15325 19299 15670 19479 15874 19336 16024 19228 16179 19123 16407 18969 16586 18817 16625 18532 16663 18245 16848 17980 17238 17893 17537 17826 17736 17646 17893 17435 18144 17098 18337 16737 18424 16377 16705 14528 15014 12708 13308 10873 13494 10665 13612 10530 13734 10397 15805 8137 18039 6000 20413 3968 20703 3719 20983 3471 21190 3153 21585 2544 21600 2565 21129 2026 20955 1827 20762 1776 20487 1772 19961 1764 19720 1486 19806 1064 19825 971 19804 847 19743 773 19597 599 19434 429 19245 289 18978 92 18816 -4 18655 0 Z N">
            <draw:equation draw:name="f0" draw:formula="logwidth/2"/>
            <draw:equation draw:name="f1" draw:formula="logheight/2"/>
            <draw:equation draw:name="f2" draw:formula="logwidth"/>
            <draw:equation draw:name="f3" draw:formula="logheight"/>
          </draw:enhanced-geometry>
        </draw:custom-shape>
        <draw:frame draw:name="Image" draw:style-name="gr4" draw:text-style-name="P10" xml:id="id14" draw:id="id14" draw:layer="layout" svg:width="3.277cm" svg:height="3.277cm" svg:x="32.228cm" svg:y="17.411cm">
          <draw:image xlink:href="Pictures/100002010000020000000200D4C2494A897BE549.tif" xlink:type="simple" xlink:show="embed" xlink:actuate="onLoad" loext:mime-type="image/tiff">
            <text:p/>
          </draw:image>
          <svg:desc>Image</svg:desc>
        </draw:frame>
        <anim:par smil:dur="indefinite" smil:fill="hold" smil:restart="never" presentation:node-type="timing-root">
          <anim:par smil:begin="id8.begin">
            <anim:transitionFilter smil:dur="2s" smil:type="dissolve"/>
          </anim:par>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9">
                  <anim:set smil:fill="hold" smil:attributeName="visibility" smil:to="visible"/>
                </anim:iterate>
              </anim:par>
              <anim:par smil:begin="0s" smil:fill="hold">
                <anim:iterate smil:begin="0s" smil:fill="hold" presentation:node-type="after-previous" presentation:preset-class="entrance" presentation:preset-id="ooo-entrance-appear" smil:targetElement="id10">
                  <anim:set smil:fill="hold" smil:attributeName="visibility" smil:to="visible"/>
                </anim:iterate>
              </anim:par>
              <anim:par smil:begin="0s" smil:fill="hold">
                <anim:iterate smil:begin="0s" smil:fill="hold" presentation:node-type="after-previous" presentation:preset-class="entrance" presentation:preset-id="ooo-entrance-appear" smil:targetElement="id11">
                  <anim:set smil:fill="hold" smil:attributeName="visibility" smil:to="visible"/>
                </anim:iterate>
              </anim:par>
              <anim:par smil:begin="0s" smil:fill="hold">
                <anim:iterate smil:begin="0s" smil:fill="hold" presentation:node-type="after-previous" presentation:preset-class="entrance" presentation:preset-id="ooo-entrance-appear" smil:targetElement="id12">
                  <anim:set smil:fill="hold" smil:attributeName="visibility" smil:to="visible"/>
                </anim:iterate>
              </anim:par>
              <anim:par smil:begin="0s" smil:fill="hold">
                <anim:par smil:begin="0.5s" smil:fill="hold" smil:accelerate="0.5" smil:decelerate="0.5" presentation:node-type="after-previous" presentation:preset-class="emphasis" presentation:preset-id="ooo-emphasis-spin">
                  <anim:animateTransform smil:dur="1s" smil:fill="hold" smil:targetElement="id11" smil:by="359" smil:attributeName="transform" svg:type="rotate"/>
                </anim:par>
              </anim:par>
              <anim:par smil:begin="0s" smil:fill="hold">
                <anim:par smil:begin="0s" smil:fill="hold" smil:accelerate="0.5" smil:decelerate="0.5" presentation:node-type="with-previous" presentation:preset-class="emphasis" presentation:preset-id="ooo-emphasis-spin">
                  <anim:animateTransform smil:dur="1s" smil:fill="hold" smil:targetElement="id12" smil:by="-359" smil:attributeName="transform" svg:type="rotate"/>
                </anim:par>
              </anim:par>
            </anim:par>
            <anim:par smil:begin="next" smil:fill="hold">
              <anim:par smil:begin="0s" smil:fill="hold">
                <anim:iterate smil:begin="0s" smil:fill="hold" presentation:node-type="on-click" presentation:preset-class="entrance" presentation:preset-id="ooo-entrance-appear" smil:targetElement="id13">
                  <anim:set smil:fill="hold" smil:attributeName="visibility" smil:to="visible"/>
                </anim:iterate>
              </anim:par>
              <anim:par smil:begin="0s" smil:fill="hold">
                <anim:iterate smil:begin="0s" smil:fill="hold" presentation:node-type="after-previous" presentation:preset-class="entrance" presentation:preset-id="ooo-entrance-appear" smil:targetElement="id14">
                  <anim:set smil:fill="hold" smil:attributeName="visibility" smil:to="visible"/>
                </anim:iterate>
              </anim:par>
              <anim:par smil:begin="0s" smil:fill="hold">
                <anim:iterate smil:begin="1s" smil:fill="hold" presentation:node-type="after-previous" presentation:preset-class="entrance" presentation:preset-id="ooo-entrance-appear" smil:targetElement="id15">
                  <anim:set smil:fill="hold" smil:attributeName="visibility" smil:to="visible"/>
                </anim:iterate>
              </anim:par>
              <anim:par smil:begin="0s" smil:fill="hold">
                <anim:par smil:begin="0s" smil:fill="hold" smil:accelerate="0.5" smil:decelerate="0.5" presentation:node-type="after-previous" presentation:preset-class="motion-path" presentation:preset-id="">
                  <anim:animateMotion smil:dur="1s" smil:fill="hold" smil:targetElement="id15" svg:path="M 0.000000 0.000000 L 0.024765 0.033603"/>
                </anim:par>
              </anim:par>
              <anim:par smil:begin="1s" smil:fill="hold">
                <anim:iterate smil:begin="0s" smil:fill="hold" presentation:node-type="after-previous" presentation:preset-class="exit" presentation:preset-id="ooo-exit-disappear" smil:targetElement="id15">
                  <anim:set smil:begin="0s" smil:fill="hold" smil:attributeName="visibility" smil:to="hidden"/>
                </anim:iterate>
              </anim:par>
              <anim:par smil:begin="1s" smil:fill="hold">
                <anim:iterate smil:begin="0s" smil:fill="hold" presentation:node-type="after-previous" presentation:preset-class="entrance" presentation:preset-id="ooo-entrance-appear" smil:targetElement="id16">
                  <anim:set smil:fill="hold" smil:attributeName="visibility" smil:to="visible"/>
                </anim:iterate>
              </anim:par>
              <anim:par smil:begin="0s" smil:fill="hold">
                <anim:par smil:begin="0s" smil:fill="hold" smil:accelerate="0.5" smil:decelerate="0.5" presentation:node-type="after-previous" presentation:preset-class="motion-path" presentation:preset-id="">
                  <anim:animateMotion smil:dur="1s" smil:fill="hold" smil:targetElement="id16" svg:path="M 0.000000 0.000000 L -0.025354 0.035935"/>
                </anim:par>
              </anim:par>
              <anim:par smil:begin="1s" smil:fill="hold">
                <anim:iterate smil:begin="0s" smil:fill="hold" presentation:node-type="after-previous" presentation:preset-class="exit" presentation:preset-id="ooo-exit-disappear" smil:targetElement="id16">
                  <anim:set smil:begin="0s" smil:fill="hold" smil:attributeName="visibility" smil:to="hidden"/>
                </anim:iterate>
              </anim:par>
            </anim:par>
            <anim:par smil:begin="next" smil:fill="hold">
              <anim:par smil:begin="0s" smil:fill="hold">
                <anim:iterate smil:begin="0s" smil:fill="hold" presentation:node-type="on-click" presentation:preset-class="entrance" presentation:preset-id="ooo-entrance-appear" smil:targetElement="id17">
                  <anim:set smil:fill="hold" smil:attributeName="visibility" smil:to="visible"/>
                </anim:iterate>
              </anim:par>
              <anim:par smil:begin="0s" smil:fill="hold">
                <anim:iterate smil:begin="0s" smil:fill="hold" presentation:node-type="after-previous" presentation:preset-class="entrance" presentation:preset-id="ooo-entrance-appear" smil:targetElement="id18">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19">
                  <anim:set smil:fill="hold" smil:attributeName="visibility" smil:to="visible"/>
                </anim:iterate>
              </anim:par>
            </anim:par>
            <anim:par smil:begin="next" smil:fill="hold">
              <anim:par smil:begin="0s" smil:fill="hold">
                <anim:iterate smil:begin="0s" smil:fill="hold" presentation:node-type="on-click" presentation:preset-class="exit" presentation:preset-id="ooo-exit-disappear" smil:targetElement="id19">
                  <anim:set smil:begin="0s" smil:fill="hold" smil:attributeName="visibility" smil:to="hidden"/>
                </anim:iterate>
              </anim:par>
              <anim:par smil:begin="0s" smil:fill="hold">
                <anim:iterate smil:begin="0s" smil:fill="hold" presentation:node-type="after-previous" presentation:preset-class="entrance" presentation:preset-id="ooo-entrance-appear" smil:targetElement="id20">
                  <anim:set smil:fill="hold" smil:attributeName="visibility" smil:to="visible"/>
                </anim:iterate>
              </anim:par>
            </anim:par>
          </anim:seq>
        </anim:par>
        <presentation:notes draw:style-name="dp2">
          <draw:page-thumbnail draw:style-name="gr3"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3" draw:master-page-name="Blank" presentation:presentation-page-layout-name="AL2T1" xml:id="id21" draw:id="id21">
        <draw:frame draw:name="Image" draw:style-name="gr15" draw:text-style-name="P10" draw:layer="layout" svg:width="7.913cm" svg:height="7.828cm" svg:x="29.909cm" svg:y="6.1cm">
          <draw:image xlink:href="Pictures/10000000000000E2000000DF71C52CC45733DC47.jpg" xlink:type="simple" xlink:show="embed" xlink:actuate="onLoad" loext:mime-type="image/jpeg">
            <text:p/>
          </draw:image>
          <svg:desc>Image</svg:desc>
        </draw:frame>
        <draw:frame draw:name="Slide Number" presentation:style-name="pr18" draw:text-style-name="P11" draw:layer="layout" svg:width="1.18cm" svg:height="1.198cm" svg:x="2.183cm" svg:y="34.819cm" presentation:class="page-number" presentation:user-transformed="true">
          <draw:text-box>
            <text:p/>
          </draw:text-box>
        </draw:frame>
        <draw:g draw:name="Group">
          <draw:line draw:name="Line" draw:style-name="gr20" draw:text-style-name="P13" draw:layer="layout" svg:x1="20.172cm" svg:y1="23.344cm" svg:x2="47.568cm" svg:y2="23.344cm">
            <text:p/>
          </draw:line>
          <draw:custom-shape draw:name="Circle" draw:style-name="gr5" draw:text-style-name="P12" draw:layer="layout" svg:width="1.527cm" svg:height="1.517cm" svg:x="19.277cm" svg:y="22.58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1.527cm" svg:height="1.517cm" svg:x="46.928cm" svg:y="22.58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23" draw:id="id23">
          <draw:custom-shape draw:name="Circle" draw:style-name="gr21" draw:text-style-name="P20" draw:layer="layout" svg:width="2.302cm" svg:height="2.287cm" svg:x="25.611cm" svg:y="22.28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26.211cm" svg:y="22.908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25" draw:id="id25">
          <draw:custom-shape draw:name="Circle" draw:style-name="gr21" draw:text-style-name="P20" draw:layer="layout" svg:width="2.302cm" svg:height="2.287cm" svg:x="32.719cm" svg:y="22.28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33.319cm" svg:y="22.908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27" draw:id="id27">
          <draw:custom-shape draw:name="Circle" draw:style-name="gr21" draw:text-style-name="P20" draw:layer="layout" svg:width="2.302cm" svg:height="2.287cm" svg:x="39.823cm" svg:y="22.28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40.423cm" svg:y="22.908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custom-shape draw:name="Build" draw:style-name="gr7" draw:text-style-name="P13" xml:id="id22" draw:id="id22" draw:layer="layout" svg:width="2.935cm" svg:height="1.551cm" svg:x="25.294cm" svg:y="20.127cm">
          <text:p text:style-name="P1"><text:span text:style-name="T7">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st" draw:style-name="gr7" draw:text-style-name="P13" xml:id="id24" draw:id="id24" draw:layer="layout" svg:width="2.364cm" svg:height="1.551cm" svg:x="32.685cm" svg:y="20.127cm">
          <text:p text:style-name="P1"><text:span text:style-name="T7">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ublish" draw:style-name="gr7" draw:text-style-name="P13" xml:id="id26" draw:id="id26" draw:layer="layout" svg:width="4.044cm" svg:height="1.551cm" svg:x="38.952cm" svg:y="20.127cm">
          <text:p text:style-name="P1"><text:span text:style-name="T7">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fill="hold" smil:restart="never" presentation:node-type="timing-root">
          <anim:par smil:begin="id21.begin">
            <anim:transitionFilter smil:dur="2s" smil:type="dissolve"/>
          </anim:par>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22">
                  <anim:set smil:fill="hold" smil:attributeName="visibility" smil:to="visible"/>
                </anim:iterate>
              </anim:par>
              <anim:par smil:begin="0s" smil:fill="hold">
                <anim:iterate smil:begin="0s" smil:fill="hold" presentation:node-type="after-previous" presentation:preset-class="entrance" presentation:preset-id="ooo-entrance-appear" smil:targetElement="id23">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4">
                  <anim:set smil:fill="hold" smil:attributeName="visibility" smil:to="visible"/>
                </anim:iterate>
              </anim:par>
              <anim:par smil:begin="0s" smil:fill="hold">
                <anim:iterate smil:begin="0s" smil:fill="hold" presentation:node-type="after-previous" presentation:preset-class="entrance" presentation:preset-id="ooo-entrance-appear" smil:targetElement="id25">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26">
                  <anim:set smil:fill="hold" smil:attributeName="visibility" smil:to="visible"/>
                </anim:iterate>
              </anim:par>
              <anim:par smil:begin="0s" smil:fill="hold">
                <anim:iterate smil:begin="0s" smil:fill="hold" presentation:node-type="after-previous" presentation:preset-class="entrance" presentation:preset-id="ooo-entrance-appear" smil:targetElement="id27">
                  <anim:set smil:fill="hold" smil:attributeName="visibility" smil:to="visible"/>
                </anim:iterate>
              </anim:par>
            </anim:par>
          </anim:seq>
        </anim:par>
        <presentation:notes draw:style-name="dp2">
          <draw:page-thumbnail draw:style-name="gr3" draw:layer="layout" svg:width="19.798cm" svg:height="11.136cm" svg:x="0.6cm" svg:y="2.257cm" draw:page-number="14" presentation:class="page"/>
          <draw:frame presentation:style-name="pr6" draw:text-style-name="P9" draw:layer="layout" svg:width="16.799cm" svg:height="13.364cm" svg:x="2.1cm" svg:y="14.107cm" presentation:class="notes" presentation:placeholder="true">
            <draw:text-box/>
          </draw:frame>
        </presentation:notes>
      </draw:page>
      <draw:page draw:name="page15" draw:style-name="dp3" draw:master-page-name="Blank" presentation:presentation-page-layout-name="AL2T1" xml:id="id28" draw:id="id28">
        <office:forms form:automatic-focus="false" form:apply-design-mode="false"/>
        <draw:line draw:name="Line" draw:style-name="gr20" draw:text-style-name="P13" xml:id="id35" draw:id="id35" draw:layer="layout" svg:x1="16.959cm" svg:y1="28.53cm" svg:x2="19.598cm" svg:y2="25.385cm">
          <text:p text:style-name="P24"><text:span text:style-name="T8"/></text:p>
        </draw:line>
        <draw:line draw:name="Line" draw:style-name="gr20" draw:text-style-name="P13" xml:id="id49" draw:id="id49" draw:layer="layout" svg:x1="20.329cm" svg:y1="20.636cm" svg:x2="20.329cm" svg:y2="17.463cm">
          <text:p text:style-name="P24"><text:span text:style-name="T8"/></text:p>
        </draw:line>
        <draw:line draw:name="Line" draw:style-name="gr20" draw:text-style-name="P13" xml:id="id64" draw:id="id64" draw:layer="layout" svg:x1="13.315cm" svg:y1="7.978cm" svg:x2="16.181cm" svg:y2="11.393cm">
          <text:p text:style-name="P24"><text:span text:style-name="T8"/></text:p>
        </draw:line>
        <draw:line draw:name="Line" draw:style-name="gr20" draw:text-style-name="P13" xml:id="id57" draw:id="id57" draw:layer="layout" svg:x1="17.713cm" svg:y1="12.889cm" svg:x2="20.579cm" svg:y2="16.305cm">
          <text:p text:style-name="P24"><text:span text:style-name="T8"/></text:p>
        </draw:line>
        <draw:line draw:name="Line" draw:style-name="gr20" draw:text-style-name="P13" xml:id="id72" draw:id="id72" draw:layer="layout" svg:x1="14.33cm" svg:y1="7.16cm" svg:x2="16.456cm" svg:y2="4.626cm">
          <text:p text:style-name="P24"><text:span text:style-name="T8"/></text:p>
        </draw:line>
        <draw:line draw:name="Line" draw:style-name="gr20" draw:text-style-name="P13" xml:id="id42" draw:id="id42" draw:layer="layout" svg:x1="20.329cm" svg:y1="24.009cm" svg:x2="20.329cm" svg:y2="21.53cm">
          <text:p text:style-name="P24"><text:span text:style-name="T8"/></text:p>
        </draw:line>
        <draw:line draw:name="Line" draw:style-name="gr20" draw:text-style-name="P13" draw:layer="layout" svg:x1="16.832cm" svg:y1="36.792cm" svg:x2="16.832cm" svg:y2="0.037cm">
          <text:p/>
        </draw:line>
        <draw:custom-shape draw:name="Group" draw:style-name="gr21" draw:text-style-name="P20" draw:layer="layout" svg:width="2.302cm" svg:height="2.287cm" draw:transform="rotate (1.5707963267949) translate (15.659cm 33.972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roup" draw:style-name="gr21" draw:text-style-name="P20" xml:id="id29" draw:id="id29" draw:layer="layout" svg:width="2.302cm" svg:height="2.287cm" draw:transform="rotate (1.5707963267949) translate (15.659cm 29.773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23" draw:text-style-name="P22" xml:id="id36" draw:id="id36" draw:layer="layout" svg:width="2.302cm" svg:height="2.287cm" draw:transform="rotate (1.5707963267949) translate (19.186cm 25.70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23" draw:text-style-name="P22" xml:id="id43" draw:id="id43" draw:layer="layout" svg:width="2.302cm" svg:height="2.287cm" draw:transform="rotate (1.5707963267949) translate (19.186cm 21.514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23" draw:text-style-name="P22" xml:id="id50" draw:id="id50" draw:layer="layout" svg:width="2.302cm" svg:height="2.287cm" draw:transform="rotate (1.5707963267949) translate (19.184cm 17.49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23" draw:text-style-name="P22" xml:id="id65" draw:id="id65" draw:layer="layout" svg:width="2.302cm" svg:height="2.287cm" draw:transform="rotate (1.5707963267949) translate (12.467cm 9.21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eople.png" draw:style-name="gr4" draw:text-style-name="P10" xml:id="id66" draw:id="id66" draw:layer="layout" svg:width="2.287cm" svg:height="2.287cm" svg:x="9.511cm" svg:y="6.92cm">
          <draw:image xlink:href="Pictures/10000201000000800000008095B4226E5CD412CB.png" xlink:type="simple" xlink:show="embed" xlink:actuate="onLoad" loext:mime-type="image/png">
            <text:p/>
          </draw:image>
          <svg:desc>people.png</svg:desc>
        </draw:frame>
        <draw:g draw:name="Group" xml:id="id37" draw:id="id37">
          <draw:frame draw:name="people.png" draw:style-name="gr4" draw:text-style-name="P10" draw:layer="layout" svg:width="1.979cm" svg:height="1.979cm" svg:x="22.141cm" svg:y="23.728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0.593cm" svg:height="0.492cm" svg:x="22.834cm" svg:y="23.40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44" draw:id="id44">
          <draw:frame draw:name="people.png" draw:style-name="gr4" draw:text-style-name="P10" draw:layer="layout" svg:width="1.979cm" svg:height="1.979cm" svg:x="22.141cm" svg:y="19.534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0.593cm" svg:height="0.492cm" svg:x="22.834cm" svg:y="19.211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51" draw:id="id51">
          <draw:frame draw:name="people.png" draw:style-name="gr4" draw:text-style-name="P10" draw:layer="layout" svg:width="1.979cm" svg:height="1.979cm" svg:x="22.139cm" svg:y="15.519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0.593cm" svg:height="0.492cm" svg:x="22.832cm" svg:y="15.19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58" draw:id="id58">
          <draw:custom-shape draw:name="Group" draw:style-name="gr21" draw:text-style-name="P20" draw:layer="layout" svg:width="2.302cm" svg:height="2.287cm" draw:transform="rotate (1.5707963267949) translate (15.75cm 13.24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16.343cm" svg:y="11.569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73" draw:id="id73">
          <draw:custom-shape draw:name="Group" draw:style-name="gr21" draw:text-style-name="P20" draw:layer="layout" svg:width="2.302cm" svg:height="2.287cm" draw:transform="rotate (1.5707963267949) translate (15.75cm 5.03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16.343cm" svg:y="3.36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custom-shape draw:name="Dingbat X" draw:style-name="gr12" draw:text-style-name="P19" xml:id="id41" draw:id="id41" draw:layer="layout" svg:width="1.292cm" svg:height="1.527cm" svg:x="24.712cm" svg:y="23.792cm">
          <text:p text:style-name="P24"><text:span text:style-name="T8"/></text:p>
          <draw:enhanced-geometry draw:mirror-horizontal="false" draw:mirror-vertical="false" drawooo:sub-view-size="21484 21548" draw:text-areas="0 0 ?f2 ?f3" svg:viewBox="0 0 0 0" draw:type="ooxml-non-primitive" draw:enhanced-path="M 18655 0 C 18494 5 18333 109 18066 314 15478 2289 13027 4381 10727 6600 10587 6735 10434 6862 10258 7020 10102 6832 9974 6685 9856 6533 8908 5315 7971 4091 7009 2882 6625 2399 6178 1951 5769 1483 5573 1260 5327 1254 5044 1314 4759 1375 4593 1540 4590 1770 4583 2129 4349 2291 3989 2389 3741 2232 3498 2079 3221 1904 2922 2176 2660 2427 2382 2665 2135 2876 2125 3090 2231 3371 3179 5877 4394 8283 5880 10593 5956 10712 6024 10835 6094 10951 4046 12991 2019 15012 0 17024 166 17359 297 17644 450 17921 559 18117 570 18299 443 18491 355 18625 277 18763 214 18906 179 18986 139 19096 175 19164 462 19717 876 20186 1406 20550 1668 20457 1862 20370 2068 20319 2305 20259 2506 20384 2432 20567 2271 20967 2606 21165 2838 21403 3027 21596 3335 21593 3548 21414 3624 21350 3679 21268 3745 21195 5406 19353 7068 17510 8732 15669 8850 15538 8982 15417 9151 15248 9312 15457 9442 15618 9566 15782 10552 17091 11622 18348 12799 19538 13137 19880 13363 19913 13764 19639 14071 19429 14340 19181 14638 18942 14977 19118 15325 19299 15670 19479 15874 19336 16024 19228 16179 19123 16407 18969 16586 18817 16625 18532 16663 18245 16848 17980 17238 17893 17537 17826 17736 17646 17893 17435 18144 17098 18337 16737 18424 16377 16705 14528 15014 12708 13308 10873 13494 10665 13612 10530 13734 10397 15805 8137 18039 6000 20413 3968 20703 3719 20983 3471 21190 3153 21585 2544 21600 2565 21129 2026 20955 1827 20762 1776 20487 1772 19961 1764 19720 1486 19806 1064 19825 971 19804 847 19743 773 19597 599 19434 429 19245 289 18978 92 18816 -4 18655 0 Z N">
            <draw:equation draw:name="f0" draw:formula="logwidth/2"/>
            <draw:equation draw:name="f1" draw:formula="logheight/2"/>
            <draw:equation draw:name="f2" draw:formula="logwidth"/>
            <draw:equation draw:name="f3" draw:formula="logheight"/>
          </draw:enhanced-geometry>
        </draw:custom-shape>
        <draw:custom-shape draw:name="Dingbat X" draw:style-name="gr12" draw:text-style-name="P19" xml:id="id48" draw:id="id48" draw:layer="layout" svg:width="1.292cm" svg:height="1.527cm" svg:x="24.712cm" svg:y="19.598cm">
          <text:p text:style-name="P24"><text:span text:style-name="T8"/></text:p>
          <draw:enhanced-geometry draw:mirror-horizontal="false" draw:mirror-vertical="false" drawooo:sub-view-size="21484 21548" draw:text-areas="0 0 ?f2 ?f3" svg:viewBox="0 0 0 0" draw:type="ooxml-non-primitive" draw:enhanced-path="M 18655 0 C 18494 5 18333 109 18066 314 15478 2289 13027 4381 10727 6600 10587 6735 10434 6862 10258 7020 10102 6832 9974 6685 9856 6533 8908 5315 7971 4091 7009 2882 6625 2399 6178 1951 5769 1483 5573 1260 5327 1254 5044 1314 4759 1375 4593 1540 4590 1770 4583 2129 4349 2291 3989 2389 3741 2232 3498 2079 3221 1904 2922 2176 2660 2427 2382 2665 2135 2876 2125 3090 2231 3371 3179 5877 4394 8283 5880 10593 5956 10712 6024 10835 6094 10951 4046 12991 2019 15012 0 17024 166 17359 297 17644 450 17921 559 18117 570 18299 443 18491 355 18625 277 18763 214 18906 179 18986 139 19096 175 19164 462 19717 876 20186 1406 20550 1668 20457 1862 20370 2068 20319 2305 20259 2506 20384 2432 20567 2271 20967 2606 21165 2838 21403 3027 21596 3335 21593 3548 21414 3624 21350 3679 21268 3745 21195 5406 19353 7068 17510 8732 15669 8850 15538 8982 15417 9151 15248 9312 15457 9442 15618 9566 15782 10552 17091 11622 18348 12799 19538 13137 19880 13363 19913 13764 19639 14071 19429 14340 19181 14638 18942 14977 19118 15325 19299 15670 19479 15874 19336 16024 19228 16179 19123 16407 18969 16586 18817 16625 18532 16663 18245 16848 17980 17238 17893 17537 17826 17736 17646 17893 17435 18144 17098 18337 16737 18424 16377 16705 14528 15014 12708 13308 10873 13494 10665 13612 10530 13734 10397 15805 8137 18039 6000 20413 3968 20703 3719 20983 3471 21190 3153 21585 2544 21600 2565 21129 2026 20955 1827 20762 1776 20487 1772 19961 1764 19720 1486 19806 1064 19825 971 19804 847 19743 773 19597 599 19434 429 19245 289 18978 92 18816 -4 18655 0 Z N">
            <draw:equation draw:name="f0" draw:formula="logwidth/2"/>
            <draw:equation draw:name="f1" draw:formula="logheight/2"/>
            <draw:equation draw:name="f2" draw:formula="logwidth"/>
            <draw:equation draw:name="f3" draw:formula="logheight"/>
          </draw:enhanced-geometry>
        </draw:custom-shape>
        <draw:custom-shape draw:name="Dingbat Check" draw:style-name="gr14" draw:text-style-name="P20" xml:id="id55" draw:id="id55" draw:layer="layout" svg:width="1.292cm" svg:height="1.228cm" svg:x="24.711cm" svg:y="15.58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custom-shape draw:name="Dingbat Check" draw:style-name="gr14" draw:text-style-name="P20" xml:id="id70" draw:id="id70" draw:layer="layout" svg:width="1.292cm" svg:height="1.228cm" svg:x="7.639cm" svg:y="7.45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custom-shape draw:name="Dingbat Check" draw:style-name="gr14" draw:text-style-name="P20" draw:layer="layout" svg:width="1.292cm" svg:height="1.228cm" svg:x="18.93cm" svg:y="32.206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custom-shape draw:name="Dingbat Check" draw:style-name="gr14" draw:text-style-name="P20" xml:id="id34" draw:id="id34" draw:layer="layout" svg:width="1.292cm" svg:height="1.228cm" svg:x="18.93cm" svg:y="28.059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name="Group" xml:id="id56" draw:id="id56">
          <draw:frame draw:name="people.png" draw:style-name="gr4" draw:text-style-name="P10" draw:layer="layout" svg:width="2.287cm" svg:height="2.287cm" svg:x="27.404cm" svg:y="11.663cm">
            <draw:image xlink:href="Pictures/10000201000000800000008095B4226E5CD412CB.png" xlink:type="simple" xlink:show="embed" xlink:actuate="onLoad" loext:mime-type="image/png">
              <text:p/>
            </draw:image>
            <svg:desc>people.png</svg:desc>
          </draw:frame>
          <draw:g draw:name="Group">
            <draw:custom-shape draw:name="Quote Bubble" draw:style-name="gr6" draw:text-style-name="P13" draw:layer="layout" svg:width="6.464cm" svg:height="3.49cm" svg:x="24.101cm" svg:y="11.062cm">
              <text:p text:style-name="P24"><text:span text:style-name="T8"/></text:p>
              <draw:enhanced-geometry draw:mirror-horizontal="false" draw:mirror-vertical="false" draw:text-areas="?f28 ?f30 ?f29 ?f31" svg:viewBox="0 0 0 0" draw:type="ooxml-wedgeEllipseCallout" draw:modifiers="-48708 60432"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
              <draw:custom-shape draw:name="Oval" draw:style-name="gr5" draw:text-style-name="P12" draw:layer="layout" svg:width="0.753cm" svg:height="0.652cm" draw:transform="rotate (1.5707963267949) translate (25.63cm 12.33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0.753cm" svg:height="0.652cm" draw:transform="rotate (1.5707963267949) translate (25.63cm 13.653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0.753cm" svg:height="0.652cm" draw:transform="rotate (1.5707963267949) translate (26.683cm 13.653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draw:style-name="gr20" draw:text-style-name="P13" draw:layer="layout" svg:x1="25.956cm" svg:y1="13.055cm" svg:x2="25.956cm" svg:y2="11.967cm">
                <text:p/>
              </draw:line>
              <draw:custom-shape draw:name="Connection Line" draw:style-name="gr24" draw:text-style-name="P10" draw:layer="layout" svg:width="1.052cm" svg:height="1.316cm" svg:x="25.957cm" svg:y="11.959cm">
                <text:p/>
                <draw:enhanced-geometry draw:mirror-horizontal="true" draw:mirror-vertical="true" svg:viewBox="0 0 21600 21600" draw:type="mso-spt32" draw:enhanced-path="M 0 0 L 21600 21600 N"/>
              </draw:custom-shape>
            </draw:g>
          </draw:g>
        </draw:g>
        <draw:g draw:name="Group" xml:id="id71" draw:id="id71">
          <draw:g draw:name="Group">
            <draw:custom-shape draw:name="Quote Bubble" draw:style-name="gr6" draw:text-style-name="P13" draw:layer="layout" svg:width="6.464cm" svg:height="3.49cm" svg:x="4.145cm" svg:y="10.29cm">
              <text:p text:style-name="P24"><text:span text:style-name="T8"/></text:p>
              <draw:enhanced-geometry draw:mirror-horizontal="false" draw:mirror-vertical="false" draw:text-areas="?f28 ?f30 ?f29 ?f31" svg:viewBox="0 0 0 0" draw:type="ooxml-wedgeEllipseCallout" draw:modifiers="37181 -63288"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
              <draw:custom-shape draw:name="Oval" draw:style-name="gr5" draw:text-style-name="P12" draw:layer="layout" svg:width="0.753cm" svg:height="0.652cm" draw:transform="rotate (1.5707963267949) translate (5.675cm 11.564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0.753cm" svg:height="0.652cm" draw:transform="rotate (1.5707963267949) translate (5.675cm 12.881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draw:style-name="gr5" draw:text-style-name="P12" draw:layer="layout" svg:width="0.753cm" svg:height="0.652cm" draw:transform="rotate (1.5707963267949) translate (6.728cm 12.881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draw:style-name="gr20" draw:text-style-name="P13" draw:layer="layout" svg:x1="6.001cm" svg:y1="12.283cm" svg:x2="6.001cm" svg:y2="11.194cm">
                <text:p/>
              </draw:line>
              <draw:custom-shape draw:name="Connection Line" draw:style-name="gr24" draw:text-style-name="P10" draw:layer="layout" svg:width="1.052cm" svg:height="1.316cm" svg:x="6.001cm" svg:y="11.187cm">
                <text:p/>
                <draw:enhanced-geometry draw:mirror-horizontal="true" draw:mirror-vertical="true" svg:viewBox="0 0 21600 21600" draw:type="mso-spt32" draw:enhanced-path="M 0 0 L 21600 21600 N"/>
              </draw:custom-shape>
            </draw:g>
          </draw:g>
          <draw:g draw:name="Group">
            <draw:frame draw:name="people.png" draw:style-name="gr4" draw:text-style-name="P10" draw:layer="layout" svg:width="1.979cm" svg:height="1.979cm" svg:x="7.616cm" svg:y="11.075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0.593cm" svg:height="0.492cm" svg:x="8.309cm" svg:y="10.753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draw:line draw:name="Line" draw:style-name="gr20" draw:text-style-name="P13" draw:layer="layout" svg:x1="42.625cm" svg:y1="32.765cm" svg:x2="59.758cm" svg:y2="32.765cm">
            <text:p/>
          </draw:line>
          <draw:custom-shape draw:name="Circle" draw:style-name="gr5" draw:text-style-name="P12" draw:layer="layout" svg:width="0.955cm" svg:height="0.948cm" svg:x="42.066cm" svg:y="32.291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0.955cm" svg:height="0.948cm" svg:x="59.357cm" svg:y="32.291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draw:custom-shape draw:name="Circle" draw:style-name="gr21" draw:text-style-name="P20" draw:layer="layout" svg:width="1.439cm" svg:height="1.43cm" svg:x="46.027cm" svg:y="32.10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46.402cm" svg:y="32.49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custom-shape draw:name="Circle" draw:style-name="gr21" draw:text-style-name="P20" draw:layer="layout" svg:width="1.439cm" svg:height="1.43cm" svg:x="50.472cm" svg:y="32.10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50.847cm" svg:y="32.49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custom-shape draw:name="Circle" draw:style-name="gr21" draw:text-style-name="P20" draw:layer="layout" svg:width="1.439cm" svg:height="1.43cm" svg:x="54.915cm" svg:y="32.10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55.29cm" svg:y="32.49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30" draw:id="id30">
          <draw:line draw:name="Line" draw:style-name="gr20" draw:text-style-name="P13" draw:layer="layout" svg:x1="42.625cm" svg:y1="28.566cm" svg:x2="59.758cm" svg:y2="28.566cm">
            <text:p/>
          </draw:line>
          <draw:custom-shape draw:name="Circle" draw:style-name="gr5" draw:text-style-name="P12" draw:layer="layout" svg:width="0.955cm" svg:height="0.948cm" svg:x="42.066cm" svg:y="28.092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0.955cm" svg:height="0.948cm" svg:x="59.357cm" svg:y="28.092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31" draw:id="id31">
          <draw:custom-shape draw:name="Circle" draw:style-name="gr21" draw:text-style-name="P20" draw:layer="layout" svg:width="1.439cm" svg:height="1.43cm" svg:x="46.027cm" svg:y="27.90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46.402cm" svg:y="28.294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32" draw:id="id32">
          <draw:custom-shape draw:name="Circle" draw:style-name="gr21" draw:text-style-name="P20" draw:layer="layout" svg:width="1.439cm" svg:height="1.43cm" svg:x="50.472cm" svg:y="27.90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50.847cm" svg:y="28.294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33" draw:id="id33">
          <draw:custom-shape draw:name="Circle" draw:style-name="gr21" draw:text-style-name="P20" draw:layer="layout" svg:width="1.439cm" svg:height="1.43cm" svg:x="54.915cm" svg:y="27.90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55.29cm" svg:y="28.294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52" draw:id="id52">
          <draw:line draw:name="Line" draw:style-name="gr20" draw:text-style-name="P13" draw:layer="layout" svg:x1="42.625cm" svg:y1="16.292cm" svg:x2="59.758cm" svg:y2="16.292cm">
            <text:p/>
          </draw:line>
          <draw:custom-shape draw:name="Circle" draw:style-name="gr5" draw:text-style-name="P12" draw:layer="layout" svg:width="0.955cm" svg:height="0.948cm" svg:x="42.066cm" svg:y="15.81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0.955cm" svg:height="0.948cm" svg:x="59.357cm" svg:y="15.81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53" draw:id="id53">
          <draw:custom-shape draw:name="Circle" draw:style-name="gr21" draw:text-style-name="P20" draw:layer="layout" svg:width="1.439cm" svg:height="1.43cm" svg:x="46.027cm" svg:y="15.632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46.402cm" svg:y="16.02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54" draw:id="id54">
          <draw:custom-shape draw:name="Circle" draw:style-name="gr21" draw:text-style-name="P20" draw:layer="layout" svg:width="1.439cm" svg:height="1.43cm" svg:x="50.472cm" svg:y="15.632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50.847cm" svg:y="16.02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38" draw:id="id38">
          <draw:line draw:name="Line" draw:style-name="gr20" draw:text-style-name="P13" draw:layer="layout" svg:x1="42.625cm" svg:y1="24.501cm" svg:x2="59.758cm" svg:y2="24.501cm">
            <text:p/>
          </draw:line>
          <draw:custom-shape draw:name="Circle" draw:style-name="gr5" draw:text-style-name="P12" draw:layer="layout" svg:width="0.955cm" svg:height="0.948cm" svg:x="42.066cm" svg:y="24.02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0.955cm" svg:height="0.948cm" svg:x="59.357cm" svg:y="24.02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ircle" draw:style-name="gr25" draw:text-style-name="P23" xml:id="id40" draw:id="id40" draw:layer="layout" svg:width="1.439cm" svg:height="1.43cm" svg:x="50.472cm" svg:y="23.841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xml:id="id39" draw:id="id39">
          <draw:custom-shape draw:name="Circle" draw:style-name="gr26" draw:text-style-name="P19" draw:layer="layout" svg:width="1.439cm" svg:height="1.43cm" svg:x="46.027cm" svg:y="23.841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X" draw:style-name="gr22" draw:text-style-name="P21" draw:layer="layout" svg:width="0.689cm" svg:height="0.814cm" svg:x="46.393cm" svg:y="24.149cm">
            <text:p text:style-name="P24"><text:span text:style-name="T8"/></text:p>
            <draw:enhanced-geometry draw:mirror-horizontal="false" draw:mirror-vertical="false" drawooo:sub-view-size="21484 21548" draw:text-areas="0 0 ?f2 ?f3" svg:viewBox="0 0 0 0" draw:type="ooxml-non-primitive" draw:enhanced-path="M 18655 0 C 18494 5 18333 109 18066 314 15478 2289 13027 4381 10727 6600 10587 6735 10434 6862 10258 7020 10102 6832 9974 6685 9856 6533 8908 5315 7971 4091 7009 2882 6625 2399 6178 1951 5769 1483 5573 1260 5327 1254 5044 1314 4759 1375 4593 1540 4590 1770 4583 2129 4349 2291 3989 2389 3741 2232 3498 2079 3221 1904 2922 2176 2660 2427 2382 2665 2135 2876 2125 3090 2231 3371 3179 5877 4394 8283 5880 10593 5956 10712 6024 10835 6094 10951 4046 12991 2019 15012 0 17024 166 17359 297 17644 450 17921 559 18117 570 18299 443 18491 355 18625 277 18763 214 18906 179 18986 139 19096 175 19164 462 19717 876 20186 1406 20550 1668 20457 1862 20370 2068 20319 2305 20259 2506 20384 2432 20567 2271 20967 2606 21165 2838 21403 3027 21596 3335 21593 3548 21414 3624 21350 3679 21268 3745 21195 5406 19353 7068 17510 8732 15669 8850 15538 8982 15417 9151 15248 9312 15457 9442 15618 9566 15782 10552 17091 11622 18348 12799 19538 13137 19880 13363 19913 13764 19639 14071 19429 14340 19181 14638 18942 14977 19118 15325 19299 15670 19479 15874 19336 16024 19228 16179 19123 16407 18969 16586 18817 16625 18532 16663 18245 16848 17980 17238 17893 17537 17826 17736 17646 17893 17435 18144 17098 18337 16737 18424 16377 16705 14528 15014 12708 13308 10873 13494 10665 13612 10530 13734 10397 15805 8137 18039 6000 20413 3968 20703 3719 20983 3471 21190 3153 21585 2544 21600 2565 21129 2026 20955 1827 20762 1776 20487 1772 19961 1764 19720 1486 19806 1064 19825 971 19804 847 19743 773 19597 599 19434 429 19245 289 18978 92 18816 -4 18655 0 Z N">
              <draw:equation draw:name="f0" draw:formula="logwidth/2"/>
              <draw:equation draw:name="f1" draw:formula="logheight/2"/>
              <draw:equation draw:name="f2" draw:formula="logwidth"/>
              <draw:equation draw:name="f3" draw:formula="logheight"/>
            </draw:enhanced-geometry>
          </draw:custom-shape>
        </draw:g>
        <draw:g draw:name="Group" xml:id="id45" draw:id="id45">
          <draw:line draw:name="Line" draw:style-name="gr20" draw:text-style-name="P13" draw:layer="layout" svg:x1="42.625cm" svg:y1="20.334cm" svg:x2="59.758cm" svg:y2="20.334cm">
            <text:p/>
          </draw:line>
          <draw:custom-shape draw:name="Circle" draw:style-name="gr5" draw:text-style-name="P12" draw:layer="layout" svg:width="0.955cm" svg:height="0.948cm" svg:x="42.066cm" svg:y="19.8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0.955cm" svg:height="0.948cm" svg:x="59.357cm" svg:y="19.8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46" draw:id="id46">
          <draw:custom-shape draw:name="Circle" draw:style-name="gr21" draw:text-style-name="P20" draw:layer="layout" svg:width="1.439cm" svg:height="1.43cm" svg:x="46.027cm" svg:y="19.67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46.402cm" svg:y="20.062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47" draw:id="id47">
          <draw:custom-shape draw:name="Circle" draw:style-name="gr26" draw:text-style-name="P19" draw:layer="layout" svg:width="1.439cm" svg:height="1.43cm" svg:x="50.472cm" svg:y="19.61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X" draw:style-name="gr22" draw:text-style-name="P21" draw:layer="layout" svg:width="0.689cm" svg:height="0.814cm" svg:x="50.838cm" svg:y="19.927cm">
            <text:p text:style-name="P24"><text:span text:style-name="T8"/></text:p>
            <draw:enhanced-geometry draw:mirror-horizontal="false" draw:mirror-vertical="false" drawooo:sub-view-size="21484 21548" draw:text-areas="0 0 ?f2 ?f3" svg:viewBox="0 0 0 0" draw:type="ooxml-non-primitive" draw:enhanced-path="M 18655 0 C 18494 5 18333 109 18066 314 15478 2289 13027 4381 10727 6600 10587 6735 10434 6862 10258 7020 10102 6832 9974 6685 9856 6533 8908 5315 7971 4091 7009 2882 6625 2399 6178 1951 5769 1483 5573 1260 5327 1254 5044 1314 4759 1375 4593 1540 4590 1770 4583 2129 4349 2291 3989 2389 3741 2232 3498 2079 3221 1904 2922 2176 2660 2427 2382 2665 2135 2876 2125 3090 2231 3371 3179 5877 4394 8283 5880 10593 5956 10712 6024 10835 6094 10951 4046 12991 2019 15012 0 17024 166 17359 297 17644 450 17921 559 18117 570 18299 443 18491 355 18625 277 18763 214 18906 179 18986 139 19096 175 19164 462 19717 876 20186 1406 20550 1668 20457 1862 20370 2068 20319 2305 20259 2506 20384 2432 20567 2271 20967 2606 21165 2838 21403 3027 21596 3335 21593 3548 21414 3624 21350 3679 21268 3745 21195 5406 19353 7068 17510 8732 15669 8850 15538 8982 15417 9151 15248 9312 15457 9442 15618 9566 15782 10552 17091 11622 18348 12799 19538 13137 19880 13363 19913 13764 19639 14071 19429 14340 19181 14638 18942 14977 19118 15325 19299 15670 19479 15874 19336 16024 19228 16179 19123 16407 18969 16586 18817 16625 18532 16663 18245 16848 17980 17238 17893 17537 17826 17736 17646 17893 17435 18144 17098 18337 16737 18424 16377 16705 14528 15014 12708 13308 10873 13494 10665 13612 10530 13734 10397 15805 8137 18039 6000 20413 3968 20703 3719 20983 3471 21190 3153 21585 2544 21600 2565 21129 2026 20955 1827 20762 1776 20487 1772 19961 1764 19720 1486 19806 1064 19825 971 19804 847 19743 773 19597 599 19434 429 19245 289 18978 92 18816 -4 18655 0 Z N">
              <draw:equation draw:name="f0" draw:formula="logwidth/2"/>
              <draw:equation draw:name="f1" draw:formula="logheight/2"/>
              <draw:equation draw:name="f2" draw:formula="logwidth"/>
              <draw:equation draw:name="f3" draw:formula="logheight"/>
            </draw:enhanced-geometry>
          </draw:custom-shape>
        </draw:g>
        <draw:g draw:name="Group" xml:id="id59" draw:id="id59">
          <draw:line draw:name="Line" draw:style-name="gr20" draw:text-style-name="P13" draw:layer="layout" svg:x1="42.625cm" svg:y1="12.038cm" svg:x2="59.758cm" svg:y2="12.038cm">
            <text:p/>
          </draw:line>
          <draw:custom-shape draw:name="Circle" draw:style-name="gr5" draw:text-style-name="P12" draw:layer="layout" svg:width="0.955cm" svg:height="0.948cm" svg:x="42.066cm" svg:y="11.564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0.955cm" svg:height="0.948cm" svg:x="59.357cm" svg:y="11.564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60" draw:id="id60">
          <draw:custom-shape draw:name="Circle" draw:style-name="gr21" draw:text-style-name="P20" draw:layer="layout" svg:width="1.439cm" svg:height="1.43cm" svg:x="46.027cm" svg:y="11.37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46.402cm" svg:y="11.766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61" draw:id="id61">
          <draw:custom-shape draw:name="Circle" draw:style-name="gr21" draw:text-style-name="P20" draw:layer="layout" svg:width="1.439cm" svg:height="1.43cm" svg:x="50.472cm" svg:y="11.37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50.847cm" svg:y="11.766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62" draw:id="id62">
          <draw:custom-shape draw:name="Circle" draw:style-name="gr21" draw:text-style-name="P20" draw:layer="layout" svg:width="1.439cm" svg:height="1.43cm" svg:x="54.915cm" svg:y="11.37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55.29cm" svg:y="11.766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67" draw:id="id67">
          <draw:line draw:name="Line" draw:style-name="gr20" draw:text-style-name="P13" draw:layer="layout" svg:x1="42.625cm" svg:y1="8.009cm" svg:x2="59.758cm" svg:y2="8.009cm">
            <text:p/>
          </draw:line>
          <draw:custom-shape draw:name="Circle" draw:style-name="gr5" draw:text-style-name="P12" draw:layer="layout" svg:width="0.955cm" svg:height="0.948cm" svg:x="42.066cm" svg:y="7.53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0.955cm" svg:height="0.948cm" svg:x="59.357cm" svg:y="7.53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68" draw:id="id68">
          <draw:custom-shape draw:name="Circle" draw:style-name="gr21" draw:text-style-name="P20" draw:layer="layout" svg:width="1.439cm" svg:height="1.43cm" svg:x="46.027cm" svg:y="7.34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46.402cm" svg:y="7.737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69" draw:id="id69">
          <draw:custom-shape draw:name="Circle" draw:style-name="gr21" draw:text-style-name="P20" draw:layer="layout" svg:width="1.439cm" svg:height="1.43cm" svg:x="50.472cm" svg:y="7.34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50.847cm" svg:y="7.737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74" draw:id="id74">
          <draw:line draw:name="Line" draw:style-name="gr20" draw:text-style-name="P13" draw:layer="layout" svg:x1="42.625cm" svg:y1="3.829cm" svg:x2="59.758cm" svg:y2="3.829cm">
            <text:p/>
          </draw:line>
          <draw:custom-shape draw:name="Circle" draw:style-name="gr5" draw:text-style-name="P12" draw:layer="layout" svg:width="0.955cm" svg:height="0.948cm" svg:x="42.066cm" svg:y="3.35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0.955cm" svg:height="0.948cm" svg:x="59.357cm" svg:y="3.35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xml:id="id75" draw:id="id75">
          <draw:custom-shape draw:name="Circle" draw:style-name="gr21" draw:text-style-name="P20" draw:layer="layout" svg:width="1.439cm" svg:height="1.43cm" svg:x="46.027cm" svg:y="3.16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46.402cm" svg:y="3.557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76" draw:id="id76">
          <draw:custom-shape draw:name="Circle" draw:style-name="gr21" draw:text-style-name="P20" draw:layer="layout" svg:width="1.439cm" svg:height="1.43cm" svg:x="50.472cm" svg:y="3.16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50.847cm" svg:y="3.557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xml:id="id77" draw:id="id77">
          <draw:custom-shape draw:name="Circle" draw:style-name="gr21" draw:text-style-name="P20" draw:layer="layout" svg:width="1.439cm" svg:height="1.43cm" svg:x="54.915cm" svg:y="3.16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0.689cm" svg:height="0.654cm" svg:x="55.29cm" svg:y="3.557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frame draw:name="Slide Number" presentation:style-name="pr19" draw:text-style-name="P11" draw:layer="layout" svg:width="1.18cm" svg:height="1.198cm" svg:x="2.183cm" svg:y="34.819cm" presentation:class="page-number" presentation:user-transformed="true">
          <draw:text-box>
            <text:p/>
          </draw:text-box>
        </draw:frame>
        <draw:custom-shape draw:name="Dingbat Check" draw:style-name="gr14" draw:text-style-name="P20" xml:id="id63" draw:id="id63" draw:layer="layout" svg:width="1.292cm" svg:height="1.228cm" svg:x="19.021cm" svg:y="11.421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custom-shape draw:name="Dingbat Check" draw:style-name="gr14" draw:text-style-name="P20" xml:id="id78" draw:id="id78" draw:layer="layout" svg:width="1.292cm" svg:height="1.228cm" svg:x="19.021cm" svg:y="3.27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frame draw:name="Image" draw:style-name="gr4" draw:text-style-name="P10" draw:layer="layout" svg:width="1.606cm" svg:height="1.606cm" svg:x="15.999cm" svg:y="36.474cm">
          <draw:image xlink:href="Pictures/100002010000020000000200D4C2494A897BE549.tif" xlink:type="simple" xlink:show="embed" xlink:actuate="onLoad" loext:mime-type="image/tiff">
            <text:p/>
          </draw:image>
          <svg:desc>Image</svg:desc>
        </draw:frame>
        <anim:par smil:dur="indefinite" smil:fill="hold" smil:restart="never" presentation:node-type="timing-root">
          <anim:par smil:begin="id28.begin">
            <anim:transitionFilter smil:dur="2s" smil:type="dissolve"/>
          </anim:par>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29">
                  <anim:set smil:fill="hold" smil:attributeName="visibility" smil:to="visible"/>
                </anim:iterate>
              </anim:par>
              <anim:par smil:begin="0s" smil:fill="hold">
                <anim:iterate smil:begin="1s" smil:fill="hold" presentation:node-type="after-previous" presentation:preset-class="entrance" presentation:preset-id="ooo-entrance-appear" smil:targetElement="id30">
                  <anim:set smil:fill="hold" smil:attributeName="visibility" smil:to="visible"/>
                </anim:iterate>
              </anim:par>
              <anim:par smil:begin="1s" smil:fill="hold">
                <anim:iterate smil:begin="1s" smil:fill="hold" presentation:node-type="after-previous" presentation:preset-class="entrance" presentation:preset-id="ooo-entrance-appear" smil:targetElement="id31">
                  <anim:set smil:fill="hold" smil:attributeName="visibility" smil:to="visible"/>
                </anim:iterate>
              </anim:par>
              <anim:par smil:begin="2s" smil:fill="hold">
                <anim:iterate smil:begin="1s" smil:fill="hold" presentation:node-type="after-previous" presentation:preset-class="entrance" presentation:preset-id="ooo-entrance-appear" smil:targetElement="id32">
                  <anim:set smil:fill="hold" smil:attributeName="visibility" smil:to="visible"/>
                </anim:iterate>
              </anim:par>
              <anim:par smil:begin="3s" smil:fill="hold">
                <anim:iterate smil:begin="1s" smil:fill="hold" presentation:node-type="after-previous" presentation:preset-class="entrance" presentation:preset-id="ooo-entrance-appear" smil:targetElement="id33">
                  <anim:set smil:fill="hold" smil:attributeName="visibility" smil:to="visible"/>
                </anim:iterate>
              </anim:par>
              <anim:par smil:begin="4s" smil:fill="hold">
                <anim:iterate smil:begin="1s" smil:fill="hold" presentation:node-type="after-previous" presentation:preset-class="entrance" presentation:preset-id="ooo-entrance-appear" smil:targetElement="id34">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diagonal-squares" presentation:preset-sub-type="right-to-top" smil:targetElement="id35">
                  <anim:set smil:fill="hold" smil:attributeName="visibility" smil:to="visible"/>
                  <anim:transitionFilter smil:dur="1s" smil:type="waterfallWipe" smil:subtype="horizontalRight" smil:direction="reverse"/>
                </anim:iterate>
              </anim:par>
              <anim:par smil:begin="1s" smil:fill="hold">
                <anim:iterate smil:begin="0s" smil:fill="hold" presentation:node-type="after-previous" presentation:preset-class="entrance" presentation:preset-id="ooo-entrance-appear" smil:targetElement="id36">
                  <anim:set smil:fill="hold" smil:attributeName="visibility" smil:to="visible"/>
                </anim:iterate>
              </anim:par>
              <anim:par smil:begin="1s" smil:fill="hold">
                <anim:iterate smil:begin="1s" smil:fill="hold" presentation:node-type="after-previous" presentation:preset-class="entrance" presentation:preset-id="ooo-entrance-appear" smil:targetElement="id37">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38">
                  <anim:set smil:fill="hold" smil:attributeName="visibility" smil:to="visible"/>
                </anim:iterate>
              </anim:par>
              <anim:par smil:begin="0s" smil:fill="hold">
                <anim:iterate smil:begin="1s" smil:fill="hold" presentation:node-type="after-previous" presentation:preset-class="entrance" presentation:preset-id="ooo-entrance-appear" smil:targetElement="id39">
                  <anim:set smil:fill="hold" smil:attributeName="visibility" smil:to="visible"/>
                </anim:iterate>
              </anim:par>
              <anim:par smil:begin="1s" smil:fill="hold">
                <anim:iterate smil:begin="1s" smil:fill="hold" presentation:node-type="after-previous" presentation:preset-class="entrance" presentation:preset-id="ooo-entrance-appear" smil:targetElement="id40">
                  <anim:set smil:fill="hold" smil:attributeName="visibility" smil:to="visible"/>
                </anim:iterate>
              </anim:par>
              <anim:par smil:begin="2s" smil:fill="hold">
                <anim:iterate smil:begin="1s" smil:fill="hold" presentation:node-type="after-previous" presentation:preset-class="entrance" presentation:preset-id="ooo-entrance-appear" smil:targetElement="id41">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bottom" smil:targetElement="id42">
                  <anim:set smil:fill="hold" smil:attributeName="visibility" smil:to="visible"/>
                  <anim:transitionFilter smil:dur="1s" smil:type="barWipe" smil:subtype="topToBottom" smil:direction="reverse"/>
                </anim:iterate>
              </anim:par>
              <anim:par smil:begin="1s" smil:fill="hold">
                <anim:iterate smil:begin="1s" smil:fill="hold" presentation:node-type="after-previous" presentation:preset-class="entrance" presentation:preset-id="ooo-entrance-appear" smil:targetElement="id43">
                  <anim:set smil:fill="hold" smil:attributeName="visibility" smil:to="visible"/>
                </anim:iterate>
              </anim:par>
              <anim:par smil:begin="2s" smil:fill="hold">
                <anim:iterate smil:begin="1s" smil:fill="hold" presentation:node-type="after-previous" presentation:preset-class="entrance" presentation:preset-id="ooo-entrance-appear" smil:targetElement="id44">
                  <anim:set smil:fill="hold" smil:attributeName="visibility" smil:to="visible"/>
                </anim:iterate>
              </anim:par>
              <anim:par smil:begin="3s" smil:fill="hold">
                <anim:iterate smil:begin="1s" smil:fill="hold" presentation:node-type="after-previous" presentation:preset-class="entrance" presentation:preset-id="ooo-entrance-appear" smil:targetElement="id45">
                  <anim:set smil:fill="hold" smil:attributeName="visibility" smil:to="visible"/>
                </anim:iterate>
              </anim:par>
              <anim:par smil:begin="4s" smil:fill="hold">
                <anim:iterate smil:begin="1s" smil:fill="hold" presentation:node-type="after-previous" presentation:preset-class="entrance" presentation:preset-id="ooo-entrance-appear" smil:targetElement="id46">
                  <anim:set smil:fill="hold" smil:attributeName="visibility" smil:to="visible"/>
                </anim:iterate>
              </anim:par>
              <anim:par smil:begin="5s" smil:fill="hold">
                <anim:iterate smil:begin="1s" smil:fill="hold" presentation:node-type="after-previous" presentation:preset-class="entrance" presentation:preset-id="ooo-entrance-appear" smil:targetElement="id47">
                  <anim:set smil:fill="hold" smil:attributeName="visibility" smil:to="visible"/>
                </anim:iterate>
              </anim:par>
              <anim:par smil:begin="6s" smil:fill="hold">
                <anim:iterate smil:begin="1s" smil:fill="hold" presentation:node-type="after-previous" presentation:preset-class="entrance" presentation:preset-id="ooo-entrance-appear" smil:targetElement="id48">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bottom" smil:targetElement="id49">
                  <anim:set smil:fill="hold" smil:attributeName="visibility" smil:to="visible"/>
                  <anim:transitionFilter smil:dur="0.5s" smil:type="barWipe" smil:subtype="topToBottom" smil:direction="reverse"/>
                </anim:iterate>
              </anim:par>
              <anim:par smil:begin="0.5s" smil:fill="hold">
                <anim:iterate smil:begin="1s" smil:fill="hold" presentation:node-type="after-previous" presentation:preset-class="entrance" presentation:preset-id="ooo-entrance-appear" smil:targetElement="id50">
                  <anim:set smil:fill="hold" smil:attributeName="visibility" smil:to="visible"/>
                </anim:iterate>
              </anim:par>
              <anim:par smil:begin="1.5s" smil:fill="hold">
                <anim:iterate smil:begin="1s" smil:fill="hold" presentation:node-type="after-previous" presentation:preset-class="entrance" presentation:preset-id="ooo-entrance-appear" smil:targetElement="id51">
                  <anim:set smil:fill="hold" smil:attributeName="visibility" smil:to="visible"/>
                </anim:iterate>
              </anim:par>
              <anim:par smil:begin="2.5s" smil:fill="hold">
                <anim:iterate smil:begin="1s" smil:fill="hold" presentation:node-type="after-previous" presentation:preset-class="entrance" presentation:preset-id="ooo-entrance-appear" smil:targetElement="id52">
                  <anim:set smil:fill="hold" smil:attributeName="visibility" smil:to="visible"/>
                </anim:iterate>
              </anim:par>
              <anim:par smil:begin="3.5s" smil:fill="hold">
                <anim:iterate smil:begin="1s" smil:fill="hold" presentation:node-type="after-previous" presentation:preset-class="entrance" presentation:preset-id="ooo-entrance-appear" smil:targetElement="id53">
                  <anim:set smil:fill="hold" smil:attributeName="visibility" smil:to="visible"/>
                </anim:iterate>
              </anim:par>
              <anim:par smil:begin="4.5s" smil:fill="hold">
                <anim:iterate smil:begin="1s" smil:fill="hold" presentation:node-type="after-previous" presentation:preset-class="entrance" presentation:preset-id="ooo-entrance-appear" smil:targetElement="id54">
                  <anim:set smil:fill="hold" smil:attributeName="visibility" smil:to="visible"/>
                </anim:iterate>
              </anim:par>
              <anim:par smil:begin="5.5s" smil:fill="hold">
                <anim:iterate smil:begin="1s" smil:fill="hold" presentation:node-type="after-previous" presentation:preset-class="entrance" presentation:preset-id="ooo-entrance-appear" smil:targetElement="id55">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56">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diagonal-squares" presentation:preset-sub-type="left-to-top" smil:targetElement="id57">
                  <anim:set smil:fill="hold" smil:attributeName="visibility" smil:to="visible"/>
                  <anim:transitionFilter smil:dur="1s" smil:type="waterfallWipe" smil:subtype="horizontalLeft" smil:direction="reverse"/>
                </anim:iterate>
              </anim:par>
              <anim:par smil:begin="1s" smil:fill="hold">
                <anim:iterate smil:begin="1s" smil:fill="hold" presentation:node-type="after-previous" presentation:preset-class="entrance" presentation:preset-id="ooo-entrance-appear" smil:targetElement="id58">
                  <anim:set smil:fill="hold" smil:attributeName="visibility" smil:to="visible"/>
                </anim:iterate>
              </anim:par>
              <anim:par smil:begin="2s" smil:fill="hold">
                <anim:iterate smil:begin="1s" smil:fill="hold" presentation:node-type="after-previous" presentation:preset-class="entrance" presentation:preset-id="ooo-entrance-appear" smil:targetElement="id59">
                  <anim:set smil:fill="hold" smil:attributeName="visibility" smil:to="visible"/>
                </anim:iterate>
              </anim:par>
              <anim:par smil:begin="3s" smil:fill="hold">
                <anim:iterate smil:begin="1s" smil:fill="hold" presentation:node-type="after-previous" presentation:preset-class="entrance" presentation:preset-id="ooo-entrance-appear" smil:targetElement="id60">
                  <anim:set smil:fill="hold" smil:attributeName="visibility" smil:to="visible"/>
                </anim:iterate>
              </anim:par>
              <anim:par smil:begin="4s" smil:fill="hold">
                <anim:iterate smil:begin="1s" smil:fill="hold" presentation:node-type="after-previous" presentation:preset-class="entrance" presentation:preset-id="ooo-entrance-appear" smil:targetElement="id61">
                  <anim:set smil:fill="hold" smil:attributeName="visibility" smil:to="visible"/>
                </anim:iterate>
              </anim:par>
              <anim:par smil:begin="5s" smil:fill="hold">
                <anim:iterate smil:begin="1s" smil:fill="hold" presentation:node-type="after-previous" presentation:preset-class="entrance" presentation:preset-id="ooo-entrance-appear" smil:targetElement="id62">
                  <anim:set smil:fill="hold" smil:attributeName="visibility" smil:to="visible"/>
                </anim:iterate>
              </anim:par>
              <anim:par smil:begin="6s" smil:fill="hold">
                <anim:iterate smil:begin="1s" smil:fill="hold" presentation:node-type="after-previous" presentation:preset-class="entrance" presentation:preset-id="ooo-entrance-appear" smil:targetElement="id63">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diagonal-squares" presentation:preset-sub-type="right-to-top" smil:targetElement="id64">
                  <anim:set smil:fill="hold" smil:attributeName="visibility" smil:to="visible"/>
                  <anim:transitionFilter smil:dur="1s" smil:type="waterfallWipe" smil:subtype="horizontalRight" smil:direction="reverse"/>
                </anim:iterate>
              </anim:par>
              <anim:par smil:begin="1s" smil:fill="hold">
                <anim:iterate smil:begin="1s" smil:fill="hold" presentation:node-type="after-previous" presentation:preset-class="entrance" presentation:preset-id="ooo-entrance-appear" smil:targetElement="id65">
                  <anim:set smil:fill="hold" smil:attributeName="visibility" smil:to="visible"/>
                </anim:iterate>
              </anim:par>
              <anim:par smil:begin="2s" smil:fill="hold">
                <anim:iterate smil:begin="1s" smil:fill="hold" presentation:node-type="after-previous" presentation:preset-class="entrance" presentation:preset-id="ooo-entrance-appear" smil:targetElement="id66">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67">
                  <anim:set smil:fill="hold" smil:attributeName="visibility" smil:to="visible"/>
                </anim:iterate>
              </anim:par>
              <anim:par smil:begin="0s" smil:fill="hold">
                <anim:iterate smil:begin="1s" smil:fill="hold" presentation:node-type="after-previous" presentation:preset-class="entrance" presentation:preset-id="ooo-entrance-appear" smil:targetElement="id68">
                  <anim:set smil:fill="hold" smil:attributeName="visibility" smil:to="visible"/>
                </anim:iterate>
              </anim:par>
              <anim:par smil:begin="1s" smil:fill="hold">
                <anim:iterate smil:begin="1s" smil:fill="hold" presentation:node-type="after-previous" presentation:preset-class="entrance" presentation:preset-id="ooo-entrance-appear" smil:targetElement="id69">
                  <anim:set smil:fill="hold" smil:attributeName="visibility" smil:to="visible"/>
                </anim:iterate>
              </anim:par>
              <anim:par smil:begin="2s" smil:fill="hold">
                <anim:iterate smil:begin="1s" smil:fill="hold" presentation:node-type="after-previous" presentation:preset-class="entrance" presentation:preset-id="ooo-entrance-appear" smil:targetElement="id70">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71">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diagonal-squares" presentation:preset-sub-type="right-to-top" smil:targetElement="id72">
                  <anim:set smil:fill="hold" smil:attributeName="visibility" smil:to="visible"/>
                  <anim:transitionFilter smil:dur="1s" smil:type="waterfallWipe" smil:subtype="horizontalRight" smil:direction="reverse"/>
                </anim:iterate>
              </anim:par>
              <anim:par smil:begin="1s" smil:fill="hold">
                <anim:iterate smil:begin="0s" smil:fill="hold" presentation:node-type="after-previous" presentation:preset-class="entrance" presentation:preset-id="ooo-entrance-appear" smil:targetElement="id73">
                  <anim:set smil:fill="hold" smil:attributeName="visibility" smil:to="visible"/>
                </anim:iterate>
              </anim:par>
              <anim:par smil:begin="1s" smil:fill="hold">
                <anim:iterate smil:begin="1s" smil:fill="hold" presentation:node-type="after-previous" presentation:preset-class="entrance" presentation:preset-id="ooo-entrance-appear" smil:targetElement="id74">
                  <anim:set smil:fill="hold" smil:attributeName="visibility" smil:to="visible"/>
                </anim:iterate>
              </anim:par>
              <anim:par smil:begin="2s" smil:fill="hold">
                <anim:iterate smil:begin="1s" smil:fill="hold" presentation:node-type="after-previous" presentation:preset-class="entrance" presentation:preset-id="ooo-entrance-appear" smil:targetElement="id75">
                  <anim:set smil:fill="hold" smil:attributeName="visibility" smil:to="visible"/>
                </anim:iterate>
              </anim:par>
              <anim:par smil:begin="3s" smil:fill="hold">
                <anim:iterate smil:begin="1s" smil:fill="hold" presentation:node-type="after-previous" presentation:preset-class="entrance" presentation:preset-id="ooo-entrance-appear" smil:targetElement="id76">
                  <anim:set smil:fill="hold" smil:attributeName="visibility" smil:to="visible"/>
                </anim:iterate>
              </anim:par>
              <anim:par smil:begin="4s" smil:fill="hold">
                <anim:iterate smil:begin="1s" smil:fill="hold" presentation:node-type="after-previous" presentation:preset-class="entrance" presentation:preset-id="ooo-entrance-appear" smil:targetElement="id77">
                  <anim:set smil:fill="hold" smil:attributeName="visibility" smil:to="visible"/>
                </anim:iterate>
              </anim:par>
              <anim:par smil:begin="5s" smil:fill="hold">
                <anim:iterate smil:begin="1s" smil:fill="hold" presentation:node-type="after-previous" presentation:preset-class="entrance" presentation:preset-id="ooo-entrance-appear" smil:targetElement="id78">
                  <anim:set smil:fill="hold" smil:attributeName="visibility" smil:to="visible"/>
                </anim:iterate>
              </anim:par>
            </anim:par>
          </anim:seq>
        </anim:par>
        <presentation:notes draw:style-name="dp2">
          <draw:page-thumbnail draw:style-name="gr3" draw:layer="layout" svg:width="19.798cm" svg:height="11.136cm" svg:x="0.6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4" draw:master-page-name="Blank" presentation:presentation-page-layout-name="AL2T1" xml:id="id79" draw:id="id79">
        <draw:g draw:name="Group">
          <draw:line draw:name="Line" draw:style-name="gr20" draw:text-style-name="P13" draw:layer="layout" svg:x1="13.062cm" svg:y1="13.062cm" svg:x2="40.458cm" svg:y2="13.062cm">
            <text:p/>
          </draw:line>
          <draw:custom-shape draw:name="Circle" draw:style-name="gr5" draw:text-style-name="P12" draw:layer="layout" svg:width="1.527cm" svg:height="1.517cm" svg:x="12.168cm" svg:y="12.304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1.527cm" svg:height="1.517cm" svg:x="39.818cm" svg:y="12.304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draw:custom-shape draw:name="Circle" draw:style-name="gr21" draw:text-style-name="P20" draw:layer="layout" svg:width="2.302cm" svg:height="2.287cm" svg:x="18.501cm" svg:y="12.00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19.101cm" svg:y="12.627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custom-shape draw:name="Circle" draw:style-name="gr21" draw:text-style-name="P20" draw:layer="layout" svg:width="2.302cm" svg:height="2.287cm" svg:x="25.609cm" svg:y="12.00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26.209cm" svg:y="12.627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custom-shape draw:name="Circle" draw:style-name="gr21" draw:text-style-name="P20" draw:layer="layout" svg:width="2.302cm" svg:height="2.287cm" svg:x="32.714cm" svg:y="12.007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33.313cm" svg:y="12.627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custom-shape draw:name="Build" draw:style-name="gr7" draw:text-style-name="P13" draw:layer="layout" svg:width="2.935cm" svg:height="1.551cm" svg:x="18.184cm" svg:y="9.845cm">
          <text:p text:style-name="P1"><text:span text:style-name="T7">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st" draw:style-name="gr7" draw:text-style-name="P13" draw:layer="layout" svg:width="2.364cm" svg:height="1.551cm" svg:x="25.575cm" svg:y="9.845cm">
          <text:p text:style-name="P1"><text:span text:style-name="T7">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ublish" draw:style-name="gr7" draw:text-style-name="P13" draw:layer="layout" svg:width="4.044cm" svg:height="1.551cm" svg:x="31.844cm" svg:y="9.845cm">
          <text:p text:style-name="P1"><text:span text:style-name="T7">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xml:id="id80" draw:id="id80">
          <draw:line draw:name="Line" draw:style-name="gr20" draw:text-style-name="P13" draw:layer="layout" svg:x1="13.062cm" svg:y1="20.043cm" svg:x2="54.667cm" svg:y2="20.043cm">
            <text:p/>
          </draw:line>
          <draw:custom-shape draw:name="Circle" draw:style-name="gr5" draw:text-style-name="P12" draw:layer="layout" svg:width="1.527cm" svg:height="1.517cm" svg:x="12.168cm" svg:y="19.28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1.527cm" svg:height="1.517cm" svg:x="54.034cm" svg:y="19.28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Circle" draw:style-name="gr21" draw:text-style-name="P20" draw:layer="layout" svg:width="2.302cm" svg:height="2.287cm" svg:x="18.501cm" svg:y="18.98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19.101cm" svg:y="19.608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custom-shape draw:name="Circle" draw:style-name="gr21" draw:text-style-name="P20" draw:layer="layout" svg:width="2.302cm" svg:height="2.287cm" svg:x="25.609cm" svg:y="18.98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26.209cm" svg:y="19.608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custom-shape draw:name="Circle" draw:style-name="gr21" draw:text-style-name="P20" draw:layer="layout" svg:width="2.302cm" svg:height="2.287cm" svg:x="32.714cm" svg:y="18.98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33.313cm" svg:y="19.608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custom-shape draw:name="Build" draw:style-name="gr7" draw:text-style-name="P13" draw:layer="layout" svg:width="2.935cm" svg:height="1.551cm" svg:x="18.184cm" svg:y="16.826cm">
            <text:p text:style-name="P1"><text:span text:style-name="T7">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st" draw:style-name="gr7" draw:text-style-name="P13" draw:layer="layout" svg:width="2.364cm" svg:height="1.551cm" svg:x="25.578cm" svg:y="16.826cm">
            <text:p text:style-name="P1"><text:span text:style-name="T7">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ublish" draw:style-name="gr7" draw:text-style-name="P13" draw:layer="layout" svg:width="4.044cm" svg:height="1.551cm" svg:x="31.842cm" svg:y="16.826cm">
            <text:p text:style-name="P1"><text:span text:style-name="T7">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xml:id="id82" draw:id="id82">
          <draw:custom-shape draw:name="Circle" draw:style-name="gr25" draw:text-style-name="P23" draw:layer="layout" svg:width="2.302cm" svg:height="2.287cm" svg:x="46.93cm" svg:y="18.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lease" draw:style-name="gr7" draw:text-style-name="P13" draw:layer="layout" svg:width="4.413cm" svg:height="1.551cm" svg:x="45.874cm" svg:y="16.826cm">
            <text:p text:style-name="P1"><text:span text:style-name="T7">Rel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xml:id="id81" draw:id="id81">
          <draw:custom-shape draw:name="Circle" draw:style-name="gr27" draw:text-style-name="P16" draw:layer="layout" svg:width="2.302cm" svg:height="2.287cm" svg:x="39.825cm" svg:y="18.988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Rounded Rectangle" draw:style-name="gr22" draw:text-style-name="P21" draw:layer="layout" svg:width="0.24cm" svg:height="1.517cm" svg:x="40.534cm" svg:y="19.373cm">
              <text:p text:style-name="P24"><text:span text:style-name="T8"/></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draw:style-name="gr22" draw:text-style-name="P21" draw:layer="layout" svg:width="0.24cm" svg:height="1.517cm" svg:x="41.178cm" svg:y="19.373cm">
              <text:p text:style-name="P24"><text:span text:style-name="T8"/></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 draw:style-name="gr7" draw:text-style-name="P13" draw:layer="layout" svg:width="0.846cm" svg:height="1.551cm" svg:x="40.504cm" svg:y="16.826cm">
            <text:p text:style-name="P1"><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xml:id="id83" draw:id="id83">
          <draw:line draw:name="Line" draw:style-name="gr20" draw:text-style-name="P13" draw:layer="layout" svg:x1="13.066cm" svg:y1="27.024cm" svg:x2="54.67cm" svg:y2="27.024cm">
            <text:p/>
          </draw:line>
          <draw:custom-shape draw:name="Circle" draw:style-name="gr5" draw:text-style-name="P12" draw:layer="layout" svg:width="1.527cm" svg:height="1.517cm" svg:x="12.171cm" svg:y="26.26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1.527cm" svg:height="1.517cm" svg:x="54.038cm" svg:y="26.266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Circle" draw:style-name="gr21" draw:text-style-name="P20" draw:layer="layout" svg:width="2.302cm" svg:height="2.287cm" svg:x="18.505cm" svg:y="25.96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19.105cm" svg:y="26.589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custom-shape draw:name="Circle" draw:style-name="gr21" draw:text-style-name="P20" draw:layer="layout" svg:width="2.302cm" svg:height="2.287cm" svg:x="25.613cm" svg:y="25.96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26.213cm" svg:y="26.589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custom-shape draw:name="Circle" draw:style-name="gr21" draw:text-style-name="P20" draw:layer="layout" svg:width="2.302cm" svg:height="2.287cm" svg:x="32.717cm" svg:y="25.96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33.317cm" svg:y="26.589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custom-shape draw:name="Build" draw:style-name="gr7" draw:text-style-name="P13" draw:layer="layout" svg:width="2.935cm" svg:height="1.551cm" svg:x="18.188cm" svg:y="23.808cm">
            <text:p text:style-name="P1"><text:span text:style-name="T7">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st" draw:style-name="gr7" draw:text-style-name="P13" draw:layer="layout" svg:width="2.364cm" svg:height="1.551cm" svg:x="25.582cm" svg:y="23.808cm">
            <text:p text:style-name="P1"><text:span text:style-name="T7">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ublish" draw:style-name="gr7" draw:text-style-name="P13" draw:layer="layout" svg:width="4.044cm" svg:height="1.551cm" svg:x="31.846cm" svg:y="23.808cm">
            <text:p text:style-name="P1"><text:span text:style-name="T7">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xml:id="id85" draw:id="id85">
          <draw:custom-shape draw:name="Release" draw:style-name="gr7" draw:text-style-name="P13" draw:layer="layout" svg:width="4.413cm" svg:height="1.551cm" svg:x="45.882cm" svg:y="23.808cm">
            <text:p text:style-name="P1"><text:span text:style-name="T7">Rel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Circle" draw:style-name="gr21" draw:text-style-name="P20" draw:layer="layout" svg:width="2.302cm" svg:height="2.287cm" svg:x="46.937cm" svg:y="25.96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47.537cm" svg:y="26.589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g draw:name="Group" xml:id="id84" draw:id="id84">
          <draw:custom-shape draw:name="?" draw:style-name="gr7" draw:text-style-name="P13" draw:layer="layout" svg:width="0.846cm" svg:height="1.551cm" svg:x="40.507cm" svg:y="23.808cm">
            <text:p text:style-name="P1"><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Circle" draw:style-name="gr21" draw:text-style-name="P20" draw:layer="layout" svg:width="2.302cm" svg:height="2.287cm" svg:x="39.829cm" svg:y="25.96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40.429cm" svg:y="26.589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frame draw:name="people.png" draw:style-name="gr4" draw:text-style-name="P10" draw:layer="layout" svg:width="1.979cm" svg:height="1.979cm" svg:x="39.987cm" svg:y="29.358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0.593cm" svg:height="0.492cm" svg:x="40.68cm" svg:y="29.03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Slide Number" presentation:style-name="pr20" draw:text-style-name="P11" draw:layer="layout" svg:width="1.18cm" svg:height="1.198cm" svg:x="2.183cm" svg:y="34.819cm" presentation:class="page-number" presentation:user-transformed="true">
          <draw:text-box>
            <text:p/>
          </draw:text-box>
        </draw:frame>
        <anim:par smil:dur="indefinite" smil:fill="hold" smil:restart="never" presentation:node-type="timing-root">
          <anim:par smil:begin="id79.begin">
            <anim:transitionFilter smil:dur="2s" smil:type="dissolve"/>
          </anim:par>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80">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81">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82">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83">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84">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appear" smil:targetElement="id85">
                  <anim:set smil:fill="hold" smil:attributeName="visibility" smil:to="visible"/>
                </anim:iterate>
              </anim:par>
            </anim:par>
            <anim:par smil:begin="next" smil:fill="hold">
              <anim:par smil:begin="0s" smil:fill="hold">
                <anim:iterate smil:begin="0s" smil:fill="hold" presentation:node-type="on-click" presentation:preset-class="exit" presentation:preset-id="ooo-exit-disappear" smil:targetElement="id80">
                  <anim:set smil:begin="0s" smil:fill="hold" smil:attributeName="visibility" smil:to="hidden"/>
                </anim:iterate>
              </anim:par>
            </anim:par>
          </anim:seq>
        </anim:par>
        <presentation:notes draw:style-name="dp2">
          <draw:page-thumbnail draw:style-name="gr3" draw:layer="layout" svg:width="19.798cm" svg:height="11.136cm" svg:x="0.6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3" draw:master-page-name="Blank" presentation:presentation-page-layout-name="AL2T1" xml:id="id86" draw:id="id86">
        <draw:line draw:name="Line" draw:style-name="gr20" draw:text-style-name="P13" xml:id="id93" draw:id="id93" draw:layer="layout" svg:x1="48.08cm" svg:y1="24.287cm" svg:x2="48.08cm" svg:y2="20.865cm">
          <text:p text:style-name="P24"><text:span text:style-name="T8"/></text:p>
        </draw:line>
        <draw:g draw:name="Group">
          <draw:line draw:name="Line" draw:style-name="gr20" draw:text-style-name="P13" draw:layer="layout" svg:x1="13.064cm" svg:y1="19.908cm" svg:x2="54.668cm" svg:y2="19.908cm">
            <text:p/>
          </draw:line>
          <draw:custom-shape draw:name="Circle" draw:style-name="gr5" draw:text-style-name="P12" draw:layer="layout" svg:width="1.527cm" svg:height="1.517cm" svg:x="12.169cm" svg:y="19.1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ircle" draw:style-name="gr5" draw:text-style-name="P12" draw:layer="layout" svg:width="1.527cm" svg:height="1.517cm" svg:x="54.036cm" svg:y="19.15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draw:custom-shape draw:name="Circle" draw:style-name="gr21" draw:text-style-name="P20" draw:layer="layout" svg:width="2.302cm" svg:height="2.287cm" svg:x="18.503cm" svg:y="18.853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19.103cm" svg:y="19.47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custom-shape draw:name="Circle" draw:style-name="gr21" draw:text-style-name="P20" draw:layer="layout" svg:width="2.302cm" svg:height="2.287cm" svg:x="25.611cm" svg:y="18.853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26.211cm" svg:y="19.47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custom-shape draw:name="Circle" draw:style-name="gr21" draw:text-style-name="P20" draw:layer="layout" svg:width="2.302cm" svg:height="2.287cm" svg:x="32.715cm" svg:y="18.853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33.315cm" svg:y="19.47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custom-shape draw:name="Build" draw:style-name="gr7" draw:text-style-name="P13" draw:layer="layout" svg:width="2.935cm" svg:height="1.551cm" svg:x="18.184cm" svg:y="16.691cm">
            <text:p text:style-name="P1"><text:span text:style-name="T7">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st" draw:style-name="gr7" draw:text-style-name="P13" draw:layer="layout" svg:width="2.364cm" svg:height="1.551cm" svg:x="25.578cm" svg:y="16.691cm">
            <text:p text:style-name="P1"><text:span text:style-name="T7">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ublish" draw:style-name="gr7" draw:text-style-name="P13" draw:layer="layout" svg:width="4.044cm" svg:height="1.551cm" svg:x="31.844cm" svg:y="16.691cm">
            <text:p text:style-name="P1"><text:span text:style-name="T7">Publ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xml:id="id92" draw:id="id92">
          <draw:custom-shape draw:name="Release" draw:style-name="gr7" draw:text-style-name="P13" draw:layer="layout" svg:width="4.413cm" svg:height="1.551cm" svg:x="45.874cm" svg:y="16.691cm">
            <text:p text:style-name="P1"><text:span text:style-name="T7">Rele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Circle" draw:style-name="gr21" draw:text-style-name="P20" draw:layer="layout" svg:width="2.302cm" svg:height="2.287cm" svg:x="46.935cm" svg:y="18.853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47.535cm" svg:y="19.47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g draw:name="Group" xml:id="id91" draw:id="id91">
          <draw:custom-shape draw:name="?" draw:style-name="gr7" draw:text-style-name="P13" draw:layer="layout" svg:width="0.846cm" svg:height="1.551cm" svg:x="40.505cm" svg:y="16.691cm">
            <text:p text:style-name="P1"><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Circle" draw:style-name="gr21" draw:text-style-name="P20" draw:layer="layout" svg:width="2.302cm" svg:height="2.287cm" svg:x="39.827cm" svg:y="18.853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ingbat Check" draw:style-name="gr22" draw:text-style-name="P21" draw:layer="layout" svg:width="1.102cm" svg:height="1.047cm" svg:x="40.427cm" svg:y="19.473cm">
              <text:p text:style-name="P24"><text:span text:style-name="T8"/></text:p>
              <draw:enhanced-geometry draw:mirror-horizontal="false" draw:mirror-vertical="false" drawooo:sub-view-size="21452 20404" draw:text-areas="0 0 ?f2 ?f3" svg:viewBox="0 0 0 0" draw:type="ooxml-non-primitive" draw:enhanced-path="M 19340 6 C 18911 -308 8317 11620 6423 13985 6323 14108 6215 14226 6090 14370 5960 14216 5854 14096 5755 13971 4964 12967 4458 12167 3657 11171 3337 10773 2972 10410 2634 10026 2472 9843 2283 9849 2071 9915 1856 9981 1574 9982 1303 10152 1209 10262 1332 10438 1349 10609 1369 10821 603 10792 203 11061 111 11123 286 11375 227 11440 51 11634 -61 11588 36 11826 896 13941 2182 15733 3218 17879 4865 21292 5178 19166 5654 19575 7119 20836 6474 21179 9921 16770 11378 14721 19009 5203 20710 3334 20919 3106 21118 2879 21258 2594 21526 2050 21539 2066 21150 1624 21006 1461 20856 1427 20646 1437 20244 1456 20044 1227 20086 860 20096 778 20075 672 20023 612 19903 469 19492 117 19340 6 Z N">
                <draw:equation draw:name="f0" draw:formula="logwidth/2"/>
                <draw:equation draw:name="f1" draw:formula="logheight/2"/>
                <draw:equation draw:name="f2" draw:formula="logwidth"/>
                <draw:equation draw:name="f3" draw:formula="logheight"/>
              </draw:enhanced-geometry>
            </draw:custom-shape>
          </draw:g>
          <draw:g draw:name="Group">
            <draw:frame draw:name="people.png" draw:style-name="gr4" draw:text-style-name="P10" draw:layer="layout" svg:width="1.979cm" svg:height="1.979cm" svg:x="39.985cm" svg:y="22.242cm">
              <draw:image xlink:href="Pictures/10000201000000800000008095B4226E5CD412CB.png" xlink:type="simple" xlink:show="embed" xlink:actuate="onLoad" loext:mime-type="image/png">
                <text:p/>
              </draw:image>
              <svg:desc>people.png</svg:desc>
            </draw:frame>
            <draw:custom-shape draw:name="Oval" draw:style-name="gr5" draw:text-style-name="P12" draw:layer="layout" svg:width="0.593cm" svg:height="0.492cm" svg:x="40.678cm" svg:y="21.919cm">
              <text:p text:style-name="P24"><text:span text:style-name="T8"/></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0.0.1-SNAPSHOT" draw:style-name="gr28" draw:text-style-name="P25" xml:id="id89" draw:id="id89" draw:layer="layout" svg:width="10.85cm" svg:height="2.287cm" svg:x="28.441cm" svg:y="10.938cm">
          <text:p text:style-name="P24"><text:span text:style-name="T8">0.0.1-SNAPSHOT</text:span></text:p>
          <draw:enhanced-geometry draw:mirror-horizontal="false" draw:mirror-vertical="false" draw:text-areas="?f5 ?f5 ?f6 ?f7" svg:viewBox="0 0 0 0" draw:type="ooxml-roundRect" draw:modifiers="231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xml:id="id87" draw:id="id87">
          <draw:custom-shape draw:name="Central Nexus Artifact Storage" draw:style-name="gr29" draw:text-style-name="P13" draw:layer="layout" svg:width="10.757cm" svg:height="8.151cm" svg:x="54.442cm" svg:y="2.687cm">
            <text:p text:style-name="P24"><text:span text:style-name="T9">Central Nexus Artifact Storage</text:span></text:p>
            <draw:enhanced-geometry draw:mirror-horizontal="false" draw:mirror-vertical="false" draw:text-areas="?f5 ?f5 ?f6 ?f7" svg:viewBox="0 0 0 0" draw:type="ooxml-roundRect" draw:modifiers="15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785001-sonatype-nexus-logo.png" draw:style-name="gr4" draw:text-style-name="P10" draw:layer="layout" svg:width="7.747cm" svg:height="2.582cm" svg:x="56.81cm" svg:y="8.705cm">
            <draw:image xlink:href="Pictures/100002010000012C000000642668C50E31A4B1AD.png" xlink:type="simple" xlink:show="embed" xlink:actuate="onLoad" loext:mime-type="image/png">
              <text:p/>
            </draw:image>
            <svg:desc>785001-sonatype-nexus-logo.png</svg:desc>
          </draw:frame>
        </draw:g>
        <draw:custom-shape draw:name="0.0.1" draw:style-name="gr30" draw:text-style-name="P26" xml:id="id94" draw:id="id94" draw:layer="layout" svg:width="4.446cm" svg:height="2.287cm" svg:x="45.857cm" svg:y="24.333cm">
          <text:p text:style-name="P24"><text:span text:style-name="T8">0.0.1</text:span></text:p>
          <draw:enhanced-geometry draw:mirror-horizontal="false" draw:mirror-vertical="false" draw:text-areas="?f5 ?f5 ?f6 ?f7" svg:viewBox="0 0 0 0" draw:type="ooxml-roundRect" draw:modifiers="231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draw:style-name="gr20" draw:text-style-name="P13" xml:id="id88" draw:id="id88" draw:layer="layout" svg:x1="33.866cm" svg:y1="16.605cm" svg:x2="33.866cm" svg:y2="13.183cm">
          <text:p text:style-name="P24"><text:span text:style-name="T8"/></text:p>
        </draw:line>
        <draw:custom-shape draw:name="Connection Line" draw:style-name="gr31" draw:text-style-name="P13" xml:id="id90" draw:id="id90" draw:layer="layout" svg:width="20.233cm" svg:height="4.087cm" svg:x="34.12cm" svg:y="6.761cm">
          <text:p text:style-name="P1"><text:span text:style-name="T7"/></text:p>
          <draw:enhanced-geometry draw:mirror-horizontal="false" draw:mirror-vertical="false" drawooo:sub-view-size="21600 20520" draw:text-areas="0 0 ?f2 ?f3" svg:viewBox="0 0 0 0" draw:type="ooxml-non-primitive" draw:enhanced-path="M 0 20520 C 1443 5714 8643 -1080 21600 139 N">
            <draw:equation draw:name="f0" draw:formula="logwidth/2"/>
            <draw:equation draw:name="f1" draw:formula="logheight/2"/>
            <draw:equation draw:name="f2" draw:formula="logwidth"/>
            <draw:equation draw:name="f3" draw:formula="logheight"/>
          </draw:enhanced-geometry>
        </draw:custom-shape>
        <draw:custom-shape draw:name="Connection Line" draw:style-name="gr31" draw:text-style-name="P13" xml:id="id95" draw:id="id95" draw:layer="layout" svg:width="9.685cm" svg:height="14.603cm" svg:x="50.393cm" svg:y="10.926cm">
          <text:p text:style-name="P1"><text:span text:style-name="T7"/></text:p>
          <draw:enhanced-geometry draw:mirror-horizontal="false" draw:mirror-vertical="false" drawooo:sub-view-size="21210 21600" draw:text-areas="0 0 ?f2 ?f3" svg:viewBox="0 0 0 0" draw:type="ooxml-non-primitive" draw:enhanced-path="M 0 21600 C 14536 21102 21600 13902 21193 0 N">
            <draw:equation draw:name="f0" draw:formula="logwidth/2"/>
            <draw:equation draw:name="f1" draw:formula="logheight/2"/>
            <draw:equation draw:name="f2" draw:formula="logwidth"/>
            <draw:equation draw:name="f3" draw:formula="logheight"/>
          </draw:enhanced-geometry>
        </draw:custom-shape>
        <draw:frame draw:name="Slide Number" presentation:style-name="pr21" draw:text-style-name="P11" draw:layer="layout" svg:width="1.18cm" svg:height="1.198cm" svg:x="2.183cm" svg:y="34.819cm" presentation:class="page-number" presentation:user-transformed="true">
          <draw:text-box>
            <text:p/>
          </draw:text-box>
        </draw:frame>
        <anim:par smil:dur="indefinite" smil:fill="hold" smil:restart="never" presentation:node-type="timing-root">
          <anim:par smil:begin="id86.begin">
            <anim:transitionFilter smil:dur="2s" smil:type="dissolve"/>
          </anim:par>
          <anim:seq smil:dur="indefinite" smil:fill="hold" presentation:node-type="main-sequence">
            <anim:par smil:begin="next" smil:fill="hold">
              <anim:par smil:begin="0s" smil:fill="hold">
                <anim:iterate smil:begin="0s" smil:fill="hold" presentation:node-type="on-click" presentation:preset-class="entrance" presentation:preset-id="ooo-entrance-appear" smil:targetElement="id87">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bottom" smil:targetElement="id88">
                  <anim:set smil:fill="hold" smil:attributeName="visibility" smil:to="visible"/>
                  <anim:transitionFilter smil:dur="1s" smil:type="barWipe" smil:subtype="topToBottom" smil:direction="reverse"/>
                </anim:iterate>
              </anim:par>
              <anim:par smil:begin="1s" smil:fill="hold">
                <anim:iterate smil:begin="0s" smil:fill="hold" presentation:node-type="after-previous" presentation:preset-class="entrance" presentation:preset-id="ooo-entrance-appear" smil:targetElement="id89">
                  <anim:set smil:fill="hold" smil:attributeName="visibility" smil:to="visible"/>
                </anim:iterate>
              </anim:par>
              <anim:par smil:begin="1s" smil:fill="hold">
                <anim:iterate smil:begin="0s" smil:fill="hold" presentation:node-type="after-previous" presentation:preset-class="entrance" presentation:preset-id="ooo-entrance-diagonal-squares" presentation:preset-sub-type="right-to-top" smil:targetElement="id90">
                  <anim:set smil:fill="hold" smil:attributeName="visibility" smil:to="visible"/>
                  <anim:transitionFilter smil:dur="1s" smil:type="waterfallWipe" smil:subtype="horizontalRight" smil:direction="reverse"/>
                </anim:iterate>
              </anim:par>
            </anim:par>
            <anim:par smil:begin="next" smil:fill="hold">
              <anim:par smil:begin="0s" smil:fill="hold">
                <anim:iterate smil:begin="0s" smil:fill="hold" presentation:node-type="on-click" presentation:preset-class="entrance" presentation:preset-id="ooo-entrance-appear" smil:targetElement="id91">
                  <anim:set smil:fill="hold" smil:attributeName="visibility" smil:to="visible"/>
                </anim:iterate>
              </anim:par>
              <anim:par smil:begin="0s" smil:fill="hold">
                <anim:iterate smil:begin="0.5s" smil:fill="hold" presentation:node-type="after-previous" presentation:preset-class="entrance" presentation:preset-id="ooo-entrance-appear" smil:targetElement="id92">
                  <anim:set smil:fill="hold" smil:attributeName="visibility" smil:to="visible"/>
                </anim:iterate>
              </anim:par>
            </anim:par>
            <anim:par smil:begin="next" smil:fill="hold">
              <anim:par smil:begin="0s" smil:fill="hold">
                <anim:iterate smil:begin="0s" smil:fill="hold" presentation:node-type="on-click" presentation:preset-class="entrance" presentation:preset-id="ooo-entrance-wipe" presentation:preset-sub-type="from-top" smil:targetElement="id93">
                  <anim:set smil:fill="hold" smil:attributeName="visibility" smil:to="visible"/>
                  <anim:transitionFilter smil:dur="1s" smil:type="barWipe" smil:subtype="topToBottom"/>
                </anim:iterate>
              </anim:par>
              <anim:par smil:begin="1s" smil:fill="hold">
                <anim:iterate smil:begin="0s" smil:fill="hold" presentation:node-type="after-previous" presentation:preset-class="entrance" presentation:preset-id="ooo-entrance-appear" smil:targetElement="id94">
                  <anim:set smil:fill="hold" smil:attributeName="visibility" smil:to="visible"/>
                </anim:iterate>
              </anim:par>
              <anim:par smil:begin="1s" smil:fill="hold">
                <anim:iterate smil:begin="0s" smil:fill="hold" presentation:node-type="after-previous" presentation:preset-class="entrance" presentation:preset-id="ooo-entrance-diagonal-squares" presentation:preset-sub-type="right-to-top" smil:targetElement="id95">
                  <anim:set smil:fill="hold" smil:attributeName="visibility" smil:to="visible"/>
                  <anim:transitionFilter smil:dur="1s" smil:type="waterfallWipe" smil:subtype="horizontalRight" smil:direction="reverse"/>
                </anim:iterate>
              </anim:par>
            </anim:par>
          </anim:seq>
        </anim:par>
        <presentation:notes draw:style-name="dp2">
          <draw:page-thumbnail draw:style-name="gr3" draw:layer="layout" svg:width="19.798cm" svg:height="11.136cm" svg:x="0.6cm" svg:y="2.257cm" draw:page-number="17" presentation:class="page"/>
          <draw:frame presentation:style-name="pr6" draw:text-style-name="P9" draw:layer="layout" svg:width="16.799cm" svg:height="13.364cm" svg:x="2.1cm" svg:y="14.107cm" presentation:class="notes" presentation:placeholder="true">
            <draw:text-box/>
          </draw:frame>
        </presentation:notes>
      </draw:page>
      <draw:page draw:name="page18" draw:style-name="dp1" draw:master-page-name="Kapiteltrenner" presentation:presentation-page-layout-name="AL2T1">
        <draw:frame draw:name="Textplatzhalter 7" presentation:style-name="pr22" draw:text-style-name="P4" draw:layer="layout" svg:width="61.876cm" svg:height="18.402cm" svg:x="2.928cm" svg:y="4.645cm" presentation:class="outline" presentation:user-transformed="true">
          <draw:text-box>
            <text:p text:style-name="P27"><text:span text:style-name="T10">Vielen</text:span><text:span text:style-name="T10"><text:line-break/></text:span><text:span text:style-name="T10">Dank!</text:span></text:p>
          </draw:text-box>
        </draw:frame>
        <presentation:notes draw:style-name="dp2">
          <draw:page-thumbnail draw:style-name="gr3" draw:layer="layout" svg:width="19.798cm" svg:height="11.136cm" svg:x="0.6cm" svg:y="2.257cm" draw:page-number="18" presentation:class="page"/>
          <draw:frame presentation:style-name="pr2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Light" svg:font-family="'Calibri Light'"/>
    <style:font-face style:name="DIN-Regular1" svg:font-family="DIN-Regular"/>
    <style:font-face style:name="Helvetica Neue1" svg:font-family="'Helvetica Neue'"/>
    <style:font-face style:name="Helvetica Neue Medium1" svg:font-family="'Helvetica Neue Medium'"/>
    <style:font-face style:name="Permanent Marker" svg:font-family="'Permanent Marker'"/>
    <style:font-face style:name="Calibri Light1" svg:font-family="'Calibri Light'" style:font-pitch="variable"/>
    <style:font-face style:name="DIN-Regular" svg:font-family="DIN-Regular" style:font-pitch="variable"/>
    <style:font-face style:name="DejaVu Sans1" svg:font-family="'DejaVu Sans'" style:font-pitch="variable"/>
    <style:font-face style:name="Helvetica Neue" svg:font-family="'Helvetica Neue'" style:font-pitch="variable"/>
    <style:font-face style:name="Helvetica Neue Medium" svg:font-family="'Helvetica Neue Medium'"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stroke-dash draw:name="Dashed_20__28_var_29__20_4" draw:display-name="Dashed (var) 4" draw:style="round" draw:dots2="1" draw:dots2-length="352%" draw:distance="352%"/>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center" fo:text-indent="0cm" style:punctuation-wrap="simple"/>
      <style:text-properties fo:font-variant="normal" fo:text-transform="none" fo:color="#ffffff" style:text-outline="false" style:text-line-through-style="none" style:text-line-through-type="none" style:text-position="0% 100%" style:font-name="Calibri Light" fo:font-family="'Calibri Light'" fo:font-size="64pt" fo:letter-spacing="normal" fo:font-style="normal" fo:text-shadow="none" style:text-underline-style="none" fo:font-weight="normal" style:letter-kerning="true" fo:background-color="transparent"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left="0cm" fo:margin-right="0cm" fo:margin-top="0.4cm" fo:margin-bottom="0cm" fo:line-height="100%" fo:text-align="center" fo:text-indent="0cm" style:punctuation-wrap="simple"/>
      <style:text-properties fo:font-variant="normal" fo:text-transform="none" fo:color="#ffffff" style:text-line-through-style="none" style:text-line-through-type="none" style:text-position="0% 100%" style:font-name="Calibri Light" fo:font-family="'Calibri Light'" fo:font-size="64pt" fo:letter-spacing="normal" fo:font-style="normal" style:text-underline-style="none" fo:font-weight="normal"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fo:hyphenate="false"/>
    </style:style>
    <style:style style:name="Titelfolie-outline3" style:family="presentation" style:parent-style-name="Titelfolie-outline2">
      <style:paragraph-properties fo:margin-left="0cm" fo:margin-right="0cm" fo:margin-top="0.3cm" fo:margin-bottom="0cm" fo:line-height="100%" fo:text-align="center" fo:text-indent="0cm" style:punctuation-wrap="simple"/>
      <style:text-properties fo:font-variant="normal" fo:text-transform="none" fo:color="#ffffff" style:text-line-through-style="none" style:text-line-through-type="none" style:text-position="0% 100%" style:font-name="Calibri Light" fo:font-family="'Calibri Light'" fo:font-size="64pt" fo:letter-spacing="normal" fo:font-style="normal" style:text-underline-style="none" fo:font-weight="normal"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fo:hyphenate="false"/>
    </style:style>
    <style:style style:name="Titelfolie-outline4" style:family="presentation" style:parent-style-name="Titelfolie-outline3">
      <style:paragraph-properties fo:margin-left="0cm" fo:margin-right="0cm" fo:margin-top="0.2cm" fo:margin-bottom="0cm" fo:line-height="100%" fo:text-align="center" fo:text-indent="0cm" style:punctuation-wrap="simple"/>
      <style:text-properties fo:font-variant="normal" fo:text-transform="none" fo:color="#ffffff" style:text-line-through-style="none" style:text-line-through-type="none" style:text-position="0% 100%" style:font-name="Calibri Light" fo:font-family="'Calibri Light'" fo:font-size="64pt" fo:letter-spacing="normal" fo:font-style="normal" style:text-underline-style="none" fo:font-weight="normal"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ab-stops>
          <style:tab-stop style:position="1.764cm"/>
        </style:tab-stops>
      </style:paragraph-properties>
      <style:text-properties fo:font-variant="normal" fo:text-transform="none" fo:color="#888888" style:text-outline="false" style:text-line-through-style="none" style:text-line-through-type="none" style:text-position="0% 100%" style:font-name="Calibri Light" fo:font-family="'Calibri Light'" fo:font-size="30pt" fo:letter-spacing="normal" fo:font-style="normal" fo:text-shadow="none" style:text-underline-style="none" fo:font-weight="normal" style:letter-kerning="true" fo:background-color="transparent" style:font-name-asian="Calibri Light" style:font-family-asian="'Calibri Light'" style:font-size-asian="30pt" style:font-style-asian="normal" style:font-weight-asian="normal" style:font-name-complex="Calibri Light" style:font-family-complex="'Calibri Light'" style:font-size-complex="30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center" fo:text-indent="0cm" style:punctuation-wrap="simple"/>
      <style:text-properties fo:font-variant="normal" fo:text-transform="none" fo:color="#ffffff" style:text-outline="false" style:text-line-through-style="none" style:text-line-through-type="none" style:text-position="0% 100%" style:font-name="Calibri Light" fo:font-family="'Calibri Light'" fo:font-size="64pt" fo:letter-spacing="normal" fo:font-style="normal" fo:text-shadow="none" style:text-underline-style="none" fo:font-weight="normal" style:letter-kerning="true" fo:background-color="transparent"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center" fo:text-indent="0cm" style:punctuation-wrap="simple"/>
      <style:text-properties fo:font-variant="normal" fo:text-transform="none" fo:color="#ffffff" style:text-line-through-style="none" style:text-line-through-type="none" style:text-position="0% 100%" style:font-name="Calibri Light" fo:font-family="'Calibri Light'" fo:font-size="64pt" fo:letter-spacing="normal" fo:font-style="normal" style:text-underline-style="none" fo:font-weight="normal"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center" fo:text-indent="0cm" style:punctuation-wrap="simple"/>
      <style:text-properties fo:font-variant="normal" fo:text-transform="none" fo:color="#ffffff" style:text-line-through-style="none" style:text-line-through-type="none" style:text-position="0% 100%" style:font-name="Calibri Light" fo:font-family="'Calibri Light'" fo:font-size="64pt" fo:letter-spacing="normal" fo:font-style="normal" style:text-underline-style="none" fo:font-weight="normal"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center" fo:text-indent="0cm" style:punctuation-wrap="simple"/>
      <style:text-properties fo:font-variant="normal" fo:text-transform="none" fo:color="#ffffff" style:text-line-through-style="none" style:text-line-through-type="none" style:text-position="0% 100%" style:font-name="Calibri Light" fo:font-family="'Calibri Light'" fo:font-size="64pt" fo:letter-spacing="normal" fo:font-style="normal" style:text-underline-style="none" fo:font-weight="normal"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ab-stops>
          <style:tab-stop style:position="1.764cm"/>
        </style:tab-stops>
      </style:paragraph-properties>
      <style:text-properties fo:font-variant="normal" fo:text-transform="none" fo:color="#888888" style:text-outline="false" style:text-line-through-style="none" style:text-line-through-type="none" style:text-position="0% 100%" style:font-name="Calibri Light" fo:font-family="'Calibri Light'" fo:font-size="30pt" fo:letter-spacing="normal" fo:font-style="normal" fo:text-shadow="none" style:text-underline-style="none" fo:font-weight="normal" style:letter-kerning="true" fo:background-color="transparent" style:font-name-asian="Calibri Light" style:font-family-asian="'Calibri Light'" style:font-size-asian="30pt" style:font-style-asian="normal" style:font-weight-asian="normal" style:font-name-complex="Calibri Light" style:font-family-complex="'Calibri Light'" style:font-size-complex="30pt" style:font-style-complex="normal" style:font-weight-complex="normal" style:text-emphasize="none" style:font-relief="none" style:text-overline-style="none" style:text-overline-color="font-color" fo:hyphenate="false"/>
    </style:style>
    <style:style style:name="Kapiteltrenner-background" style:family="presentation">
      <style:graphic-properties draw:stroke="none" draw:fill="solid" draw:fill-color="#ffffff"/>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shrink-to-fit" style:shrink-to-fit="true">
        <text:list-style style:name="Kapiteltre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center" fo:text-indent="0cm" style:punctuation-wrap="simple"/>
      <style:text-properties fo:font-variant="normal" fo:text-transform="none" fo:color="#ffffff" style:text-outline="false" style:text-line-through-style="none" style:text-line-through-type="none" style:text-position="0% 100%" style:font-name="Calibri Light" fo:font-family="'Calibri Light'" fo:font-size="64pt" fo:letter-spacing="normal" fo:font-style="normal" fo:text-shadow="none" style:text-underline-style="none" fo:font-weight="normal" style:letter-kerning="true" fo:background-color="transparent"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style:text-emphasize="none" style:font-relief="none" style:text-overline-style="none" style:text-overline-color="font-color" fo:hyphenate="false"/>
    </style:style>
    <style:style style:name="Kapiteltrenner-outline2" style:family="presentation" style:parent-style-name="Kapiteltrenner-outline1">
      <style:paragraph-properties fo:margin-left="0cm" fo:margin-right="0cm" fo:margin-top="0.4cm" fo:margin-bottom="0cm" fo:line-height="100%" fo:text-align="center" fo:text-indent="0cm" style:punctuation-wrap="simple"/>
      <style:text-properties fo:font-variant="normal" fo:text-transform="none" fo:color="#ffffff" style:text-line-through-style="none" style:text-line-through-type="none" style:text-position="0% 100%" style:font-name="Calibri Light" fo:font-family="'Calibri Light'" fo:font-size="64pt" fo:letter-spacing="normal" fo:font-style="normal" style:text-underline-style="none" fo:font-weight="normal"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fo:hyphenate="false"/>
    </style:style>
    <style:style style:name="Kapiteltrenner-outline3" style:family="presentation" style:parent-style-name="Kapiteltrenner-outline2">
      <style:paragraph-properties fo:margin-left="0cm" fo:margin-right="0cm" fo:margin-top="0.3cm" fo:margin-bottom="0cm" fo:line-height="100%" fo:text-align="center" fo:text-indent="0cm" style:punctuation-wrap="simple"/>
      <style:text-properties fo:font-variant="normal" fo:text-transform="none" fo:color="#ffffff" style:text-line-through-style="none" style:text-line-through-type="none" style:text-position="0% 100%" style:font-name="Calibri Light" fo:font-family="'Calibri Light'" fo:font-size="64pt" fo:letter-spacing="normal" fo:font-style="normal" style:text-underline-style="none" fo:font-weight="normal"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fo:hyphenate="false"/>
    </style:style>
    <style:style style:name="Kapiteltrenner-outline4" style:family="presentation" style:parent-style-name="Kapiteltrenner-outline3">
      <style:paragraph-properties fo:margin-left="0cm" fo:margin-right="0cm" fo:margin-top="0.2cm" fo:margin-bottom="0cm" fo:line-height="100%" fo:text-align="center" fo:text-indent="0cm" style:punctuation-wrap="simple"/>
      <style:text-properties fo:font-variant="normal" fo:text-transform="none" fo:color="#ffffff" style:text-line-through-style="none" style:text-line-through-type="none" style:text-position="0% 100%" style:font-name="Calibri Light" fo:font-family="'Calibri Light'" fo:font-size="64pt" fo:letter-spacing="normal" fo:font-style="normal" style:text-underline-style="none" fo:font-weight="normal" style:font-name-asian="Calibri Light" style:font-family-asian="'Calibri Light'" style:font-size-asian="64pt" style:font-style-asian="normal" style:font-weight-asian="normal" style:font-name-complex="Calibri Light" style:font-family-complex="'Calibri Light'" style:font-size-complex="64pt" style:font-style-complex="normal" style:font-weight-complex="normal" fo:hyphenate="false"/>
    </style:style>
    <style:style style:name="Kapiteltrenner-outline5" style:family="presentation" style:parent-style-name="Kapiteltrenner-outline4">
      <style:paragraph-properties fo:margin-top="0.1cm" fo:margin-bottom="0cm"/>
      <style:text-properties fo:font-size="20pt" style:font-size-asian="20pt" style:font-size-complex="20pt"/>
    </style:style>
    <style:style style:name="Kapiteltrenner-outline6" style:family="presentation" style:parent-style-name="Kapiteltrenner-outline5">
      <style:paragraph-properties fo:margin-top="0.1cm" fo:margin-bottom="0cm"/>
      <style:text-properties fo:font-size="20pt" style:font-size-asian="20pt" style:font-size-complex="20pt"/>
    </style:style>
    <style:style style:name="Kapiteltrenner-outline7" style:family="presentation" style:parent-style-name="Kapiteltrenner-outline6">
      <style:paragraph-properties fo:margin-top="0.1cm" fo:margin-bottom="0cm"/>
      <style:text-properties fo:font-size="20pt" style:font-size-asian="20pt" style:font-size-complex="20pt"/>
    </style:style>
    <style:style style:name="Kapiteltrenner-outline8" style:family="presentation" style:parent-style-name="Kapiteltrenner-outline7">
      <style:paragraph-properties fo:margin-top="0.1cm" fo:margin-bottom="0cm"/>
      <style:text-properties fo:font-size="20pt" style:font-size-asian="20pt" style:font-size-complex="20pt"/>
    </style:style>
    <style:style style:name="Kapiteltrenner-outline9" style:family="presentation" style:parent-style-name="Kapiteltrenner-outline8">
      <style:paragraph-properties fo:margin-top="0.1cm" fo:margin-bottom="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text:list-style style:name="Kapiteltren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ab-stops>
          <style:tab-stop style:position="1.764cm"/>
        </style:tab-stops>
      </style:paragraph-properties>
      <style:text-properties fo:font-variant="normal" fo:text-transform="none" fo:color="#888888" style:text-outline="false" style:text-line-through-style="none" style:text-line-through-type="none" style:text-position="0% 100%" style:font-name="Calibri Light" fo:font-family="'Calibri Light'" fo:font-size="30pt" fo:letter-spacing="normal" fo:font-style="normal" fo:text-shadow="none" style:text-underline-style="none" fo:font-weight="normal" style:letter-kerning="true" fo:background-color="transparent" style:font-name-asian="Calibri Light" style:font-family-asian="'Calibri Light'" style:font-size-asian="30pt" style:font-style-asian="normal" style:font-weight-asian="normal" style:font-name-complex="Calibri Light" style:font-family-complex="'Calibri Light'" style:font-size-complex="30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2b3539" draw:textarea-vertical-align="top" draw:auto-grow-height="false" draw:fit-to-size="false" style:shrink-to-fit="false" fo:min-height="0cm" fo:min-width="0cm" fo:padding-top="0.2cm" fo:padding-bottom="0.2cm" fo:padding-left="0.2cm" fo:padding-right="0.2cm" fo:wrap-option="wrap"/>
    </style:style>
    <style:style style:name="Mgr4" style:family="graphic" style:parent-style-name="standard">
      <style:graphic-properties draw:stroke="none" svg:stroke-width="0.035cm" draw:stroke-linejoin="miter" draw:fill="solid" draw:fill-color="#1bbaa4" draw:textarea-vertical-align="top" draw:auto-grow-height="false" draw:fit-to-size="false" style:shrink-to-fit="false" fo:min-height="0cm" fo:min-width="0cm" fo:padding-top="0.2cm" fo:padding-bottom="0.2cm" fo:padding-left="0.2cm" fo:padding-right="0.2cm" fo:wrap-option="wrap"/>
    </style:style>
    <style:style style:name="Mgr5" style:family="graphic" style:parent-style-name="standard">
      <style:graphic-properties draw:stroke="none" svg:stroke-width="0.035cm" draw:stroke-linejoin="miter" draw:fill="solid" draw:fill-color="#2b3539" draw:textarea-vertical-align="top" draw:auto-grow-height="false" draw:fit-to-size="false" style:shrink-to-fit="false" fo:min-height="0cm" fo:min-width="0cm" fo:padding-top="0.533cm" fo:padding-bottom="0.533cm" fo:padding-left="0.533cm" fo:padding-right="0.533cm" fo:wrap-option="wrap"/>
    </style:style>
    <style:style style:name="Mgr6" style:family="graphic" style:parent-style-name="standard">
      <style:graphic-properties draw:stroke="none" svg:stroke-width="0.035cm" draw:stroke-linejoin="miter" draw:fill="solid" draw:fill-color="#1bbaa4" draw:textarea-vertical-align="top" draw:auto-grow-height="false" draw:fit-to-size="false" style:shrink-to-fit="false" fo:min-height="0cm" fo:min-width="0cm" fo:padding-top="0.533cm" fo:padding-bottom="0.533cm" fo:padding-left="0.533cm" fo:padding-right="0.533cm" fo:wrap-option="wrap"/>
    </style:style>
    <style:style style:name="Mgr7" style:family="graphic" style:parent-style-name="standard">
      <style:graphic-properties draw:stroke="solid" svg:stroke-width="0.071cm" svg:stroke-color="#de0045" draw:stroke-linejoin="bevel" draw:fill="none" draw:textarea-horizontal-align="center" draw:textarea-vertical-align="top" draw:auto-grow-height="false" draw:fit-to-size="false" style:shrink-to-fit="false" fo:padding-top="0.339cm" fo:padding-bottom="0.339cm" fo:padding-left="0.339cm" fo:padding-right="0.339cm" fo:wrap-option="wrap"/>
    </style:style>
    <style:style style:name="Mgr8" style:family="graphic" style:parent-style-name="standard">
      <style:graphic-properties draw:stroke="none" svg:stroke-width="0.035cm" draw:stroke-linejoin="miter" draw:fill="none" draw:textarea-horizontal-align="center" draw:textarea-vertical-align="top" draw:auto-grow-height="true" draw:fit-to-size="false" style:shrink-to-fit="false" fo:padding-top="0.027cm" fo:padding-bottom="0.027cm" fo:padding-left="0.027cm" fo:padding-right="0.027cm" fo:wrap-option="no-wrap"/>
    </style:style>
    <style:style style:name="Mgr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4.358cm, 1.072cm, 1.065cm, 0.852cm)" draw:image-opacity="100%" style:mirror="none"/>
    </style:style>
    <style:style style:name="Mgr10"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533cm" fo:padding-bottom="0.533cm" fo:padding-left="0.533cm" fo:padding-right="0.533cm" fo:wrap-option="wrap"/>
    </style:style>
    <style:style style:name="Mgr11" style:family="graphic" style:parent-style-name="standard">
      <style:graphic-properties draw:stroke="none" svg:stroke-width="0.035cm" draw:stroke-linejoin="miter" draw:fill="solid" draw:fill-color="#1bbaa4" draw:textarea-vertical-align="middle" draw:auto-grow-height="false" draw:fit-to-size="false" style:shrink-to-fit="false" fo:min-height="0cm" fo:min-width="0cm" fo:padding-top="0.533cm" fo:padding-bottom="0.533cm" fo:padding-left="0.533cm" fo:padding-right="0.533cm" fo:wrap-option="wrap"/>
    </style:style>
    <style:style style:name="Mpr1" style:family="presentation" style:parent-style-name="Titelfolie-title">
      <style:graphic-properties draw:stroke="none" svg:stroke-width="0.035cm" draw:stroke-linejoin="miter" draw:fill="none" draw:textarea-vertical-align="bottom" draw:auto-grow-height="false" draw:fit-to-size="false" style:shrink-to-fit="false" fo:min-height="6.362cm" fo:padding-top="0cm" fo:padding-bottom="0cm" fo:padding-left="0cm" fo:padding-right="0cm" fo:wrap-option="wrap"/>
    </style:style>
    <style:style style:name="Mpr2" style:family="presentation" style:parent-style-name="Titelfolie-outline1">
      <style:graphic-properties draw:stroke="none" svg:stroke-width="0.035cm" draw:stroke-linejoin="miter" draw:fill="none" draw:textarea-vertical-align="top" draw:auto-grow-height="false" draw:fit-to-size="false" style:shrink-to-fit="false" fo:min-height="22.098cm" fo:padding-top="0cm" fo:padding-bottom="0cm" fo:padding-left="0cm" fo:padding-right="0cm" fo:wrap-option="wrap"/>
    </style:style>
    <style:style style:name="Mpr3" style:family="presentation" style:parent-style-name="Titelfolie-backgroundobjects">
      <style:graphic-properties draw:stroke="none" svg:stroke-width="0.035cm" draw:stroke-linejoin="miter" draw:fill="none" draw:fill-color="#ffffff" draw:textarea-vertical-align="top" draw:auto-grow-height="false" draw:fit-to-size="false" style:shrink-to-fit="false" fo:min-height="22.098cm" fo:padding-top="0cm" fo:padding-bottom="0cm" fo:padding-left="0cm" fo:padding-right="0cm" fo:wrap-option="wrap"/>
    </style:style>
    <style:style style:name="Mpr4" style:family="presentation" style:parent-style-name="Titelfolie-backgroundobjects">
      <style:graphic-properties draw:stroke="none" draw:fill="none" draw:fill-color="#ffffff" draw:auto-grow-height="false" fo:min-height="1.485cm"/>
    </style:style>
    <style:style style:name="Mpr5" style:family="presentation" style:parent-style-name="Titelfolie-backgroundobjects">
      <style:graphic-properties draw:stroke="none" draw:fill="none" draw:fill-color="#ffffff" draw:textarea-vertical-align="bottom" draw:auto-grow-height="false" fo:min-height="1.485cm"/>
    </style:style>
    <style:style style:name="Mpr6" style:family="presentation" style:parent-style-name="Blank-backgroundobjects">
      <style:graphic-properties draw:stroke="none" svg:stroke-width="0.035cm" draw:stroke-linejoin="miter" draw:fill="none" draw:fill-color="#ffffff" draw:textarea-vertical-align="top" draw:auto-grow-height="false" draw:fit-to-size="false" style:shrink-to-fit="false" fo:min-height="22.098cm" fo:padding-top="0.141cm" fo:padding-bottom="0.141cm" fo:padding-left="0.141cm" fo:padding-right="0.141cm" fo:wrap-option="wrap"/>
    </style:style>
    <style:style style:name="Mpr7" style:family="presentation" style:parent-style-name="Blank-backgroundobjects">
      <style:graphic-properties draw:stroke="none" draw:fill="none" draw:fill-color="#ffffff" draw:auto-grow-height="false" fo:min-height="1.485cm"/>
    </style:style>
    <style:style style:name="Mpr8" style:family="presentation" style:parent-style-name="Blank-backgroundobjects">
      <style:graphic-properties draw:stroke="none" draw:fill="none" draw:fill-color="#ffffff" draw:textarea-vertical-align="bottom" draw:auto-grow-height="false" fo:min-height="1.485cm"/>
    </style:style>
    <style:style style:name="Mpr9" style:family="presentation" style:parent-style-name="Kapiteltrenner-backgroundobjects">
      <style:graphic-properties draw:stroke="none" svg:stroke-width="0.035cm" draw:stroke-linejoin="miter" draw:fill="none" draw:fill-color="#ffffff" draw:textarea-vertical-align="top" draw:auto-grow-height="false" draw:fit-to-size="false" style:shrink-to-fit="false" fo:min-height="22.098cm" fo:padding-top="0cm" fo:padding-bottom="0cm" fo:padding-left="0cm" fo:padding-right="0cm" fo:wrap-option="wrap"/>
    </style:style>
    <style:style style:name="Mpr10" style:family="presentation" style:parent-style-name="Kapiteltrenner-outline1">
      <style:graphic-properties draw:stroke="none" svg:stroke-width="0.035cm" draw:stroke-linejoin="miter" draw:fill="none" draw:textarea-vertical-align="bottom" draw:auto-grow-height="false" draw:fit-to-size="false" style:shrink-to-fit="false" fo:min-height="22.098cm" fo:padding-top="0cm" fo:padding-bottom="0cm" fo:padding-left="0cm" fo:padding-right="0cm" fo:wrap-option="wrap"/>
    </style:style>
    <style:style style:name="Mpr11" style:family="presentation" style:parent-style-name="Kapiteltrenner-backgroundobjects">
      <style:graphic-properties draw:stroke="none" draw:fill="none" draw:fill-color="#ffffff" draw:auto-grow-height="false" fo:min-height="1.485cm"/>
    </style:style>
    <style:style style:name="Mpr12" style:family="presentation" style:parent-style-name="Kapiteltrenn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b3539"/>
      <style:paragraph-properties fo:text-align="start" style:font-independent-line-spacing="true"/>
      <style:text-properties fo:font-size="30pt"/>
    </style:style>
    <style:style style:name="MP6" style:family="paragraph">
      <loext:graphic-properties draw:fill="solid" draw:fill-color="#1bbaa4"/>
      <style:paragraph-properties fo:text-align="start" style:font-independent-line-spacing="true"/>
      <style:text-properties fo:font-size="30pt"/>
    </style:style>
    <style:style style:name="MP7" style:family="paragraph">
      <loext:graphic-properties draw:fill="none"/>
      <style:paragraph-properties fo:text-align="start" style:font-independent-line-spacing="true"/>
      <style:text-properties fo:font-size="30pt"/>
    </style:style>
    <style:style style:name="MP8"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90%" fo:text-align="center" fo:text-indent="0cm" style:writing-mode="lr-tb">
        <style:tab-stops>
          <style:tab-stop style:position="0cm"/>
        </style:tab-stops>
      </style:paragraph-properties>
      <style:text-properties fo:font-size="96pt" fo:hyphenate="false"/>
    </style:style>
    <style:style style:name="MP11" style:family="paragraph">
      <loext:graphic-properties draw:fill="none"/>
      <style:paragraph-properties fo:text-align="start" style:font-independent-line-spacing="true"/>
      <style:text-properties fo:font-size="96pt"/>
    </style:style>
    <style:style style:name="MP12" style:family="paragraph">
      <style:paragraph-properties fo:margin-left="0cm" fo:margin-right="0cm" fo:margin-top="0.282cm" fo:margin-bottom="0cm" fo:line-height="100%" fo:text-align="center" fo:text-indent="0cm" style:writing-mode="lr-tb">
        <style:tab-stops>
          <style:tab-stop style:position="0cm"/>
        </style:tab-stops>
      </style:paragraph-properties>
      <style:text-properties fo:font-size="64pt" fo:hyphenate="false"/>
    </style:style>
    <style:style style:name="MP13" style:family="paragraph">
      <style:paragraph-properties fo:margin-left="0cm" fo:margin-right="0cm" fo:margin-top="0.282cm" fo:margin-bottom="0cm" fo:line-height="100%" fo:text-align="center" fo:text-indent="1.27cm">
        <style:tab-stops>
          <style:tab-stop style:position="0cm"/>
        </style:tab-stops>
      </style:paragraph-properties>
    </style:style>
    <style:style style:name="MP14" style:family="paragraph">
      <style:paragraph-properties fo:margin-left="0cm" fo:margin-right="0cm" fo:margin-top="0.282cm" fo:margin-bottom="0cm" fo:line-height="100%" fo:text-align="center" fo:text-indent="2.54cm">
        <style:tab-stops>
          <style:tab-stop style:position="0cm"/>
        </style:tab-stops>
      </style:paragraph-properties>
    </style:style>
    <style:style style:name="MP15" style:family="paragraph">
      <style:paragraph-properties fo:margin-left="0cm" fo:margin-right="0cm" fo:margin-top="0.282cm" fo:margin-bottom="0cm" fo:line-height="100%" fo:text-align="center" fo:text-indent="3.81cm">
        <style:tab-stops>
          <style:tab-stop style:position="0cm"/>
        </style:tab-stops>
      </style:paragraph-properties>
    </style:style>
    <style:style style:name="MP16" style:family="paragraph">
      <style:paragraph-properties fo:margin-left="0cm" fo:margin-right="0cm" fo:margin-top="0.282cm" fo:margin-bottom="0cm" fo:line-height="100%" fo:text-align="center" fo:text-indent="5.08cm">
        <style:tab-stops>
          <style:tab-stop style:position="0cm"/>
        </style:tab-stops>
      </style:paragraph-properties>
    </style:style>
    <style:style style:name="MP17" style:family="paragraph">
      <loext:graphic-properties draw:fill="none"/>
      <style:paragraph-properties fo:text-align="start" style:font-independent-line-spacing="true"/>
      <style:text-properties fo:font-size="64pt"/>
    </style:style>
    <style:style style:name="MP18" style:family="paragraph">
      <loext:graphic-properties draw:fill="none" draw:fill-color="#ffffff"/>
      <style:paragraph-properties fo:text-align="start" style:font-independent-line-spacing="true"/>
      <style:text-properties fo:font-size="16pt" style:font-size-asian="14pt" style:font-size-complex="14pt"/>
    </style:style>
    <style:style style:name="MP19" style:family="paragraph">
      <loext:graphic-properties draw:fill="solid" draw:fill-color="#ffffff"/>
      <style:paragraph-properties fo:text-align="start" style:font-independent-line-spacing="true"/>
      <style:text-properties fo:font-size="30pt"/>
    </style:style>
    <style:style style:name="MP20" style:family="paragraph">
      <loext:graphic-properties draw:fill="none" draw:fill-color="#ffffff"/>
      <style:paragraph-properties fo:text-align="start" style:font-independent-line-spacing="true"/>
      <style:text-properties fo:font-size="22pt" style:font-size-asian="14pt" style:font-size-complex="14pt"/>
    </style:style>
    <style:style style:name="MP21" style:family="paragraph">
      <style:paragraph-properties fo:margin-left="0cm" fo:margin-right="0cm" fo:margin-top="0.282cm" fo:margin-bottom="0cm" fo:line-height="100%" fo:text-align="center" fo:text-indent="0cm" style:writing-mode="lr-tb">
        <style:tab-stops>
          <style:tab-stop style:position="0cm"/>
        </style:tab-stops>
      </style:paragraph-properties>
      <style:text-properties fo:font-size="96pt" fo:hyphenate="false"/>
    </style:style>
    <style:style style:name="MP22" style:family="paragraph">
      <style:paragraph-properties fo:margin-left="0cm" fo:margin-right="0cm" fo:margin-top="0.282cm" fo:margin-bottom="0cm" fo:line-height="100%" fo:text-align="center" fo:text-indent="0cm">
        <style:tab-stops>
          <style:tab-stop style:position="0cm"/>
        </style:tab-stops>
      </style:paragraph-properties>
    </style:style>
    <style:style style:name="MT1" style:family="text">
      <style:text-properties fo:font-variant="normal" fo:text-transform="none" fo:color="#2b3539" style:text-line-through-style="none" style:text-line-through-type="none" style:text-position="0% 100%" style:font-name="DIN-Regular1" fo:font-size="12pt" fo:letter-spacing="normal" fo:font-style="normal" style:text-underline-style="none" fo:font-weight="normal" style:font-name-asian="DIN-Regular1" style:font-size-asian="12pt" style:font-style-asian="normal" style:font-weight-asian="normal" style:font-name-complex="DIN-Regular1" style:font-size-complex="12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Permanent Marker" fo:font-size="96pt" fo:letter-spacing="normal" fo:font-style="normal" style:text-underline-style="none" fo:font-weight="normal" style:font-name-asian="Permanent Marker" style:font-size-asian="96pt" style:font-style-asian="normal" style:font-weight-asian="normal" style:font-name-complex="Permanent Marker" style:font-size-complex="9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 Light" fo:font-size="64pt" fo:letter-spacing="normal" fo:font-style="normal" style:text-underline-style="none" fo:font-weight="normal" style:font-name-asian="Calibri Light" style:font-size-asian="64pt" style:font-style-asian="normal" style:font-weight-asian="normal" style:font-name-complex="Calibri Light" style:font-size-complex="64pt" style:font-style-complex="normal" style:font-weight-complex="normal"/>
    </style:style>
    <style:style style:name="MT4" style:family="text">
      <style:text-properties fo:text-transform="uppercase" fo:color="#ffffff" style:text-line-through-style="none" style:text-line-through-type="none" style:text-position="0% 100%" style:font-name="Permanent Marker" fo:font-size="96pt" fo:letter-spacing="normal" fo:font-style="normal" style:text-underline-style="none" fo:font-weight="normal" style:font-name-asian="Permanent Marker" style:font-size-asian="96pt" style:font-style-asian="normal" style:font-weight-asian="normal" style:font-name-complex="Permanent Marker" style:font-size-complex="9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b353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number text:level="3" style:num-format="">
        <style:list-level-properties text:space-before="2.8cm" text:min-label-width="0.8cm"/>
        <style:text-properties fo:color="#ffffff"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number text:level="3" style:num-format="">
        <style:list-level-properties text:space-before="2.8cm" text:min-label-width="0.8cm"/>
        <style:text-properties fo:color="#ffffff" fo:font-size="100%"/>
      </text:list-level-style-number>
      <text:list-level-style-number text:level="4" style:num-format="">
        <style:list-level-properties text:space-before="4.2cm" text:min-label-width="0.6cm"/>
        <style:text-properties fo:color="#ffffff"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ffffff" fo:font-size="100%"/>
      </text:list-level-style-number>
      <text:list-level-style-number text:level="2" style:num-format="">
        <style:list-level-properties text:space-before="1.5cm" text:min-label-width="0.9cm"/>
        <style:text-properties fo:color="#ffffff" fo:font-size="100%"/>
      </text:list-level-style-number>
      <text:list-level-style-number text:level="3" style:num-format="">
        <style:list-level-properties text:space-before="2.8cm" text:min-label-width="0.8cm"/>
        <style:text-properties fo:color="#ffffff" fo:font-size="100%"/>
      </text:list-level-style-number>
      <text:list-level-style-number text:level="4" style:num-format="">
        <style:list-level-properties text:space-before="4.2cm" text:min-label-width="0.6cm"/>
        <style:text-properties fo:color="#ffffff" fo:font-size="100%"/>
      </text:list-level-style-number>
      <text:list-level-style-number text:level="5" style:num-format="">
        <style:list-level-properties text:space-before="5.4cm" text:min-label-width="0.6cm"/>
        <style:text-properties fo:color="#ffffff"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folie" style:page-layout-name="PM1" draw:style-name="Mdp1">
      <draw:custom-shape draw:name="Freeform 5" draw:style-name="Mgr3" draw:text-style-name="MP5" draw:layer="backgroundobjects" drawooo:display="none" svg:width="3.833cm" svg:height="1.269cm" svg:x="59.48cm" svg:y="34.784cm">
        <text:p/>
        <draw:enhanced-geometry draw:mirror-horizontal="false" draw:mirror-vertical="false" drawooo:sub-view-size="21600 21600" draw:text-areas="0 0 ?f2 ?f3" svg:viewBox="0 0 0 0" draw:type="ooxml-non-primitive" draw:enhanced-path="M 17589 21291 C 19799 21291 19799 21291 19799 21291 20368 21291 20810 21009 21124 20391 21439 19800 21600 18874 21600 17589 21600 16637 21507 15891 21328 15351 21150 14837 20937 14426 20674 14143 20410 13834 20130 13603 19816 13423 19510 13269 19221 13063 18957 12857 18702 12651 18482 12343 18303 11983 18125 11597 18040 11057 18040 10337 18040 9540 18133 8949 18312 8563 18499 8177 18702 7971 18923 7971 21209 7971 21209 7971 21209 7971 21209 6866 21209 6866 21209 6866 18898 6866 18898 6866 18898 6866 18685 6866 18499 6969 18337 7174 18176 7354 18040 7611 17921 7920 17810 8229 17725 8614 17666 9026 17615 9463 17581 9900 17581 10363 17581 11263 17674 11957 17844 12446 18023 12960 18244 13346 18507 13603 18762 13886 19051 14117 19365 14271 19671 14451 19960 14657 20215 14914 20478 15146 20699 15480 20878 15917 21048 16354 21141 16971 21141 17769 21141 18489 21048 19080 20861 19543 20674 19980 20351 20211 19892 20211 17589 20211 17589 20211 17589 20211 L 17589 21291 Z M 16689 21291 C 16689 14091 16689 14091 16689 14091 16689 12986 16621 11983 16493 11083 16357 10157 16179 9360 15958 8691 15737 8023 15465 7509 15159 7123 14853 6763 14530 6557 14182 6557 13834 6557 13502 6763 13196 7123 12890 7509 12627 8023 12397 8691 12177 9360 11998 10157 11871 11083 11743 11983 11675 12986 11675 14091 11675 15171 11743 16174 11871 17100 11998 18000 12177 18797 12397 19466 12627 20134 12890 20674 13196 21034 13502 21420 13834 21600 14182 21600 14377 21600 14556 21549 14717 21420 14879 21291 15032 21137 15159 20957 15295 20777 15414 20571 15516 20366 15618 20160 15703 19954 15788 19774 15788 18411 15788 18411 15788 18411 15558 19054 15321 19569 15074 19954 14828 20314 14530 20494 14182 20494 13918 20494 13664 20340 13417 20006 13162 19697 12941 19260 12754 18669 12559 18103 12406 17434 12287 16663 12168 15866 12109 15017 12109 14091 12109 13140 12168 12291 12287 11520 12406 10723 12559 10054 12754 9489 12941 8923 13162 8486 13417 8151 13664 7817 13918 7663 14182 7663 14488 7663 14777 7843 15032 8203 15287 8563 15507 9026 15694 9617 15881 10234 16017 10903 16119 11674 16221 12446 16272 13243 16272 14091 16272 21291 16272 21291 16272 21291 L 16689 21291 Z M 5923 0 C 5923 14091 5923 14091 5923 14091 5923 15171 5991 16174 6118 17100 6254 18000 6424 18797 6653 19466 6874 20134 7138 20674 7452 21034 7758 21420 8081 21600 8429 21600 8778 21600 9101 21420 9415 21034 9721 20674 9984 20134 10205 19466 10435 18797 10613 18000 10741 17100 10868 16174 10936 15171 10936 14091 10936 12986 10868 11983 10741 11083 10613 10157 10435 9360 10205 8691 9984 8023 9721 7509 9415 7123 9101 6763 8778 6557 8429 6557 8234 6557 8055 6634 7894 6763 7732 6866 7580 7020 7452 7200 7316 7380 7197 7586 7095 7791 6993 8023 6908 8203 6823 8383 6823 9771 6823 9771 6823 9771 7053 9129 7282 8614 7537 8229 7783 7843 8081 7663 8429 7663 8693 7663 8948 7817 9194 8151 9440 8486 9661 8923 9857 9489 10052 10054 10205 10723 10324 11520 10443 12291 10503 13140 10503 14091 10503 15017 10443 15866 10324 16663 10205 17434 10052 18103 9857 18669 9661 19260 9440 19697 9194 20006 8948 20340 8693 20494 8429 20494 8123 20494 7834 20340 7580 19980 7325 19620 7104 19157 6917 18566 6730 17974 6585 17280 6492 16509 6390 15711 6339 14914 6339 14091 6339 0 6339 0 6339 0 L 5923 0 Z M 5013 21291 C 5013 14091 5013 14091 5013 14091 5013 12986 4945 11983 4818 11083 4690 10157 4512 9360 4283 8691 4062 8023 3798 7509 3484 7123 3178 6763 2855 6557 2507 6557 2158 6557 1835 6763 1521 7123 1215 7509 952 8023 731 8691 501 9360 323 10157 195 11083 68 11983 0 12986 0 14091 0 15171 68 16174 195 17100 323 18000 501 18797 731 19466 952 20134 1215 20674 1521 21034 1835 21420 2158 21600 2507 21600 2702 21600 2881 21549 3042 21420 3203 21291 3356 21137 3484 20957 3620 20777 3739 20571 3841 20366 3943 20160 4028 19954 4113 19774 4113 18411 4113 18411 4113 18411 3883 19054 3654 19569 3399 19954 3152 20314 2855 20494 2507 20494 2243 20494 1988 20340 1742 20006 1496 19697 1275 19260 1079 18669 884 18103 731 17434 612 16663 493 15866 433 15017 433 14091 433 13140 493 12291 612 11520 731 10723 884 10054 1079 9489 1275 8923 1496 8486 1742 8151 1988 7817 2243 7663 2507 7663 2821 7663 3101 7843 3356 8203 3611 8563 3832 9026 4019 9617 4206 10234 4351 10903 4444 11674 4546 12446 4597 13243 4597 14091 4597 21291 4597 21291 4597 21291 L 5013 21291 Z N">
          <draw:equation draw:name="f0" draw:formula="logwidth/2"/>
          <draw:equation draw:name="f1" draw:formula="logheight/2"/>
          <draw:equation draw:name="f2" draw:formula="logwidth"/>
          <draw:equation draw:name="f3" draw:formula="logheight"/>
        </draw:enhanced-geometry>
      </draw:custom-shape>
      <draw:custom-shape draw:name="Freeform 6" draw:style-name="Mgr4" draw:text-style-name="MP6" draw:layer="backgroundobjects" drawooo:display="none" svg:width="1.963cm" svg:height="0.924cm" svg:x="63.576cm" svg:y="35.133cm">
        <text:p/>
        <draw:enhanced-geometry draw:mirror-horizontal="false" draw:mirror-vertical="false" drawooo:sub-view-size="21374 21600" draw:text-areas="0 0 ?f2 ?f3" svg:viewBox="0 0 0 0" draw:type="ooxml-non-primitive" draw:enhanced-path="M 9847 9804 C 9990 9574 10061 9268 10061 8847 10061 8464 9990 8119 9865 7889 9723 7660 9562 7545 9331 7545 8405 7545 8405 7545 8405 7545 8405 10187 8405 10187 8405 10187 9331 10187 9331 10187 9331 10187 9545 10187 9723 10072 9847 9804 M 14726 9919 C 14851 9689 14922 9345 14922 8923 14922 8502 14851 8157 14726 7928 14602 7660 14424 7545 14192 7545 13266 7545 13266 7545 13266 7545 13266 10302 13266 10302 13266 10302 14192 10302 14192 10302 14192 10302 14424 10302 14602 10187 14726 9919 M 15902 8923 C 15902 9804 15759 10532 15457 11145 15154 11757 14744 12064 14246 12064 13266 12064 13266 12064 13266 12064 13266 15855 13266 15855 13266 15855 12287 15855 12287 15855 12287 15855 12287 5783 12287 5783 12287 5783 14246 5783 14246 5783 14246 5783 14762 5783 15154 6089 15457 6702 15759 7277 15902 8043 15902 8923 M 10114 11489 C 11236 15855 11236 15855 11236 15855 10097 15855 10097 15855 10097 15855 9117 11834 9117 11834 9117 11834 8405 11834 8405 11834 8405 11834 8405 15855 8405 15855 8405 15855 7426 15855 7426 15855 7426 15855 7426 5783 7426 5783 7426 5783 9402 5783 9402 5783 9402 5783 9901 5783 10292 6089 10595 6664 10898 7277 11040 8004 11040 8847 11040 9536 10951 10072 10773 10532 10595 10991 10382 11298 10114 11489 M 6250 15855 C 2938 15855 2938 15855 2938 15855 2938 5783 2938 5783 2938 5783 6250 5783 6250 5783 6250 5783 6250 7545 6250 7545 6250 7545 3918 7545 3918 7545 3918 7545 3918 9881 3918 9881 3918 9881 5912 9881 5912 9881 5912 9881 5912 11643 5912 11643 5912 11643 3918 11643 3918 11643 3918 11643 3918 14094 3918 14094 3918 14094 6250 14094 6250 14094 6250 14094 L 6250 15855 Z M 21208 10609 C 17522 996 17522 996 17522 996 17522 996 17130 0 16489 0 641 0 641 0 641 0 641 0 0 0 0 1264 0 20298 0 20298 0 20298 0 20298 0 21600 641 21600 16489 21600 16489 21600 16489 21600 16489 21600 17130 21600 17558 20643 21173 12600 21173 12600 21173 12600 21173 12600 21600 11643 21208 10609 N">
          <draw:equation draw:name="f0" draw:formula="logwidth/2"/>
          <draw:equation draw:name="f1" draw:formula="logheight/2"/>
          <draw:equation draw:name="f2" draw:formula="logwidth"/>
          <draw:equation draw:name="f3" draw:formula="logheight"/>
        </draw:enhanced-geometry>
      </draw:custom-shape>
      <draw:custom-shape draw:name="Freeform 5" draw:style-name="Mgr5" draw:text-style-name="MP5" draw:layer="backgroundobjects" svg:width="2.837cm" svg:height="0.939cm" svg:x="61.577cm" svg:y="35.855cm">
        <text:p/>
        <draw:enhanced-geometry draw:mirror-horizontal="false" draw:mirror-vertical="false" drawooo:sub-view-size="21600 21600" draw:text-areas="0 0 ?f2 ?f3" svg:viewBox="0 0 0 0" draw:type="ooxml-non-primitive" draw:enhanced-path="M 17589 21291 C 19799 21291 19799 21291 19799 21291 20368 21291 20810 21009 21124 20391 21439 19800 21600 18874 21600 17589 21600 16637 21507 15891 21328 15351 21150 14837 20937 14426 20674 14143 20410 13834 20130 13603 19816 13423 19510 13269 19221 13063 18957 12857 18702 12651 18482 12343 18303 11983 18125 11597 18040 11057 18040 10337 18040 9540 18133 8949 18312 8563 18499 8177 18702 7971 18923 7971 21209 7971 21209 7971 21209 7971 21209 6866 21209 6866 21209 6866 18898 6866 18898 6866 18898 6866 18685 6866 18499 6969 18337 7174 18176 7354 18040 7611 17921 7920 17810 8229 17725 8614 17666 9026 17615 9463 17581 9900 17581 10363 17581 11263 17674 11957 17844 12446 18023 12960 18244 13346 18507 13603 18762 13886 19051 14117 19365 14271 19671 14451 19960 14657 20215 14914 20478 15146 20699 15480 20878 15917 21048 16354 21141 16971 21141 17769 21141 18489 21048 19080 20861 19543 20674 19980 20351 20211 19892 20211 17589 20211 17589 20211 17589 20211 L 17589 21291 Z M 16689 21291 C 16689 14091 16689 14091 16689 14091 16689 12986 16621 11983 16493 11083 16357 10157 16179 9360 15958 8691 15737 8023 15465 7509 15159 7123 14853 6763 14530 6557 14182 6557 13834 6557 13502 6763 13196 7123 12890 7509 12627 8023 12397 8691 12177 9360 11998 10157 11871 11083 11743 11983 11675 12986 11675 14091 11675 15171 11743 16174 11871 17100 11998 18000 12177 18797 12397 19466 12627 20134 12890 20674 13196 21034 13502 21420 13834 21600 14182 21600 14377 21600 14556 21549 14717 21420 14879 21291 15032 21137 15159 20957 15295 20777 15414 20571 15516 20366 15618 20160 15703 19954 15788 19774 15788 18411 15788 18411 15788 18411 15558 19054 15321 19569 15074 19954 14828 20314 14530 20494 14182 20494 13918 20494 13664 20340 13417 20006 13162 19697 12941 19260 12754 18669 12559 18103 12406 17434 12287 16663 12168 15866 12109 15017 12109 14091 12109 13140 12168 12291 12287 11520 12406 10723 12559 10054 12754 9489 12941 8923 13162 8486 13417 8151 13664 7817 13918 7663 14182 7663 14488 7663 14777 7843 15032 8203 15287 8563 15507 9026 15694 9617 15881 10234 16017 10903 16119 11674 16221 12446 16272 13243 16272 14091 16272 21291 16272 21291 16272 21291 L 16689 21291 Z M 5923 0 C 5923 14091 5923 14091 5923 14091 5923 15171 5991 16174 6118 17100 6254 18000 6424 18797 6653 19466 6874 20134 7138 20674 7452 21034 7758 21420 8081 21600 8429 21600 8778 21600 9101 21420 9415 21034 9721 20674 9984 20134 10205 19466 10435 18797 10613 18000 10741 17100 10868 16174 10936 15171 10936 14091 10936 12986 10868 11983 10741 11083 10613 10157 10435 9360 10205 8691 9984 8023 9721 7509 9415 7123 9101 6763 8778 6557 8429 6557 8234 6557 8055 6634 7894 6763 7732 6866 7580 7020 7452 7200 7316 7380 7197 7586 7095 7791 6993 8023 6908 8203 6823 8383 6823 9771 6823 9771 6823 9771 7053 9129 7282 8614 7537 8229 7783 7843 8081 7663 8429 7663 8693 7663 8948 7817 9194 8151 9440 8486 9661 8923 9857 9489 10052 10054 10205 10723 10324 11520 10443 12291 10503 13140 10503 14091 10503 15017 10443 15866 10324 16663 10205 17434 10052 18103 9857 18669 9661 19260 9440 19697 9194 20006 8948 20340 8693 20494 8429 20494 8123 20494 7834 20340 7580 19980 7325 19620 7104 19157 6917 18566 6730 17974 6585 17280 6492 16509 6390 15711 6339 14914 6339 14091 6339 0 6339 0 6339 0 L 5923 0 Z M 5013 21291 C 5013 14091 5013 14091 5013 14091 5013 12986 4945 11983 4818 11083 4690 10157 4512 9360 4283 8691 4062 8023 3798 7509 3484 7123 3178 6763 2855 6557 2507 6557 2158 6557 1835 6763 1521 7123 1215 7509 952 8023 731 8691 501 9360 323 10157 195 11083 68 11983 0 12986 0 14091 0 15171 68 16174 195 17100 323 18000 501 18797 731 19466 952 20134 1215 20674 1521 21034 1835 21420 2158 21600 2507 21600 2702 21600 2881 21549 3042 21420 3203 21291 3356 21137 3484 20957 3620 20777 3739 20571 3841 20366 3943 20160 4028 19954 4113 19774 4113 18411 4113 18411 4113 18411 3883 19054 3654 19569 3399 19954 3152 20314 2855 20494 2507 20494 2243 20494 1988 20340 1742 20006 1496 19697 1275 19260 1079 18669 884 18103 731 17434 612 16663 493 15866 433 15017 433 14091 433 13140 493 12291 612 11520 731 10723 884 10054 1079 9489 1275 8923 1496 8486 1742 8151 1988 7817 2243 7663 2507 7663 2821 7663 3101 7843 3356 8203 3611 8563 3832 9026 4019 9617 4206 10234 4351 10903 4444 11674 4546 12446 4597 13243 4597 14091 4597 21291 4597 21291 4597 21291 L 5013 21291 Z N">
          <draw:equation draw:name="f0" draw:formula="logwidth/2"/>
          <draw:equation draw:name="f1" draw:formula="logheight/2"/>
          <draw:equation draw:name="f2" draw:formula="logwidth"/>
          <draw:equation draw:name="f3" draw:formula="logheight"/>
        </draw:enhanced-geometry>
      </draw:custom-shape>
      <draw:custom-shape draw:name="Freeform 6" draw:style-name="Mgr6" draw:text-style-name="MP6" draw:layer="backgroundobjects" svg:width="1.339cm" svg:height="0.63cm" svg:x="64.527cm" svg:y="36.151cm">
        <text:p/>
        <draw:enhanced-geometry draw:mirror-horizontal="false" draw:mirror-vertical="false" drawooo:sub-view-size="21374 21600" draw:text-areas="0 0 ?f2 ?f3" svg:viewBox="0 0 0 0" draw:type="ooxml-non-primitive" draw:enhanced-path="M 9847 9804 C 9990 9574 10061 9268 10061 8847 10061 8464 9990 8119 9865 7889 9723 7660 9562 7545 9331 7545 8405 7545 8405 7545 8405 7545 8405 10187 8405 10187 8405 10187 9331 10187 9331 10187 9331 10187 9545 10187 9723 10072 9847 9804 M 14726 9919 C 14851 9689 14922 9345 14922 8923 14922 8502 14851 8157 14726 7928 14602 7660 14424 7545 14192 7545 13266 7545 13266 7545 13266 7545 13266 10302 13266 10302 13266 10302 14192 10302 14192 10302 14192 10302 14424 10302 14602 10187 14726 9919 M 15902 8923 C 15902 9804 15759 10532 15457 11145 15154 11757 14744 12064 14246 12064 13266 12064 13266 12064 13266 12064 13266 15855 13266 15855 13266 15855 12287 15855 12287 15855 12287 15855 12287 5783 12287 5783 12287 5783 14246 5783 14246 5783 14246 5783 14762 5783 15154 6089 15457 6702 15759 7277 15902 8043 15902 8923 M 10114 11489 C 11236 15855 11236 15855 11236 15855 10097 15855 10097 15855 10097 15855 9117 11834 9117 11834 9117 11834 8405 11834 8405 11834 8405 11834 8405 15855 8405 15855 8405 15855 7426 15855 7426 15855 7426 15855 7426 5783 7426 5783 7426 5783 9402 5783 9402 5783 9402 5783 9901 5783 10292 6089 10595 6664 10898 7277 11040 8004 11040 8847 11040 9536 10951 10072 10773 10532 10595 10991 10382 11298 10114 11489 M 6250 15855 C 2938 15855 2938 15855 2938 15855 2938 5783 2938 5783 2938 5783 6250 5783 6250 5783 6250 5783 6250 7545 6250 7545 6250 7545 3918 7545 3918 7545 3918 7545 3918 9881 3918 9881 3918 9881 5912 9881 5912 9881 5912 9881 5912 11643 5912 11643 5912 11643 3918 11643 3918 11643 3918 11643 3918 14094 3918 14094 3918 14094 6250 14094 6250 14094 6250 14094 L 6250 15855 Z M 21208 10609 C 17522 996 17522 996 17522 996 17522 996 17130 0 16489 0 641 0 641 0 641 0 641 0 0 0 0 1264 0 20298 0 20298 0 20298 0 20298 0 21600 641 21600 16489 21600 16489 21600 16489 21600 16489 21600 17130 21600 17558 20643 21173 12600 21173 12600 21173 12600 21173 12600 21600 11643 21208 10609 N">
          <draw:equation draw:name="f0" draw:formula="logwidth/2"/>
          <draw:equation draw:name="f1" draw:formula="logheight/2"/>
          <draw:equation draw:name="f2" draw:formula="logwidth"/>
          <draw:equation draw:name="f3" draw:formula="logheight"/>
        </draw:enhanced-geometry>
      </draw:custom-shape>
      <draw:g draw:name="Gruppieren 67">
        <draw:g draw:name="Gruppieren 69">
          <draw:line draw:name="Gerade Verbindung 7" draw:style-name="Mgr7" draw:text-style-name="MP7" draw:layer="layout" svg:x1="-1.07cm" svg:y1="4.644cm" svg:x2="-0.27cm" svg:y2="4.644cm">
            <text:p/>
          </draw:line>
          <draw:line draw:name="Textfeld 122" draw:style-name="Mgr8" draw:text-style-name="MP7" draw:layer="layout" svg:x1="-0.27cm" svg:y1="4.021cm" svg:x2="3.257cm" svg:y2="7.548cm">
            <text:p text:style-name="MP8"><text:span text:style-name="MT1">5,4</text:span></text:p>
          </draw:line>
          <draw:line draw:name="Gerade Verbindung 10" draw:style-name="Mgr7" draw:text-style-name="MP7" draw:layer="layout" svg:x1="-1.07cm" svg:y1="9.454cm" svg:x2="-0.27cm" svg:y2="9.454cm">
            <text:p/>
          </draw:line>
          <draw:line draw:name="Textfeld 124" draw:style-name="Mgr8" draw:text-style-name="MP7" draw:layer="layout" svg:x1="-0.27cm" svg:y1="8.83cm" svg:x2="3.257cm" svg:y2="12.358cm">
            <text:p text:style-name="MP8"><text:span text:style-name="MT1">3,6</text:span></text:p>
          </draw:line>
          <draw:line draw:name="Gerade Verbindung 12" draw:style-name="Mgr7" draw:text-style-name="MP7" draw:layer="layout" svg:x1="-1.07cm" svg:y1="11.312cm" svg:x2="-0.27cm" svg:y2="11.312cm">
            <text:p/>
          </draw:line>
          <draw:line draw:name="Textfeld 126" draw:style-name="Mgr8" draw:text-style-name="MP7" draw:layer="layout" svg:x1="-0.27cm" svg:y1="10.688cm" svg:x2="3.257cm" svg:y2="14.216cm">
            <text:p text:style-name="MP8"><text:span text:style-name="MT1">2,9</text:span></text:p>
          </draw:line>
          <draw:line draw:name="Gerade Verbindung 14" draw:style-name="Mgr7" draw:text-style-name="MP7" draw:layer="layout" svg:x1="-1.07cm" svg:y1="12.382cm" svg:x2="-0.27cm" svg:y2="12.382cm">
            <text:p/>
          </draw:line>
          <draw:line draw:name="Textfeld 128" draw:style-name="Mgr8" draw:text-style-name="MP7" draw:layer="layout" svg:x1="-0.27cm" svg:y1="11.758cm" svg:x2="3.257cm" svg:y2="15.286cm">
            <text:p text:style-name="MP8"><text:span text:style-name="MT1">2,5</text:span></text:p>
          </draw:line>
          <draw:line draw:name="Gerade Verbindung 16" draw:style-name="Mgr7" draw:text-style-name="MP7" draw:layer="layout" svg:x1="-1.07cm" svg:y1="23.048cm" svg:x2="-0.27cm" svg:y2="23.048cm">
            <text:p/>
          </draw:line>
          <draw:line draw:name="Textfeld 130" draw:style-name="Mgr8" draw:text-style-name="MP7" draw:layer="layout" svg:x1="-0.27cm" svg:y1="22.424cm" svg:x2="3.257cm" svg:y2="25.952cm">
            <text:p text:style-name="MP8"><text:span text:style-name="MT1">1,5</text:span></text:p>
          </draw:line>
          <draw:line draw:name="Gerade Verbindung 18" draw:style-name="Mgr7" draw:text-style-name="MP7" draw:layer="layout" svg:x1="-1.07cm" svg:y1="24.118cm" svg:x2="-0.27cm" svg:y2="24.118cm">
            <text:p/>
          </draw:line>
          <draw:line draw:name="Textfeld 132" draw:style-name="Mgr8" draw:text-style-name="MP7" draw:layer="layout" svg:x1="-0.27cm" svg:y1="23.494cm" svg:x2="3.257cm" svg:y2="27.022cm">
            <text:p text:style-name="MP8"><text:span text:style-name="MT1">1,9</text:span></text:p>
          </draw:line>
          <draw:line draw:name="Gerade Verbindung 20" draw:style-name="Mgr7" draw:text-style-name="MP7" draw:layer="layout" svg:x1="-1.07cm" svg:y1="34.783cm" svg:x2="-0.27cm" svg:y2="34.783cm">
            <text:p/>
          </draw:line>
          <draw:line draw:name="Textfeld 134" draw:style-name="Mgr8" draw:text-style-name="MP7" draw:layer="layout" svg:x1="-0.27cm" svg:y1="34.16cm" svg:x2="3.257cm" svg:y2="37.687cm">
            <text:p text:style-name="MP8"><text:span text:style-name="MT1">5,9</text:span></text:p>
          </draw:line>
          <draw:line draw:name="Gerade Verbindung 22" draw:style-name="Mgr7" draw:text-style-name="MP7" draw:layer="layout" svg:x1="-1.07cm" svg:y1="35.853cm" svg:x2="-0.27cm" svg:y2="35.853cm">
            <text:p/>
          </draw:line>
          <draw:line draw:name="Textfeld 136" draw:style-name="Mgr8" draw:text-style-name="MP7" draw:layer="layout" svg:x1="-0.27cm" svg:y1="35.23cm" svg:x2="3.257cm" svg:y2="38.757cm">
            <text:p text:style-name="MP8"><text:span text:style-name="MT1">6,3</text:span></text:p>
          </draw:line>
        </draw:g>
        <draw:g draw:name="Gruppieren 71">
          <draw:line draw:name="Gerade Verbindung 24" draw:style-name="Mgr7" draw:text-style-name="MP7" draw:layer="layout" svg:x1="1.862cm" svg:y1="-0.895cm" svg:x2="1.862cm" svg:y2="-0.095cm">
            <text:p/>
          </draw:line>
          <draw:line draw:name="Textfeld 102" draw:style-name="Mgr8" draw:text-style-name="MP7" draw:layer="layout" svg:x1="1.787cm" svg:y1="-0.811cm" svg:x2="5.315cm" svg:y2="2.715cm">
            <text:p text:style-name="MP8"><text:span text:style-name="MT1">12,0</text:span></text:p>
          </draw:line>
          <draw:line draw:name="Gerade Verbindung 26" draw:style-name="Mgr7" draw:text-style-name="MP7" draw:layer="layout" svg:x1="2.913cm" svg:y1="-0.895cm" svg:x2="2.913cm" svg:y2="-0.095cm">
            <text:p/>
          </draw:line>
          <draw:line draw:name="Textfeld 104" draw:style-name="Mgr8" draw:text-style-name="MP7" draw:layer="layout" svg:x1="2.837cm" svg:y1="-0.811cm" svg:x2="6.365cm" svg:y2="2.715cm">
            <text:p text:style-name="MP8"><text:span text:style-name="MT1">11,6</text:span></text:p>
          </draw:line>
          <draw:line draw:name="Gerade Verbindung 28" draw:style-name="Mgr7" draw:text-style-name="MP7" draw:layer="layout" svg:x1="17.586cm" svg:y1="-0.895cm" svg:x2="17.586cm" svg:y2="-0.095cm">
            <text:p/>
          </draw:line>
          <draw:line draw:name="Textfeld 106" draw:style-name="Mgr8" draw:text-style-name="MP7" draw:layer="layout" svg:x1="17.511cm" svg:y1="-0.811cm" svg:x2="21.039cm" svg:y2="2.715cm">
            <text:p text:style-name="MP8"><text:span text:style-name="MT1">6,1</text:span></text:p>
          </draw:line>
          <draw:line draw:name="Gerade Verbindung 30" draw:style-name="Mgr7" draw:text-style-name="MP7" draw:layer="layout" svg:x1="18.666cm" svg:y1="-0.895cm" svg:x2="18.666cm" svg:y2="-0.095cm">
            <text:p/>
          </draw:line>
          <draw:line draw:name="Textfeld 108" draw:style-name="Mgr8" draw:text-style-name="MP7" draw:layer="layout" svg:x1="18.591cm" svg:y1="-0.811cm" svg:x2="22.119cm" svg:y2="2.715cm">
            <text:p text:style-name="MP8"><text:span text:style-name="MT1">5,7</text:span></text:p>
          </draw:line>
          <draw:line draw:name="Gerade Verbindung 32" draw:style-name="Mgr7" draw:text-style-name="MP7" draw:layer="layout" svg:x1="33.323cm" svg:y1="-0.895cm" svg:x2="33.323cm" svg:y2="-0.095cm">
            <text:p/>
          </draw:line>
          <draw:line draw:name="Textfeld 110" draw:style-name="Mgr8" draw:text-style-name="MP7" draw:layer="layout" svg:x1="33.248cm" svg:y1="-0.811cm" svg:x2="36.776cm" svg:y2="2.715cm">
            <text:p text:style-name="MP8"><text:span text:style-name="MT1">0,2</text:span></text:p>
          </draw:line>
          <draw:line draw:name="Gerade Verbindung 34" draw:style-name="Mgr7" draw:text-style-name="MP7" draw:layer="layout" svg:x1="34.395cm" svg:y1="-0.895cm" svg:x2="34.395cm" svg:y2="-0.095cm">
            <text:p/>
          </draw:line>
          <draw:line draw:name="Textfeld 112" draw:style-name="Mgr8" draw:text-style-name="MP7" draw:layer="layout" svg:x1="34.32cm" svg:y1="-0.811cm" svg:x2="37.847cm" svg:y2="2.715cm">
            <text:p text:style-name="MP8"><text:span text:style-name="MT1">0,2</text:span></text:p>
          </draw:line>
          <draw:line draw:name="Gerade Verbindung 36" draw:style-name="Mgr7" draw:text-style-name="MP7" draw:layer="layout" svg:x1="49.061cm" svg:y1="-0.895cm" svg:x2="49.061cm" svg:y2="-0.095cm">
            <text:p/>
          </draw:line>
          <draw:line draw:name="Textfeld 114" draw:style-name="Mgr8" draw:text-style-name="MP7" draw:layer="layout" svg:x1="48.986cm" svg:y1="-0.811cm" svg:x2="52.514cm" svg:y2="2.715cm">
            <text:p text:style-name="MP8"><text:span text:style-name="MT1">5,7</text:span></text:p>
          </draw:line>
          <draw:line draw:name="Gerade Verbindung 38" draw:style-name="Mgr7" draw:text-style-name="MP7" draw:layer="layout" svg:x1="50.133cm" svg:y1="-0.895cm" svg:x2="50.133cm" svg:y2="-0.095cm">
            <text:p/>
          </draw:line>
          <draw:line draw:name="Textfeld 116" draw:style-name="Mgr8" draw:text-style-name="MP7" draw:layer="layout" svg:x1="50.058cm" svg:y1="-0.811cm" svg:x2="53.585cm" svg:y2="2.715cm">
            <text:p text:style-name="MP8"><text:span text:style-name="MT1">6,1</text:span></text:p>
          </draw:line>
          <draw:line draw:name="Gerade Verbindung 40" draw:style-name="Mgr7" draw:text-style-name="MP7" draw:layer="layout" svg:x1="64.793cm" svg:y1="-0.895cm" svg:x2="64.793cm" svg:y2="-0.095cm">
            <text:p/>
          </draw:line>
          <draw:line draw:name="Textfeld 118" draw:style-name="Mgr8" draw:text-style-name="MP7" draw:layer="layout" svg:x1="64.718cm" svg:y1="-0.811cm" svg:x2="68.246cm" svg:y2="2.715cm">
            <text:p text:style-name="MP8"><text:span text:style-name="MT1">11,6</text:span></text:p>
          </draw:line>
          <draw:line draw:name="Gerade Verbindung 42" draw:style-name="Mgr7" draw:text-style-name="MP7" draw:layer="layout" svg:x1="65.865cm" svg:y1="-0.895cm" svg:x2="65.865cm" svg:y2="-0.095cm">
            <text:p/>
          </draw:line>
          <draw:line draw:name="Textfeld 120" draw:style-name="Mgr8" draw:text-style-name="MP7" draw:layer="layout" svg:x1="65.789cm" svg:y1="-0.811cm" svg:x2="69.317cm" svg:y2="2.715cm">
            <text:p text:style-name="MP8"><text:span text:style-name="MT1">12,0</text:span></text:p>
          </draw:line>
        </draw:g>
        <draw:g draw:name="Gruppieren 73">
          <draw:line draw:name="Gerade Verbindung 47" draw:style-name="Mgr7" draw:text-style-name="MP7" draw:layer="layout" svg:x1="67.846cm" svg:y1="4.644cm" svg:x2="68.112cm" svg:y2="4.644cm">
            <text:p/>
          </draw:line>
          <draw:line draw:name="Gerade Verbindung 49" draw:style-name="Mgr7" draw:text-style-name="MP7" draw:layer="layout" svg:x1="67.846cm" svg:y1="9.454cm" svg:x2="68.112cm" svg:y2="9.454cm">
            <text:p/>
          </draw:line>
          <draw:line draw:name="Gerade Verbindung 51" draw:style-name="Mgr7" draw:text-style-name="MP7" draw:layer="layout" svg:x1="67.846cm" svg:y1="11.312cm" svg:x2="68.112cm" svg:y2="11.312cm">
            <text:p/>
          </draw:line>
          <draw:line draw:name="Gerade Verbindung 53" draw:style-name="Mgr7" draw:text-style-name="MP7" draw:layer="layout" svg:x1="67.846cm" svg:y1="12.382cm" svg:x2="68.112cm" svg:y2="12.382cm">
            <text:p/>
          </draw:line>
          <draw:line draw:name="Gerade Verbindung 55" draw:style-name="Mgr7" draw:text-style-name="MP7" draw:layer="layout" svg:x1="67.846cm" svg:y1="23.048cm" svg:x2="68.112cm" svg:y2="23.048cm">
            <text:p/>
          </draw:line>
          <draw:line draw:name="Gerade Verbindung 57" draw:style-name="Mgr7" draw:text-style-name="MP7" draw:layer="layout" svg:x1="67.846cm" svg:y1="24.118cm" svg:x2="68.112cm" svg:y2="24.118cm">
            <text:p/>
          </draw:line>
          <draw:line draw:name="Gerade Verbindung 59" draw:style-name="Mgr7" draw:text-style-name="MP7" draw:layer="layout" svg:x1="67.846cm" svg:y1="34.783cm" svg:x2="68.112cm" svg:y2="34.783cm">
            <text:p/>
          </draw:line>
          <draw:line draw:name="Gerade Verbindung 61" draw:style-name="Mgr7" draw:text-style-name="MP7" draw:layer="layout" svg:x1="67.846cm" svg:y1="35.853cm" svg:x2="68.112cm" svg:y2="35.853cm">
            <text:p/>
          </draw:line>
        </draw:g>
        <draw:g draw:name="Gruppieren 75">
          <draw:line draw:name="Gerade Verbindung 64" draw:style-name="Mgr7" draw:text-style-name="MP7" draw:layer="layout" svg:x1="1.862cm" svg:y1="38.354cm" svg:x2="1.862cm" svg:y2="38.62cm">
            <text:p/>
          </draw:line>
          <draw:line draw:name="Gerade Verbindung 66" draw:style-name="Mgr7" draw:text-style-name="MP7" draw:layer="layout" svg:x1="2.913cm" svg:y1="38.354cm" svg:x2="2.913cm" svg:y2="38.62cm">
            <text:p/>
          </draw:line>
          <draw:line draw:name="Gerade Verbindung 68" draw:style-name="Mgr7" draw:text-style-name="MP7" draw:layer="layout" svg:x1="17.586cm" svg:y1="38.354cm" svg:x2="17.586cm" svg:y2="38.62cm">
            <text:p/>
          </draw:line>
          <draw:line draw:name="Gerade Verbindung 70" draw:style-name="Mgr7" draw:text-style-name="MP7" draw:layer="layout" svg:x1="18.666cm" svg:y1="38.354cm" svg:x2="18.666cm" svg:y2="38.62cm">
            <text:p/>
          </draw:line>
          <draw:line draw:name="Gerade Verbindung 72" draw:style-name="Mgr7" draw:text-style-name="MP7" draw:layer="layout" svg:x1="33.323cm" svg:y1="38.354cm" svg:x2="33.323cm" svg:y2="38.62cm">
            <text:p/>
          </draw:line>
          <draw:line draw:name="Gerade Verbindung 74" draw:style-name="Mgr7" draw:text-style-name="MP7" draw:layer="layout" svg:x1="34.395cm" svg:y1="38.354cm" svg:x2="34.395cm" svg:y2="38.62cm">
            <text:p/>
          </draw:line>
          <draw:line draw:name="Gerade Verbindung 76" draw:style-name="Mgr7" draw:text-style-name="MP7" draw:layer="layout" svg:x1="49.061cm" svg:y1="38.354cm" svg:x2="49.061cm" svg:y2="38.62cm">
            <text:p/>
          </draw:line>
          <draw:line draw:name="Gerade Verbindung 78" draw:style-name="Mgr7" draw:text-style-name="MP7" draw:layer="layout" svg:x1="50.133cm" svg:y1="38.354cm" svg:x2="50.133cm" svg:y2="38.62cm">
            <text:p/>
          </draw:line>
          <draw:line draw:name="Gerade Verbindung 80" draw:style-name="Mgr7" draw:text-style-name="MP7" draw:layer="layout" svg:x1="64.793cm" svg:y1="38.354cm" svg:x2="64.793cm" svg:y2="38.62cm">
            <text:p/>
          </draw:line>
          <draw:line draw:name="Gerade Verbindung 82" draw:style-name="Mgr7" draw:text-style-name="MP7" draw:layer="layout" svg:x1="65.865cm" svg:y1="38.354cm" svg:x2="65.865cm" svg:y2="38.62cm">
            <text:p/>
          </draw:line>
        </draw:g>
      </draw:g>
      <draw:frame draw:name="Grafik 6" draw:style-name="Mgr9" draw:text-style-name="MP9" draw:layer="backgroundobjects" svg:width="67.732cm" svg:height="38.099cm" svg:x="0cm" svg:y="0cm">
        <draw:image xlink:href="Pictures/100000000000111200000BB824138C0DB3E3DC3C.jpg" xlink:type="simple" xlink:show="embed" xlink:actuate="onLoad" loext:mime-type="image/jpeg">
          <text:p/>
        </draw:image>
        <svg:desc>Grafik 6</svg:desc>
      </draw:frame>
      <draw:frame draw:name="Title Text" presentation:style-name="Mpr1" draw:text-style-name="MP11" draw:layer="backgroundobjects" svg:width="61.876cm" svg:height="8.261cm" svg:x="2.928cm" svg:y="9.454cm" presentation:class="title" presentation:user-transformed="true">
        <draw:text-box>
          <text:p text:style-name="MP10"><text:span text:style-name="MT2">Ti</text:span><text:span text:style-name="MT2">tl</text:span><text:span text:style-name="MT2">e </text:span><text:span text:style-name="MT2">T</text:span><text:span text:style-name="MT2">ex</text:span><text:span text:style-name="MT2">t</text:span></text:p>
        </draw:text-box>
      </draw:frame>
      <draw:frame draw:name="Body Level One…" presentation:style-name="Mpr2" draw:text-style-name="MP17" draw:layer="backgroundobjects" svg:width="61.876cm" svg:height="5.331cm" svg:x="2.928cm" svg:y="17.717cm" presentation:class="outline" presentation:user-transformed="true">
        <draw:text-box>
          <text:p text:style-name="MP12"><text:span text:style-name="MT3">Body Level One</text:span></text:p>
          <text:p text:style-name="MP13"><text:span text:style-name="MT3">Body Level Two</text:span></text:p>
          <text:p text:style-name="MP14"><text:span text:style-name="MT3">Body Level Three</text:span></text:p>
          <text:p text:style-name="MP15"><text:span text:style-name="MT3">Body Level Four</text:span></text:p>
          <text:p text:style-name="MP16"><text:span text:style-name="MT3">Body Level Five</text:span></text:p>
        </draw:text-box>
      </draw:frame>
      <draw:frame draw:name="Slide Number" presentation:style-name="Mpr3" draw:text-style-name="MP18" draw:layer="backgroundobjects" svg:width="0.662cm" svg:height="0.669cm" svg:x="1.858cm" svg:y="38.112cm" presentation:class="page-number" presentation:user-transformed="true">
        <draw:text-box>
          <text:p/>
        </draw:text-box>
      </draw:frame>
      <draw:g draw:name="Group 4">
        <draw:custom-shape draw:name="Freeform 5" draw:style-name="Mgr10" draw:text-style-name="MP19" draw:layer="layout" svg:width="4.456cm" svg:height="1.475cm" svg:x="30.487cm" svg:y="26.603cm">
          <text:p/>
          <draw:enhanced-geometry draw:mirror-horizontal="false" draw:mirror-vertical="false" drawooo:sub-view-size="21600 21600" draw:text-areas="0 0 ?f2 ?f3" svg:viewBox="0 0 0 0" draw:type="ooxml-non-primitive" draw:enhanced-path="M 17589 21291 C 19799 21291 19799 21291 19799 21291 20368 21291 20810 21009 21124 20391 21439 19800 21600 18874 21600 17589 21600 16637 21507 15891 21328 15351 21150 14837 20937 14426 20674 14143 20410 13834 20130 13603 19816 13423 19510 13269 19221 13063 18957 12857 18702 12651 18482 12343 18303 11983 18125 11597 18040 11057 18040 10337 18040 9540 18133 8949 18312 8563 18499 8177 18702 7971 18923 7971 21209 7971 21209 7971 21209 7971 21209 6866 21209 6866 21209 6866 18898 6866 18898 6866 18898 6866 18685 6866 18499 6969 18337 7174 18176 7354 18040 7611 17921 7920 17810 8229 17725 8614 17666 9026 17615 9463 17581 9900 17581 10363 17581 11263 17674 11957 17844 12446 18023 12960 18244 13346 18507 13603 18762 13886 19051 14117 19365 14271 19671 14451 19960 14657 20215 14914 20478 15146 20699 15480 20878 15917 21048 16354 21141 16971 21141 17769 21141 18489 21048 19080 20861 19543 20674 19980 20351 20211 19892 20211 17589 20211 17589 20211 17589 20211 L 17589 21291 Z M 16689 21291 C 16689 14091 16689 14091 16689 14091 16689 12986 16621 11983 16493 11083 16357 10157 16179 9360 15958 8691 15737 8023 15465 7509 15159 7123 14853 6763 14530 6557 14182 6557 13834 6557 13502 6763 13196 7123 12890 7509 12627 8023 12397 8691 12177 9360 11998 10157 11871 11083 11743 11983 11675 12986 11675 14091 11675 15171 11743 16174 11871 17100 11998 18000 12177 18797 12397 19466 12627 20134 12890 20674 13196 21034 13502 21420 13834 21600 14182 21600 14377 21600 14556 21549 14717 21420 14879 21291 15032 21137 15159 20957 15295 20777 15414 20571 15516 20366 15618 20160 15703 19954 15788 19774 15788 18411 15788 18411 15788 18411 15558 19054 15321 19569 15074 19954 14828 20314 14530 20494 14182 20494 13918 20494 13664 20340 13417 20006 13162 19697 12941 19260 12754 18669 12559 18103 12406 17434 12287 16663 12168 15866 12109 15017 12109 14091 12109 13140 12168 12291 12287 11520 12406 10723 12559 10054 12754 9489 12941 8923 13162 8486 13417 8151 13664 7817 13918 7663 14182 7663 14488 7663 14777 7843 15032 8203 15287 8563 15507 9026 15694 9617 15881 10234 16017 10903 16119 11674 16221 12446 16272 13243 16272 14091 16272 21291 16272 21291 16272 21291 L 16689 21291 Z M 5923 0 C 5923 14091 5923 14091 5923 14091 5923 15171 5991 16174 6118 17100 6254 18000 6424 18797 6653 19466 6874 20134 7138 20674 7452 21034 7758 21420 8081 21600 8429 21600 8778 21600 9101 21420 9415 21034 9721 20674 9984 20134 10205 19466 10435 18797 10613 18000 10741 17100 10868 16174 10936 15171 10936 14091 10936 12986 10868 11983 10741 11083 10613 10157 10435 9360 10205 8691 9984 8023 9721 7509 9415 7123 9101 6763 8778 6557 8429 6557 8234 6557 8055 6634 7894 6763 7732 6866 7580 7020 7452 7200 7316 7380 7197 7586 7095 7791 6993 8023 6908 8203 6823 8383 6823 9771 6823 9771 6823 9771 7053 9129 7282 8614 7537 8229 7783 7843 8081 7663 8429 7663 8693 7663 8948 7817 9194 8151 9440 8486 9661 8923 9857 9489 10052 10054 10205 10723 10324 11520 10443 12291 10503 13140 10503 14091 10503 15017 10443 15866 10324 16663 10205 17434 10052 18103 9857 18669 9661 19260 9440 19697 9194 20006 8948 20340 8693 20494 8429 20494 8123 20494 7834 20340 7580 19980 7325 19620 7104 19157 6917 18566 6730 17974 6585 17280 6492 16509 6390 15711 6339 14914 6339 14091 6339 0 6339 0 6339 0 L 5923 0 Z M 5013 21291 C 5013 14091 5013 14091 5013 14091 5013 12986 4945 11983 4818 11083 4690 10157 4512 9360 4283 8691 4062 8023 3798 7509 3484 7123 3178 6763 2855 6557 2507 6557 2158 6557 1835 6763 1521 7123 1215 7509 952 8023 731 8691 501 9360 323 10157 195 11083 68 11983 0 12986 0 14091 0 15171 68 16174 195 17100 323 18000 501 18797 731 19466 952 20134 1215 20674 1521 21034 1835 21420 2158 21600 2507 21600 2702 21600 2881 21549 3042 21420 3203 21291 3356 21137 3484 20957 3620 20777 3739 20571 3841 20366 3943 20160 4028 19954 4113 19774 4113 18411 4113 18411 4113 18411 3883 19054 3654 19569 3399 19954 3152 20314 2855 20494 2507 20494 2243 20494 1988 20340 1742 20006 1496 19697 1275 19260 1079 18669 884 18103 731 17434 612 16663 493 15866 433 15017 433 14091 433 13140 493 12291 612 11520 731 10723 884 10054 1079 9489 1275 8923 1496 8486 1742 8151 1988 7817 2243 7663 2507 7663 2821 7663 3101 7843 3356 8203 3611 8563 3832 9026 4019 9617 4206 10234 4351 10903 4444 11674 4546 12446 4597 13243 4597 14091 4597 21291 4597 21291 4597 21291 L 5013 21291 Z N">
            <draw:equation draw:name="f0" draw:formula="logwidth/2"/>
            <draw:equation draw:name="f1" draw:formula="logheight/2"/>
            <draw:equation draw:name="f2" draw:formula="logwidth"/>
            <draw:equation draw:name="f3" draw:formula="logheight"/>
          </draw:enhanced-geometry>
        </draw:custom-shape>
        <draw:custom-shape draw:name="Freeform 6" draw:style-name="Mgr10" draw:text-style-name="MP19" draw:layer="layout" svg:width="2.103cm" svg:height="0.99cm" svg:x="35.12cm" svg:y="27.068cm">
          <text:p/>
          <draw:enhanced-geometry draw:mirror-horizontal="false" draw:mirror-vertical="false" drawooo:sub-view-size="21374 21600" draw:text-areas="0 0 ?f2 ?f3" svg:viewBox="0 0 0 0" draw:type="ooxml-non-primitive" draw:enhanced-path="M 9847 9804 C 9990 9574 10061 9268 10061 8847 10061 8464 9990 8119 9865 7889 9723 7660 9562 7545 9331 7545 8405 7545 8405 7545 8405 7545 8405 10187 8405 10187 8405 10187 9331 10187 9331 10187 9331 10187 9545 10187 9723 10072 9847 9804 M 14726 9919 C 14851 9689 14922 9345 14922 8923 14922 8502 14851 8157 14726 7928 14602 7660 14424 7545 14192 7545 13266 7545 13266 7545 13266 7545 13266 10302 13266 10302 13266 10302 14192 10302 14192 10302 14192 10302 14424 10302 14602 10187 14726 9919 M 15902 8923 C 15902 9804 15759 10532 15457 11145 15154 11757 14744 12064 14246 12064 13266 12064 13266 12064 13266 12064 13266 15855 13266 15855 13266 15855 12287 15855 12287 15855 12287 15855 12287 5783 12287 5783 12287 5783 14246 5783 14246 5783 14246 5783 14762 5783 15154 6089 15457 6702 15759 7277 15902 8043 15902 8923 M 10114 11489 C 11236 15855 11236 15855 11236 15855 10097 15855 10097 15855 10097 15855 9117 11834 9117 11834 9117 11834 8405 11834 8405 11834 8405 11834 8405 15855 8405 15855 8405 15855 7426 15855 7426 15855 7426 15855 7426 5783 7426 5783 7426 5783 9402 5783 9402 5783 9402 5783 9901 5783 10292 6089 10595 6664 10898 7277 11040 8004 11040 8847 11040 9536 10951 10072 10773 10532 10595 10991 10382 11298 10114 11489 M 6250 15855 C 2938 15855 2938 15855 2938 15855 2938 5783 2938 5783 2938 5783 6250 5783 6250 5783 6250 5783 6250 7545 6250 7545 6250 7545 3918 7545 3918 7545 3918 7545 3918 9881 3918 9881 3918 9881 5912 9881 5912 9881 5912 9881 5912 11643 5912 11643 5912 11643 3918 11643 3918 11643 3918 11643 3918 14094 3918 14094 3918 14094 6250 14094 6250 14094 6250 14094 L 6250 15855 Z M 21208 10609 C 17522 996 17522 996 17522 996 17522 996 17130 0 16489 0 641 0 641 0 641 0 641 0 0 0 0 1264 0 20298 0 20298 0 20298 0 20298 0 21600 641 21600 16489 21600 16489 21600 16489 21600 16489 21600 17130 21600 17558 20643 21173 12600 21173 12600 21173 12600 21173 12600 21600 11643 21208 10609 N">
            <draw:equation draw:name="f0" draw:formula="logwidth/2"/>
            <draw:equation draw:name="f1" draw:formula="logheight/2"/>
            <draw:equation draw:name="f2" draw:formula="logwidth"/>
            <draw:equation draw:name="f3" draw:formula="logheight"/>
          </draw:enhanced-geometry>
        </draw:custom-shape>
      </draw:g>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Freeform 5" draw:style-name="Mgr3" draw:text-style-name="MP5" draw:layer="backgroundobjects" svg:width="3.833cm" svg:height="1.269cm" svg:x="59.48cm" svg:y="34.784cm">
        <text:p/>
        <draw:enhanced-geometry draw:mirror-horizontal="false" draw:mirror-vertical="false" drawooo:sub-view-size="21600 21600" draw:text-areas="0 0 ?f2 ?f3" svg:viewBox="0 0 0 0" draw:type="ooxml-non-primitive" draw:enhanced-path="M 17589 21291 C 19799 21291 19799 21291 19799 21291 20368 21291 20810 21009 21124 20391 21439 19800 21600 18874 21600 17589 21600 16637 21507 15891 21328 15351 21150 14837 20937 14426 20674 14143 20410 13834 20130 13603 19816 13423 19510 13269 19221 13063 18957 12857 18702 12651 18482 12343 18303 11983 18125 11597 18040 11057 18040 10337 18040 9540 18133 8949 18312 8563 18499 8177 18702 7971 18923 7971 21209 7971 21209 7971 21209 7971 21209 6866 21209 6866 21209 6866 18898 6866 18898 6866 18898 6866 18685 6866 18499 6969 18337 7174 18176 7354 18040 7611 17921 7920 17810 8229 17725 8614 17666 9026 17615 9463 17581 9900 17581 10363 17581 11263 17674 11957 17844 12446 18023 12960 18244 13346 18507 13603 18762 13886 19051 14117 19365 14271 19671 14451 19960 14657 20215 14914 20478 15146 20699 15480 20878 15917 21048 16354 21141 16971 21141 17769 21141 18489 21048 19080 20861 19543 20674 19980 20351 20211 19892 20211 17589 20211 17589 20211 17589 20211 L 17589 21291 Z M 16689 21291 C 16689 14091 16689 14091 16689 14091 16689 12986 16621 11983 16493 11083 16357 10157 16179 9360 15958 8691 15737 8023 15465 7509 15159 7123 14853 6763 14530 6557 14182 6557 13834 6557 13502 6763 13196 7123 12890 7509 12627 8023 12397 8691 12177 9360 11998 10157 11871 11083 11743 11983 11675 12986 11675 14091 11675 15171 11743 16174 11871 17100 11998 18000 12177 18797 12397 19466 12627 20134 12890 20674 13196 21034 13502 21420 13834 21600 14182 21600 14377 21600 14556 21549 14717 21420 14879 21291 15032 21137 15159 20957 15295 20777 15414 20571 15516 20366 15618 20160 15703 19954 15788 19774 15788 18411 15788 18411 15788 18411 15558 19054 15321 19569 15074 19954 14828 20314 14530 20494 14182 20494 13918 20494 13664 20340 13417 20006 13162 19697 12941 19260 12754 18669 12559 18103 12406 17434 12287 16663 12168 15866 12109 15017 12109 14091 12109 13140 12168 12291 12287 11520 12406 10723 12559 10054 12754 9489 12941 8923 13162 8486 13417 8151 13664 7817 13918 7663 14182 7663 14488 7663 14777 7843 15032 8203 15287 8563 15507 9026 15694 9617 15881 10234 16017 10903 16119 11674 16221 12446 16272 13243 16272 14091 16272 21291 16272 21291 16272 21291 L 16689 21291 Z M 5923 0 C 5923 14091 5923 14091 5923 14091 5923 15171 5991 16174 6118 17100 6254 18000 6424 18797 6653 19466 6874 20134 7138 20674 7452 21034 7758 21420 8081 21600 8429 21600 8778 21600 9101 21420 9415 21034 9721 20674 9984 20134 10205 19466 10435 18797 10613 18000 10741 17100 10868 16174 10936 15171 10936 14091 10936 12986 10868 11983 10741 11083 10613 10157 10435 9360 10205 8691 9984 8023 9721 7509 9415 7123 9101 6763 8778 6557 8429 6557 8234 6557 8055 6634 7894 6763 7732 6866 7580 7020 7452 7200 7316 7380 7197 7586 7095 7791 6993 8023 6908 8203 6823 8383 6823 9771 6823 9771 6823 9771 7053 9129 7282 8614 7537 8229 7783 7843 8081 7663 8429 7663 8693 7663 8948 7817 9194 8151 9440 8486 9661 8923 9857 9489 10052 10054 10205 10723 10324 11520 10443 12291 10503 13140 10503 14091 10503 15017 10443 15866 10324 16663 10205 17434 10052 18103 9857 18669 9661 19260 9440 19697 9194 20006 8948 20340 8693 20494 8429 20494 8123 20494 7834 20340 7580 19980 7325 19620 7104 19157 6917 18566 6730 17974 6585 17280 6492 16509 6390 15711 6339 14914 6339 14091 6339 0 6339 0 6339 0 L 5923 0 Z M 5013 21291 C 5013 14091 5013 14091 5013 14091 5013 12986 4945 11983 4818 11083 4690 10157 4512 9360 4283 8691 4062 8023 3798 7509 3484 7123 3178 6763 2855 6557 2507 6557 2158 6557 1835 6763 1521 7123 1215 7509 952 8023 731 8691 501 9360 323 10157 195 11083 68 11983 0 12986 0 14091 0 15171 68 16174 195 17100 323 18000 501 18797 731 19466 952 20134 1215 20674 1521 21034 1835 21420 2158 21600 2507 21600 2702 21600 2881 21549 3042 21420 3203 21291 3356 21137 3484 20957 3620 20777 3739 20571 3841 20366 3943 20160 4028 19954 4113 19774 4113 18411 4113 18411 4113 18411 3883 19054 3654 19569 3399 19954 3152 20314 2855 20494 2507 20494 2243 20494 1988 20340 1742 20006 1496 19697 1275 19260 1079 18669 884 18103 731 17434 612 16663 493 15866 433 15017 433 14091 433 13140 493 12291 612 11520 731 10723 884 10054 1079 9489 1275 8923 1496 8486 1742 8151 1988 7817 2243 7663 2507 7663 2821 7663 3101 7843 3356 8203 3611 8563 3832 9026 4019 9617 4206 10234 4351 10903 4444 11674 4546 12446 4597 13243 4597 14091 4597 21291 4597 21291 4597 21291 L 5013 21291 Z N">
          <draw:equation draw:name="f0" draw:formula="logwidth/2"/>
          <draw:equation draw:name="f1" draw:formula="logheight/2"/>
          <draw:equation draw:name="f2" draw:formula="logwidth"/>
          <draw:equation draw:name="f3" draw:formula="logheight"/>
        </draw:enhanced-geometry>
      </draw:custom-shape>
      <draw:custom-shape draw:name="Freeform 6" draw:style-name="Mgr4" draw:text-style-name="MP6" draw:layer="backgroundobjects" svg:width="1.963cm" svg:height="0.924cm" svg:x="63.576cm" svg:y="35.133cm">
        <text:p/>
        <draw:enhanced-geometry draw:mirror-horizontal="false" draw:mirror-vertical="false" drawooo:sub-view-size="21374 21600" draw:text-areas="0 0 ?f2 ?f3" svg:viewBox="0 0 0 0" draw:type="ooxml-non-primitive" draw:enhanced-path="M 9847 9804 C 9990 9574 10061 9268 10061 8847 10061 8464 9990 8119 9865 7889 9723 7660 9562 7545 9331 7545 8405 7545 8405 7545 8405 7545 8405 10187 8405 10187 8405 10187 9331 10187 9331 10187 9331 10187 9545 10187 9723 10072 9847 9804 M 14726 9919 C 14851 9689 14922 9345 14922 8923 14922 8502 14851 8157 14726 7928 14602 7660 14424 7545 14192 7545 13266 7545 13266 7545 13266 7545 13266 10302 13266 10302 13266 10302 14192 10302 14192 10302 14192 10302 14424 10302 14602 10187 14726 9919 M 15902 8923 C 15902 9804 15759 10532 15457 11145 15154 11757 14744 12064 14246 12064 13266 12064 13266 12064 13266 12064 13266 15855 13266 15855 13266 15855 12287 15855 12287 15855 12287 15855 12287 5783 12287 5783 12287 5783 14246 5783 14246 5783 14246 5783 14762 5783 15154 6089 15457 6702 15759 7277 15902 8043 15902 8923 M 10114 11489 C 11236 15855 11236 15855 11236 15855 10097 15855 10097 15855 10097 15855 9117 11834 9117 11834 9117 11834 8405 11834 8405 11834 8405 11834 8405 15855 8405 15855 8405 15855 7426 15855 7426 15855 7426 15855 7426 5783 7426 5783 7426 5783 9402 5783 9402 5783 9402 5783 9901 5783 10292 6089 10595 6664 10898 7277 11040 8004 11040 8847 11040 9536 10951 10072 10773 10532 10595 10991 10382 11298 10114 11489 M 6250 15855 C 2938 15855 2938 15855 2938 15855 2938 5783 2938 5783 2938 5783 6250 5783 6250 5783 6250 5783 6250 7545 6250 7545 6250 7545 3918 7545 3918 7545 3918 7545 3918 9881 3918 9881 3918 9881 5912 9881 5912 9881 5912 9881 5912 11643 5912 11643 5912 11643 3918 11643 3918 11643 3918 11643 3918 14094 3918 14094 3918 14094 6250 14094 6250 14094 6250 14094 L 6250 15855 Z M 21208 10609 C 17522 996 17522 996 17522 996 17522 996 17130 0 16489 0 641 0 641 0 641 0 641 0 0 0 0 1264 0 20298 0 20298 0 20298 0 20298 0 21600 641 21600 16489 21600 16489 21600 16489 21600 16489 21600 17130 21600 17558 20643 21173 12600 21173 12600 21173 12600 21173 12600 21600 11643 21208 10609 N">
          <draw:equation draw:name="f0" draw:formula="logwidth/2"/>
          <draw:equation draw:name="f1" draw:formula="logheight/2"/>
          <draw:equation draw:name="f2" draw:formula="logwidth"/>
          <draw:equation draw:name="f3" draw:formula="logheight"/>
        </draw:enhanced-geometry>
      </draw:custom-shape>
      <draw:frame draw:name="Slide Number" presentation:style-name="Mpr6" draw:text-style-name="MP20" draw:layer="backgroundobjects" svg:width="1.18cm" svg:height="1.198cm" svg:x="2.183cm" svg:y="34.819cm" presentation:class="page-number" presentation:user-transformed="true">
        <draw:text-box>
          <text:p/>
        </draw:text-box>
      </draw:frame>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Kapiteltrenner" style:page-layout-name="PM1" draw:style-name="Mdp1">
      <draw:custom-shape draw:name="Freeform 5" draw:style-name="Mgr3" draw:text-style-name="MP5" draw:layer="backgroundobjects" drawooo:display="none" svg:width="3.833cm" svg:height="1.269cm" svg:x="59.48cm" svg:y="34.784cm">
        <text:p/>
        <draw:enhanced-geometry draw:mirror-horizontal="false" draw:mirror-vertical="false" drawooo:sub-view-size="21600 21600" draw:text-areas="0 0 ?f2 ?f3" svg:viewBox="0 0 0 0" draw:type="ooxml-non-primitive" draw:enhanced-path="M 17589 21291 C 19799 21291 19799 21291 19799 21291 20368 21291 20810 21009 21124 20391 21439 19800 21600 18874 21600 17589 21600 16637 21507 15891 21328 15351 21150 14837 20937 14426 20674 14143 20410 13834 20130 13603 19816 13423 19510 13269 19221 13063 18957 12857 18702 12651 18482 12343 18303 11983 18125 11597 18040 11057 18040 10337 18040 9540 18133 8949 18312 8563 18499 8177 18702 7971 18923 7971 21209 7971 21209 7971 21209 7971 21209 6866 21209 6866 21209 6866 18898 6866 18898 6866 18898 6866 18685 6866 18499 6969 18337 7174 18176 7354 18040 7611 17921 7920 17810 8229 17725 8614 17666 9026 17615 9463 17581 9900 17581 10363 17581 11263 17674 11957 17844 12446 18023 12960 18244 13346 18507 13603 18762 13886 19051 14117 19365 14271 19671 14451 19960 14657 20215 14914 20478 15146 20699 15480 20878 15917 21048 16354 21141 16971 21141 17769 21141 18489 21048 19080 20861 19543 20674 19980 20351 20211 19892 20211 17589 20211 17589 20211 17589 20211 L 17589 21291 Z M 16689 21291 C 16689 14091 16689 14091 16689 14091 16689 12986 16621 11983 16493 11083 16357 10157 16179 9360 15958 8691 15737 8023 15465 7509 15159 7123 14853 6763 14530 6557 14182 6557 13834 6557 13502 6763 13196 7123 12890 7509 12627 8023 12397 8691 12177 9360 11998 10157 11871 11083 11743 11983 11675 12986 11675 14091 11675 15171 11743 16174 11871 17100 11998 18000 12177 18797 12397 19466 12627 20134 12890 20674 13196 21034 13502 21420 13834 21600 14182 21600 14377 21600 14556 21549 14717 21420 14879 21291 15032 21137 15159 20957 15295 20777 15414 20571 15516 20366 15618 20160 15703 19954 15788 19774 15788 18411 15788 18411 15788 18411 15558 19054 15321 19569 15074 19954 14828 20314 14530 20494 14182 20494 13918 20494 13664 20340 13417 20006 13162 19697 12941 19260 12754 18669 12559 18103 12406 17434 12287 16663 12168 15866 12109 15017 12109 14091 12109 13140 12168 12291 12287 11520 12406 10723 12559 10054 12754 9489 12941 8923 13162 8486 13417 8151 13664 7817 13918 7663 14182 7663 14488 7663 14777 7843 15032 8203 15287 8563 15507 9026 15694 9617 15881 10234 16017 10903 16119 11674 16221 12446 16272 13243 16272 14091 16272 21291 16272 21291 16272 21291 L 16689 21291 Z M 5923 0 C 5923 14091 5923 14091 5923 14091 5923 15171 5991 16174 6118 17100 6254 18000 6424 18797 6653 19466 6874 20134 7138 20674 7452 21034 7758 21420 8081 21600 8429 21600 8778 21600 9101 21420 9415 21034 9721 20674 9984 20134 10205 19466 10435 18797 10613 18000 10741 17100 10868 16174 10936 15171 10936 14091 10936 12986 10868 11983 10741 11083 10613 10157 10435 9360 10205 8691 9984 8023 9721 7509 9415 7123 9101 6763 8778 6557 8429 6557 8234 6557 8055 6634 7894 6763 7732 6866 7580 7020 7452 7200 7316 7380 7197 7586 7095 7791 6993 8023 6908 8203 6823 8383 6823 9771 6823 9771 6823 9771 7053 9129 7282 8614 7537 8229 7783 7843 8081 7663 8429 7663 8693 7663 8948 7817 9194 8151 9440 8486 9661 8923 9857 9489 10052 10054 10205 10723 10324 11520 10443 12291 10503 13140 10503 14091 10503 15017 10443 15866 10324 16663 10205 17434 10052 18103 9857 18669 9661 19260 9440 19697 9194 20006 8948 20340 8693 20494 8429 20494 8123 20494 7834 20340 7580 19980 7325 19620 7104 19157 6917 18566 6730 17974 6585 17280 6492 16509 6390 15711 6339 14914 6339 14091 6339 0 6339 0 6339 0 L 5923 0 Z M 5013 21291 C 5013 14091 5013 14091 5013 14091 5013 12986 4945 11983 4818 11083 4690 10157 4512 9360 4283 8691 4062 8023 3798 7509 3484 7123 3178 6763 2855 6557 2507 6557 2158 6557 1835 6763 1521 7123 1215 7509 952 8023 731 8691 501 9360 323 10157 195 11083 68 11983 0 12986 0 14091 0 15171 68 16174 195 17100 323 18000 501 18797 731 19466 952 20134 1215 20674 1521 21034 1835 21420 2158 21600 2507 21600 2702 21600 2881 21549 3042 21420 3203 21291 3356 21137 3484 20957 3620 20777 3739 20571 3841 20366 3943 20160 4028 19954 4113 19774 4113 18411 4113 18411 4113 18411 3883 19054 3654 19569 3399 19954 3152 20314 2855 20494 2507 20494 2243 20494 1988 20340 1742 20006 1496 19697 1275 19260 1079 18669 884 18103 731 17434 612 16663 493 15866 433 15017 433 14091 433 13140 493 12291 612 11520 731 10723 884 10054 1079 9489 1275 8923 1496 8486 1742 8151 1988 7817 2243 7663 2507 7663 2821 7663 3101 7843 3356 8203 3611 8563 3832 9026 4019 9617 4206 10234 4351 10903 4444 11674 4546 12446 4597 13243 4597 14091 4597 21291 4597 21291 4597 21291 L 5013 21291 Z N">
          <draw:equation draw:name="f0" draw:formula="logwidth/2"/>
          <draw:equation draw:name="f1" draw:formula="logheight/2"/>
          <draw:equation draw:name="f2" draw:formula="logwidth"/>
          <draw:equation draw:name="f3" draw:formula="logheight"/>
        </draw:enhanced-geometry>
      </draw:custom-shape>
      <draw:custom-shape draw:name="Freeform 6" draw:style-name="Mgr4" draw:text-style-name="MP6" draw:layer="backgroundobjects" drawooo:display="none" svg:width="1.963cm" svg:height="0.924cm" svg:x="63.576cm" svg:y="35.133cm">
        <text:p/>
        <draw:enhanced-geometry draw:mirror-horizontal="false" draw:mirror-vertical="false" drawooo:sub-view-size="21374 21600" draw:text-areas="0 0 ?f2 ?f3" svg:viewBox="0 0 0 0" draw:type="ooxml-non-primitive" draw:enhanced-path="M 9847 9804 C 9990 9574 10061 9268 10061 8847 10061 8464 9990 8119 9865 7889 9723 7660 9562 7545 9331 7545 8405 7545 8405 7545 8405 7545 8405 10187 8405 10187 8405 10187 9331 10187 9331 10187 9331 10187 9545 10187 9723 10072 9847 9804 M 14726 9919 C 14851 9689 14922 9345 14922 8923 14922 8502 14851 8157 14726 7928 14602 7660 14424 7545 14192 7545 13266 7545 13266 7545 13266 7545 13266 10302 13266 10302 13266 10302 14192 10302 14192 10302 14192 10302 14424 10302 14602 10187 14726 9919 M 15902 8923 C 15902 9804 15759 10532 15457 11145 15154 11757 14744 12064 14246 12064 13266 12064 13266 12064 13266 12064 13266 15855 13266 15855 13266 15855 12287 15855 12287 15855 12287 15855 12287 5783 12287 5783 12287 5783 14246 5783 14246 5783 14246 5783 14762 5783 15154 6089 15457 6702 15759 7277 15902 8043 15902 8923 M 10114 11489 C 11236 15855 11236 15855 11236 15855 10097 15855 10097 15855 10097 15855 9117 11834 9117 11834 9117 11834 8405 11834 8405 11834 8405 11834 8405 15855 8405 15855 8405 15855 7426 15855 7426 15855 7426 15855 7426 5783 7426 5783 7426 5783 9402 5783 9402 5783 9402 5783 9901 5783 10292 6089 10595 6664 10898 7277 11040 8004 11040 8847 11040 9536 10951 10072 10773 10532 10595 10991 10382 11298 10114 11489 M 6250 15855 C 2938 15855 2938 15855 2938 15855 2938 5783 2938 5783 2938 5783 6250 5783 6250 5783 6250 5783 6250 7545 6250 7545 6250 7545 3918 7545 3918 7545 3918 7545 3918 9881 3918 9881 3918 9881 5912 9881 5912 9881 5912 9881 5912 11643 5912 11643 5912 11643 3918 11643 3918 11643 3918 11643 3918 14094 3918 14094 3918 14094 6250 14094 6250 14094 6250 14094 L 6250 15855 Z M 21208 10609 C 17522 996 17522 996 17522 996 17522 996 17130 0 16489 0 641 0 641 0 641 0 641 0 0 0 0 1264 0 20298 0 20298 0 20298 0 20298 0 21600 641 21600 16489 21600 16489 21600 16489 21600 16489 21600 17130 21600 17558 20643 21173 12600 21173 12600 21173 12600 21173 12600 21600 11643 21208 10609 N">
          <draw:equation draw:name="f0" draw:formula="logwidth/2"/>
          <draw:equation draw:name="f1" draw:formula="logheight/2"/>
          <draw:equation draw:name="f2" draw:formula="logwidth"/>
          <draw:equation draw:name="f3" draw:formula="logheight"/>
        </draw:enhanced-geometry>
      </draw:custom-shape>
      <draw:custom-shape draw:name="Freeform 5" draw:style-name="Mgr5" draw:text-style-name="MP5" draw:layer="backgroundobjects" svg:width="2.837cm" svg:height="0.939cm" svg:x="61.577cm" svg:y="35.855cm">
        <text:p/>
        <draw:enhanced-geometry draw:mirror-horizontal="false" draw:mirror-vertical="false" drawooo:sub-view-size="21600 21600" draw:text-areas="0 0 ?f2 ?f3" svg:viewBox="0 0 0 0" draw:type="ooxml-non-primitive" draw:enhanced-path="M 17589 21291 C 19799 21291 19799 21291 19799 21291 20368 21291 20810 21009 21124 20391 21439 19800 21600 18874 21600 17589 21600 16637 21507 15891 21328 15351 21150 14837 20937 14426 20674 14143 20410 13834 20130 13603 19816 13423 19510 13269 19221 13063 18957 12857 18702 12651 18482 12343 18303 11983 18125 11597 18040 11057 18040 10337 18040 9540 18133 8949 18312 8563 18499 8177 18702 7971 18923 7971 21209 7971 21209 7971 21209 7971 21209 6866 21209 6866 21209 6866 18898 6866 18898 6866 18898 6866 18685 6866 18499 6969 18337 7174 18176 7354 18040 7611 17921 7920 17810 8229 17725 8614 17666 9026 17615 9463 17581 9900 17581 10363 17581 11263 17674 11957 17844 12446 18023 12960 18244 13346 18507 13603 18762 13886 19051 14117 19365 14271 19671 14451 19960 14657 20215 14914 20478 15146 20699 15480 20878 15917 21048 16354 21141 16971 21141 17769 21141 18489 21048 19080 20861 19543 20674 19980 20351 20211 19892 20211 17589 20211 17589 20211 17589 20211 L 17589 21291 Z M 16689 21291 C 16689 14091 16689 14091 16689 14091 16689 12986 16621 11983 16493 11083 16357 10157 16179 9360 15958 8691 15737 8023 15465 7509 15159 7123 14853 6763 14530 6557 14182 6557 13834 6557 13502 6763 13196 7123 12890 7509 12627 8023 12397 8691 12177 9360 11998 10157 11871 11083 11743 11983 11675 12986 11675 14091 11675 15171 11743 16174 11871 17100 11998 18000 12177 18797 12397 19466 12627 20134 12890 20674 13196 21034 13502 21420 13834 21600 14182 21600 14377 21600 14556 21549 14717 21420 14879 21291 15032 21137 15159 20957 15295 20777 15414 20571 15516 20366 15618 20160 15703 19954 15788 19774 15788 18411 15788 18411 15788 18411 15558 19054 15321 19569 15074 19954 14828 20314 14530 20494 14182 20494 13918 20494 13664 20340 13417 20006 13162 19697 12941 19260 12754 18669 12559 18103 12406 17434 12287 16663 12168 15866 12109 15017 12109 14091 12109 13140 12168 12291 12287 11520 12406 10723 12559 10054 12754 9489 12941 8923 13162 8486 13417 8151 13664 7817 13918 7663 14182 7663 14488 7663 14777 7843 15032 8203 15287 8563 15507 9026 15694 9617 15881 10234 16017 10903 16119 11674 16221 12446 16272 13243 16272 14091 16272 21291 16272 21291 16272 21291 L 16689 21291 Z M 5923 0 C 5923 14091 5923 14091 5923 14091 5923 15171 5991 16174 6118 17100 6254 18000 6424 18797 6653 19466 6874 20134 7138 20674 7452 21034 7758 21420 8081 21600 8429 21600 8778 21600 9101 21420 9415 21034 9721 20674 9984 20134 10205 19466 10435 18797 10613 18000 10741 17100 10868 16174 10936 15171 10936 14091 10936 12986 10868 11983 10741 11083 10613 10157 10435 9360 10205 8691 9984 8023 9721 7509 9415 7123 9101 6763 8778 6557 8429 6557 8234 6557 8055 6634 7894 6763 7732 6866 7580 7020 7452 7200 7316 7380 7197 7586 7095 7791 6993 8023 6908 8203 6823 8383 6823 9771 6823 9771 6823 9771 7053 9129 7282 8614 7537 8229 7783 7843 8081 7663 8429 7663 8693 7663 8948 7817 9194 8151 9440 8486 9661 8923 9857 9489 10052 10054 10205 10723 10324 11520 10443 12291 10503 13140 10503 14091 10503 15017 10443 15866 10324 16663 10205 17434 10052 18103 9857 18669 9661 19260 9440 19697 9194 20006 8948 20340 8693 20494 8429 20494 8123 20494 7834 20340 7580 19980 7325 19620 7104 19157 6917 18566 6730 17974 6585 17280 6492 16509 6390 15711 6339 14914 6339 14091 6339 0 6339 0 6339 0 L 5923 0 Z M 5013 21291 C 5013 14091 5013 14091 5013 14091 5013 12986 4945 11983 4818 11083 4690 10157 4512 9360 4283 8691 4062 8023 3798 7509 3484 7123 3178 6763 2855 6557 2507 6557 2158 6557 1835 6763 1521 7123 1215 7509 952 8023 731 8691 501 9360 323 10157 195 11083 68 11983 0 12986 0 14091 0 15171 68 16174 195 17100 323 18000 501 18797 731 19466 952 20134 1215 20674 1521 21034 1835 21420 2158 21600 2507 21600 2702 21600 2881 21549 3042 21420 3203 21291 3356 21137 3484 20957 3620 20777 3739 20571 3841 20366 3943 20160 4028 19954 4113 19774 4113 18411 4113 18411 4113 18411 3883 19054 3654 19569 3399 19954 3152 20314 2855 20494 2507 20494 2243 20494 1988 20340 1742 20006 1496 19697 1275 19260 1079 18669 884 18103 731 17434 612 16663 493 15866 433 15017 433 14091 433 13140 493 12291 612 11520 731 10723 884 10054 1079 9489 1275 8923 1496 8486 1742 8151 1988 7817 2243 7663 2507 7663 2821 7663 3101 7843 3356 8203 3611 8563 3832 9026 4019 9617 4206 10234 4351 10903 4444 11674 4546 12446 4597 13243 4597 14091 4597 21291 4597 21291 4597 21291 L 5013 21291 Z N">
          <draw:equation draw:name="f0" draw:formula="logwidth/2"/>
          <draw:equation draw:name="f1" draw:formula="logheight/2"/>
          <draw:equation draw:name="f2" draw:formula="logwidth"/>
          <draw:equation draw:name="f3" draw:formula="logheight"/>
        </draw:enhanced-geometry>
      </draw:custom-shape>
      <draw:custom-shape draw:name="Freeform 6" draw:style-name="Mgr6" draw:text-style-name="MP6" draw:layer="backgroundobjects" svg:width="1.339cm" svg:height="0.63cm" svg:x="64.527cm" svg:y="36.151cm">
        <text:p/>
        <draw:enhanced-geometry draw:mirror-horizontal="false" draw:mirror-vertical="false" drawooo:sub-view-size="21374 21600" draw:text-areas="0 0 ?f2 ?f3" svg:viewBox="0 0 0 0" draw:type="ooxml-non-primitive" draw:enhanced-path="M 9847 9804 C 9990 9574 10061 9268 10061 8847 10061 8464 9990 8119 9865 7889 9723 7660 9562 7545 9331 7545 8405 7545 8405 7545 8405 7545 8405 10187 8405 10187 8405 10187 9331 10187 9331 10187 9331 10187 9545 10187 9723 10072 9847 9804 M 14726 9919 C 14851 9689 14922 9345 14922 8923 14922 8502 14851 8157 14726 7928 14602 7660 14424 7545 14192 7545 13266 7545 13266 7545 13266 7545 13266 10302 13266 10302 13266 10302 14192 10302 14192 10302 14192 10302 14424 10302 14602 10187 14726 9919 M 15902 8923 C 15902 9804 15759 10532 15457 11145 15154 11757 14744 12064 14246 12064 13266 12064 13266 12064 13266 12064 13266 15855 13266 15855 13266 15855 12287 15855 12287 15855 12287 15855 12287 5783 12287 5783 12287 5783 14246 5783 14246 5783 14246 5783 14762 5783 15154 6089 15457 6702 15759 7277 15902 8043 15902 8923 M 10114 11489 C 11236 15855 11236 15855 11236 15855 10097 15855 10097 15855 10097 15855 9117 11834 9117 11834 9117 11834 8405 11834 8405 11834 8405 11834 8405 15855 8405 15855 8405 15855 7426 15855 7426 15855 7426 15855 7426 5783 7426 5783 7426 5783 9402 5783 9402 5783 9402 5783 9901 5783 10292 6089 10595 6664 10898 7277 11040 8004 11040 8847 11040 9536 10951 10072 10773 10532 10595 10991 10382 11298 10114 11489 M 6250 15855 C 2938 15855 2938 15855 2938 15855 2938 5783 2938 5783 2938 5783 6250 5783 6250 5783 6250 5783 6250 7545 6250 7545 6250 7545 3918 7545 3918 7545 3918 7545 3918 9881 3918 9881 3918 9881 5912 9881 5912 9881 5912 9881 5912 11643 5912 11643 5912 11643 3918 11643 3918 11643 3918 11643 3918 14094 3918 14094 3918 14094 6250 14094 6250 14094 6250 14094 L 6250 15855 Z M 21208 10609 C 17522 996 17522 996 17522 996 17522 996 17130 0 16489 0 641 0 641 0 641 0 641 0 0 0 0 1264 0 20298 0 20298 0 20298 0 20298 0 21600 641 21600 16489 21600 16489 21600 16489 21600 16489 21600 17130 21600 17558 20643 21173 12600 21173 12600 21173 12600 21173 12600 21600 11643 21208 10609 N">
          <draw:equation draw:name="f0" draw:formula="logwidth/2"/>
          <draw:equation draw:name="f1" draw:formula="logheight/2"/>
          <draw:equation draw:name="f2" draw:formula="logwidth"/>
          <draw:equation draw:name="f3" draw:formula="logheight"/>
        </draw:enhanced-geometry>
      </draw:custom-shape>
      <draw:g draw:name="Gruppieren 67">
        <draw:g draw:name="Gruppieren 69">
          <draw:line draw:name="Gerade Verbindung 7" draw:style-name="Mgr7" draw:text-style-name="MP7" draw:layer="layout" svg:x1="-1.07cm" svg:y1="4.644cm" svg:x2="-0.27cm" svg:y2="4.644cm">
            <text:p/>
          </draw:line>
          <draw:line draw:name="Textfeld 122" draw:style-name="Mgr8" draw:text-style-name="MP7" draw:layer="layout" svg:x1="-0.27cm" svg:y1="4.021cm" svg:x2="3.257cm" svg:y2="7.548cm">
            <text:p text:style-name="MP8"><text:span text:style-name="MT1">5,4</text:span></text:p>
          </draw:line>
          <draw:line draw:name="Gerade Verbindung 10" draw:style-name="Mgr7" draw:text-style-name="MP7" draw:layer="layout" svg:x1="-1.07cm" svg:y1="9.454cm" svg:x2="-0.27cm" svg:y2="9.454cm">
            <text:p/>
          </draw:line>
          <draw:line draw:name="Textfeld 124" draw:style-name="Mgr8" draw:text-style-name="MP7" draw:layer="layout" svg:x1="-0.27cm" svg:y1="8.83cm" svg:x2="3.257cm" svg:y2="12.358cm">
            <text:p text:style-name="MP8"><text:span text:style-name="MT1">3,6</text:span></text:p>
          </draw:line>
          <draw:line draw:name="Gerade Verbindung 12" draw:style-name="Mgr7" draw:text-style-name="MP7" draw:layer="layout" svg:x1="-1.07cm" svg:y1="11.312cm" svg:x2="-0.27cm" svg:y2="11.312cm">
            <text:p/>
          </draw:line>
          <draw:line draw:name="Textfeld 126" draw:style-name="Mgr8" draw:text-style-name="MP7" draw:layer="layout" svg:x1="-0.27cm" svg:y1="10.688cm" svg:x2="3.257cm" svg:y2="14.216cm">
            <text:p text:style-name="MP8"><text:span text:style-name="MT1">2,9</text:span></text:p>
          </draw:line>
          <draw:line draw:name="Gerade Verbindung 14" draw:style-name="Mgr7" draw:text-style-name="MP7" draw:layer="layout" svg:x1="-1.07cm" svg:y1="12.382cm" svg:x2="-0.27cm" svg:y2="12.382cm">
            <text:p/>
          </draw:line>
          <draw:line draw:name="Textfeld 128" draw:style-name="Mgr8" draw:text-style-name="MP7" draw:layer="layout" svg:x1="-0.27cm" svg:y1="11.758cm" svg:x2="3.257cm" svg:y2="15.286cm">
            <text:p text:style-name="MP8"><text:span text:style-name="MT1">2,5</text:span></text:p>
          </draw:line>
          <draw:line draw:name="Gerade Verbindung 16" draw:style-name="Mgr7" draw:text-style-name="MP7" draw:layer="layout" svg:x1="-1.07cm" svg:y1="23.048cm" svg:x2="-0.27cm" svg:y2="23.048cm">
            <text:p/>
          </draw:line>
          <draw:line draw:name="Textfeld 130" draw:style-name="Mgr8" draw:text-style-name="MP7" draw:layer="layout" svg:x1="-0.27cm" svg:y1="22.424cm" svg:x2="3.257cm" svg:y2="25.952cm">
            <text:p text:style-name="MP8"><text:span text:style-name="MT1">1,5</text:span></text:p>
          </draw:line>
          <draw:line draw:name="Gerade Verbindung 18" draw:style-name="Mgr7" draw:text-style-name="MP7" draw:layer="layout" svg:x1="-1.07cm" svg:y1="24.118cm" svg:x2="-0.27cm" svg:y2="24.118cm">
            <text:p/>
          </draw:line>
          <draw:line draw:name="Textfeld 132" draw:style-name="Mgr8" draw:text-style-name="MP7" draw:layer="layout" svg:x1="-0.27cm" svg:y1="23.494cm" svg:x2="3.257cm" svg:y2="27.022cm">
            <text:p text:style-name="MP8"><text:span text:style-name="MT1">1,9</text:span></text:p>
          </draw:line>
          <draw:line draw:name="Gerade Verbindung 20" draw:style-name="Mgr7" draw:text-style-name="MP7" draw:layer="layout" svg:x1="-1.07cm" svg:y1="34.783cm" svg:x2="-0.27cm" svg:y2="34.783cm">
            <text:p/>
          </draw:line>
          <draw:line draw:name="Textfeld 134" draw:style-name="Mgr8" draw:text-style-name="MP7" draw:layer="layout" svg:x1="-0.27cm" svg:y1="34.16cm" svg:x2="3.257cm" svg:y2="37.687cm">
            <text:p text:style-name="MP8"><text:span text:style-name="MT1">5,9</text:span></text:p>
          </draw:line>
          <draw:line draw:name="Gerade Verbindung 22" draw:style-name="Mgr7" draw:text-style-name="MP7" draw:layer="layout" svg:x1="-1.07cm" svg:y1="35.853cm" svg:x2="-0.27cm" svg:y2="35.853cm">
            <text:p/>
          </draw:line>
          <draw:line draw:name="Textfeld 136" draw:style-name="Mgr8" draw:text-style-name="MP7" draw:layer="layout" svg:x1="-0.27cm" svg:y1="35.23cm" svg:x2="3.257cm" svg:y2="38.757cm">
            <text:p text:style-name="MP8"><text:span text:style-name="MT1">6,3</text:span></text:p>
          </draw:line>
        </draw:g>
        <draw:g draw:name="Gruppieren 71">
          <draw:line draw:name="Gerade Verbindung 24" draw:style-name="Mgr7" draw:text-style-name="MP7" draw:layer="layout" svg:x1="1.862cm" svg:y1="-0.895cm" svg:x2="1.862cm" svg:y2="-0.095cm">
            <text:p/>
          </draw:line>
          <draw:line draw:name="Textfeld 102" draw:style-name="Mgr8" draw:text-style-name="MP7" draw:layer="layout" svg:x1="1.787cm" svg:y1="-0.811cm" svg:x2="5.315cm" svg:y2="2.715cm">
            <text:p text:style-name="MP8"><text:span text:style-name="MT1">12,0</text:span></text:p>
          </draw:line>
          <draw:line draw:name="Gerade Verbindung 26" draw:style-name="Mgr7" draw:text-style-name="MP7" draw:layer="layout" svg:x1="2.913cm" svg:y1="-0.895cm" svg:x2="2.913cm" svg:y2="-0.095cm">
            <text:p/>
          </draw:line>
          <draw:line draw:name="Textfeld 104" draw:style-name="Mgr8" draw:text-style-name="MP7" draw:layer="layout" svg:x1="2.837cm" svg:y1="-0.811cm" svg:x2="6.365cm" svg:y2="2.715cm">
            <text:p text:style-name="MP8"><text:span text:style-name="MT1">11,6</text:span></text:p>
          </draw:line>
          <draw:line draw:name="Gerade Verbindung 28" draw:style-name="Mgr7" draw:text-style-name="MP7" draw:layer="layout" svg:x1="17.586cm" svg:y1="-0.895cm" svg:x2="17.586cm" svg:y2="-0.095cm">
            <text:p/>
          </draw:line>
          <draw:line draw:name="Textfeld 106" draw:style-name="Mgr8" draw:text-style-name="MP7" draw:layer="layout" svg:x1="17.511cm" svg:y1="-0.811cm" svg:x2="21.039cm" svg:y2="2.715cm">
            <text:p text:style-name="MP8"><text:span text:style-name="MT1">6,1</text:span></text:p>
          </draw:line>
          <draw:line draw:name="Gerade Verbindung 30" draw:style-name="Mgr7" draw:text-style-name="MP7" draw:layer="layout" svg:x1="18.666cm" svg:y1="-0.895cm" svg:x2="18.666cm" svg:y2="-0.095cm">
            <text:p/>
          </draw:line>
          <draw:line draw:name="Textfeld 108" draw:style-name="Mgr8" draw:text-style-name="MP7" draw:layer="layout" svg:x1="18.591cm" svg:y1="-0.811cm" svg:x2="22.119cm" svg:y2="2.715cm">
            <text:p text:style-name="MP8"><text:span text:style-name="MT1">5,7</text:span></text:p>
          </draw:line>
          <draw:line draw:name="Gerade Verbindung 32" draw:style-name="Mgr7" draw:text-style-name="MP7" draw:layer="layout" svg:x1="33.323cm" svg:y1="-0.895cm" svg:x2="33.323cm" svg:y2="-0.095cm">
            <text:p/>
          </draw:line>
          <draw:line draw:name="Textfeld 110" draw:style-name="Mgr8" draw:text-style-name="MP7" draw:layer="layout" svg:x1="33.248cm" svg:y1="-0.811cm" svg:x2="36.776cm" svg:y2="2.715cm">
            <text:p text:style-name="MP8"><text:span text:style-name="MT1">0,2</text:span></text:p>
          </draw:line>
          <draw:line draw:name="Gerade Verbindung 34" draw:style-name="Mgr7" draw:text-style-name="MP7" draw:layer="layout" svg:x1="34.395cm" svg:y1="-0.895cm" svg:x2="34.395cm" svg:y2="-0.095cm">
            <text:p/>
          </draw:line>
          <draw:line draw:name="Textfeld 112" draw:style-name="Mgr8" draw:text-style-name="MP7" draw:layer="layout" svg:x1="34.32cm" svg:y1="-0.811cm" svg:x2="37.847cm" svg:y2="2.715cm">
            <text:p text:style-name="MP8"><text:span text:style-name="MT1">0,2</text:span></text:p>
          </draw:line>
          <draw:line draw:name="Gerade Verbindung 36" draw:style-name="Mgr7" draw:text-style-name="MP7" draw:layer="layout" svg:x1="49.061cm" svg:y1="-0.895cm" svg:x2="49.061cm" svg:y2="-0.095cm">
            <text:p/>
          </draw:line>
          <draw:line draw:name="Textfeld 114" draw:style-name="Mgr8" draw:text-style-name="MP7" draw:layer="layout" svg:x1="48.986cm" svg:y1="-0.811cm" svg:x2="52.514cm" svg:y2="2.715cm">
            <text:p text:style-name="MP8"><text:span text:style-name="MT1">5,7</text:span></text:p>
          </draw:line>
          <draw:line draw:name="Gerade Verbindung 38" draw:style-name="Mgr7" draw:text-style-name="MP7" draw:layer="layout" svg:x1="50.133cm" svg:y1="-0.895cm" svg:x2="50.133cm" svg:y2="-0.095cm">
            <text:p/>
          </draw:line>
          <draw:line draw:name="Textfeld 116" draw:style-name="Mgr8" draw:text-style-name="MP7" draw:layer="layout" svg:x1="50.058cm" svg:y1="-0.811cm" svg:x2="53.585cm" svg:y2="2.715cm">
            <text:p text:style-name="MP8"><text:span text:style-name="MT1">6,1</text:span></text:p>
          </draw:line>
          <draw:line draw:name="Gerade Verbindung 40" draw:style-name="Mgr7" draw:text-style-name="MP7" draw:layer="layout" svg:x1="64.793cm" svg:y1="-0.895cm" svg:x2="64.793cm" svg:y2="-0.095cm">
            <text:p/>
          </draw:line>
          <draw:line draw:name="Textfeld 118" draw:style-name="Mgr8" draw:text-style-name="MP7" draw:layer="layout" svg:x1="64.718cm" svg:y1="-0.811cm" svg:x2="68.246cm" svg:y2="2.715cm">
            <text:p text:style-name="MP8"><text:span text:style-name="MT1">11,6</text:span></text:p>
          </draw:line>
          <draw:line draw:name="Gerade Verbindung 42" draw:style-name="Mgr7" draw:text-style-name="MP7" draw:layer="layout" svg:x1="65.865cm" svg:y1="-0.895cm" svg:x2="65.865cm" svg:y2="-0.095cm">
            <text:p/>
          </draw:line>
          <draw:line draw:name="Textfeld 120" draw:style-name="Mgr8" draw:text-style-name="MP7" draw:layer="layout" svg:x1="65.789cm" svg:y1="-0.811cm" svg:x2="69.317cm" svg:y2="2.715cm">
            <text:p text:style-name="MP8"><text:span text:style-name="MT1">12,0</text:span></text:p>
          </draw:line>
        </draw:g>
        <draw:g draw:name="Gruppieren 73">
          <draw:line draw:name="Gerade Verbindung 47" draw:style-name="Mgr7" draw:text-style-name="MP7" draw:layer="layout" svg:x1="67.846cm" svg:y1="4.644cm" svg:x2="68.112cm" svg:y2="4.644cm">
            <text:p/>
          </draw:line>
          <draw:line draw:name="Gerade Verbindung 49" draw:style-name="Mgr7" draw:text-style-name="MP7" draw:layer="layout" svg:x1="67.846cm" svg:y1="9.454cm" svg:x2="68.112cm" svg:y2="9.454cm">
            <text:p/>
          </draw:line>
          <draw:line draw:name="Gerade Verbindung 51" draw:style-name="Mgr7" draw:text-style-name="MP7" draw:layer="layout" svg:x1="67.846cm" svg:y1="11.312cm" svg:x2="68.112cm" svg:y2="11.312cm">
            <text:p/>
          </draw:line>
          <draw:line draw:name="Gerade Verbindung 53" draw:style-name="Mgr7" draw:text-style-name="MP7" draw:layer="layout" svg:x1="67.846cm" svg:y1="12.382cm" svg:x2="68.112cm" svg:y2="12.382cm">
            <text:p/>
          </draw:line>
          <draw:line draw:name="Gerade Verbindung 55" draw:style-name="Mgr7" draw:text-style-name="MP7" draw:layer="layout" svg:x1="67.846cm" svg:y1="23.048cm" svg:x2="68.112cm" svg:y2="23.048cm">
            <text:p/>
          </draw:line>
          <draw:line draw:name="Gerade Verbindung 57" draw:style-name="Mgr7" draw:text-style-name="MP7" draw:layer="layout" svg:x1="67.846cm" svg:y1="24.118cm" svg:x2="68.112cm" svg:y2="24.118cm">
            <text:p/>
          </draw:line>
          <draw:line draw:name="Gerade Verbindung 59" draw:style-name="Mgr7" draw:text-style-name="MP7" draw:layer="layout" svg:x1="67.846cm" svg:y1="34.783cm" svg:x2="68.112cm" svg:y2="34.783cm">
            <text:p/>
          </draw:line>
          <draw:line draw:name="Gerade Verbindung 61" draw:style-name="Mgr7" draw:text-style-name="MP7" draw:layer="layout" svg:x1="67.846cm" svg:y1="35.853cm" svg:x2="68.112cm" svg:y2="35.853cm">
            <text:p/>
          </draw:line>
        </draw:g>
        <draw:g draw:name="Gruppieren 75">
          <draw:line draw:name="Gerade Verbindung 64" draw:style-name="Mgr7" draw:text-style-name="MP7" draw:layer="layout" svg:x1="1.862cm" svg:y1="38.354cm" svg:x2="1.862cm" svg:y2="38.62cm">
            <text:p/>
          </draw:line>
          <draw:line draw:name="Gerade Verbindung 66" draw:style-name="Mgr7" draw:text-style-name="MP7" draw:layer="layout" svg:x1="2.913cm" svg:y1="38.354cm" svg:x2="2.913cm" svg:y2="38.62cm">
            <text:p/>
          </draw:line>
          <draw:line draw:name="Gerade Verbindung 68" draw:style-name="Mgr7" draw:text-style-name="MP7" draw:layer="layout" svg:x1="17.586cm" svg:y1="38.354cm" svg:x2="17.586cm" svg:y2="38.62cm">
            <text:p/>
          </draw:line>
          <draw:line draw:name="Gerade Verbindung 70" draw:style-name="Mgr7" draw:text-style-name="MP7" draw:layer="layout" svg:x1="18.666cm" svg:y1="38.354cm" svg:x2="18.666cm" svg:y2="38.62cm">
            <text:p/>
          </draw:line>
          <draw:line draw:name="Gerade Verbindung 72" draw:style-name="Mgr7" draw:text-style-name="MP7" draw:layer="layout" svg:x1="33.323cm" svg:y1="38.354cm" svg:x2="33.323cm" svg:y2="38.62cm">
            <text:p/>
          </draw:line>
          <draw:line draw:name="Gerade Verbindung 74" draw:style-name="Mgr7" draw:text-style-name="MP7" draw:layer="layout" svg:x1="34.395cm" svg:y1="38.354cm" svg:x2="34.395cm" svg:y2="38.62cm">
            <text:p/>
          </draw:line>
          <draw:line draw:name="Gerade Verbindung 76" draw:style-name="Mgr7" draw:text-style-name="MP7" draw:layer="layout" svg:x1="49.061cm" svg:y1="38.354cm" svg:x2="49.061cm" svg:y2="38.62cm">
            <text:p/>
          </draw:line>
          <draw:line draw:name="Gerade Verbindung 78" draw:style-name="Mgr7" draw:text-style-name="MP7" draw:layer="layout" svg:x1="50.133cm" svg:y1="38.354cm" svg:x2="50.133cm" svg:y2="38.62cm">
            <text:p/>
          </draw:line>
          <draw:line draw:name="Gerade Verbindung 80" draw:style-name="Mgr7" draw:text-style-name="MP7" draw:layer="layout" svg:x1="64.793cm" svg:y1="38.354cm" svg:x2="64.793cm" svg:y2="38.62cm">
            <text:p/>
          </draw:line>
          <draw:line draw:name="Gerade Verbindung 82" draw:style-name="Mgr7" draw:text-style-name="MP7" draw:layer="layout" svg:x1="65.865cm" svg:y1="38.354cm" svg:x2="65.865cm" svg:y2="38.62cm">
            <text:p/>
          </draw:line>
        </draw:g>
      </draw:g>
      <draw:custom-shape draw:name="Rechteck 1" draw:style-name="Mgr11" draw:text-style-name="MP6" draw:layer="backgroundobjects" svg:width="67.732cm" svg:height="38.0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resentation:style-name="Mpr9" draw:text-style-name="MP18" draw:layer="backgroundobjects" svg:width="0.662cm" svg:height="0.669cm" svg:x="1.858cm" svg:y="38.427cm" presentation:class="page-number" presentation:user-transformed="true">
        <draw:text-box>
          <text:p/>
        </draw:text-box>
      </draw:frame>
      <draw:frame draw:name="Body Level One…" presentation:style-name="Mpr10" draw:text-style-name="MP11" draw:layer="backgroundobjects" svg:width="61.876cm" svg:height="18.402cm" svg:x="2.928cm" svg:y="4.645cm" presentation:class="outline" presentation:user-transformed="true">
        <draw:text-box>
          <text:p text:style-name="MP21"><text:span text:style-name="MT4">Body Level One</text:span></text:p>
          <text:p text:style-name="MP22"><text:span text:style-name="MT4">Body Level Two</text:span></text:p>
          <text:p text:style-name="MP22"><text:span text:style-name="MT4">Body Level Three</text:span></text:p>
          <text:p text:style-name="MP22"><text:span text:style-name="MT4">Body Level Four</text:span></text:p>
          <text:p text:style-name="MP22"><text:span text:style-name="MT4">Body Level Five</text:span></text:p>
        </draw:text-box>
      </draw:frame>
      <draw:g draw:name="Group 4">
        <draw:custom-shape draw:name="Freeform 5" draw:style-name="Mgr10" draw:text-style-name="MP19" draw:layer="layout" svg:width="4.456cm" svg:height="1.475cm" svg:x="30.487cm" svg:y="26.603cm">
          <text:p/>
          <draw:enhanced-geometry draw:mirror-horizontal="false" draw:mirror-vertical="false" drawooo:sub-view-size="21600 21600" draw:text-areas="0 0 ?f2 ?f3" svg:viewBox="0 0 0 0" draw:type="ooxml-non-primitive" draw:enhanced-path="M 17589 21291 C 19799 21291 19799 21291 19799 21291 20368 21291 20810 21009 21124 20391 21439 19800 21600 18874 21600 17589 21600 16637 21507 15891 21328 15351 21150 14837 20937 14426 20674 14143 20410 13834 20130 13603 19816 13423 19510 13269 19221 13063 18957 12857 18702 12651 18482 12343 18303 11983 18125 11597 18040 11057 18040 10337 18040 9540 18133 8949 18312 8563 18499 8177 18702 7971 18923 7971 21209 7971 21209 7971 21209 7971 21209 6866 21209 6866 21209 6866 18898 6866 18898 6866 18898 6866 18685 6866 18499 6969 18337 7174 18176 7354 18040 7611 17921 7920 17810 8229 17725 8614 17666 9026 17615 9463 17581 9900 17581 10363 17581 11263 17674 11957 17844 12446 18023 12960 18244 13346 18507 13603 18762 13886 19051 14117 19365 14271 19671 14451 19960 14657 20215 14914 20478 15146 20699 15480 20878 15917 21048 16354 21141 16971 21141 17769 21141 18489 21048 19080 20861 19543 20674 19980 20351 20211 19892 20211 17589 20211 17589 20211 17589 20211 L 17589 21291 Z M 16689 21291 C 16689 14091 16689 14091 16689 14091 16689 12986 16621 11983 16493 11083 16357 10157 16179 9360 15958 8691 15737 8023 15465 7509 15159 7123 14853 6763 14530 6557 14182 6557 13834 6557 13502 6763 13196 7123 12890 7509 12627 8023 12397 8691 12177 9360 11998 10157 11871 11083 11743 11983 11675 12986 11675 14091 11675 15171 11743 16174 11871 17100 11998 18000 12177 18797 12397 19466 12627 20134 12890 20674 13196 21034 13502 21420 13834 21600 14182 21600 14377 21600 14556 21549 14717 21420 14879 21291 15032 21137 15159 20957 15295 20777 15414 20571 15516 20366 15618 20160 15703 19954 15788 19774 15788 18411 15788 18411 15788 18411 15558 19054 15321 19569 15074 19954 14828 20314 14530 20494 14182 20494 13918 20494 13664 20340 13417 20006 13162 19697 12941 19260 12754 18669 12559 18103 12406 17434 12287 16663 12168 15866 12109 15017 12109 14091 12109 13140 12168 12291 12287 11520 12406 10723 12559 10054 12754 9489 12941 8923 13162 8486 13417 8151 13664 7817 13918 7663 14182 7663 14488 7663 14777 7843 15032 8203 15287 8563 15507 9026 15694 9617 15881 10234 16017 10903 16119 11674 16221 12446 16272 13243 16272 14091 16272 21291 16272 21291 16272 21291 L 16689 21291 Z M 5923 0 C 5923 14091 5923 14091 5923 14091 5923 15171 5991 16174 6118 17100 6254 18000 6424 18797 6653 19466 6874 20134 7138 20674 7452 21034 7758 21420 8081 21600 8429 21600 8778 21600 9101 21420 9415 21034 9721 20674 9984 20134 10205 19466 10435 18797 10613 18000 10741 17100 10868 16174 10936 15171 10936 14091 10936 12986 10868 11983 10741 11083 10613 10157 10435 9360 10205 8691 9984 8023 9721 7509 9415 7123 9101 6763 8778 6557 8429 6557 8234 6557 8055 6634 7894 6763 7732 6866 7580 7020 7452 7200 7316 7380 7197 7586 7095 7791 6993 8023 6908 8203 6823 8383 6823 9771 6823 9771 6823 9771 7053 9129 7282 8614 7537 8229 7783 7843 8081 7663 8429 7663 8693 7663 8948 7817 9194 8151 9440 8486 9661 8923 9857 9489 10052 10054 10205 10723 10324 11520 10443 12291 10503 13140 10503 14091 10503 15017 10443 15866 10324 16663 10205 17434 10052 18103 9857 18669 9661 19260 9440 19697 9194 20006 8948 20340 8693 20494 8429 20494 8123 20494 7834 20340 7580 19980 7325 19620 7104 19157 6917 18566 6730 17974 6585 17280 6492 16509 6390 15711 6339 14914 6339 14091 6339 0 6339 0 6339 0 L 5923 0 Z M 5013 21291 C 5013 14091 5013 14091 5013 14091 5013 12986 4945 11983 4818 11083 4690 10157 4512 9360 4283 8691 4062 8023 3798 7509 3484 7123 3178 6763 2855 6557 2507 6557 2158 6557 1835 6763 1521 7123 1215 7509 952 8023 731 8691 501 9360 323 10157 195 11083 68 11983 0 12986 0 14091 0 15171 68 16174 195 17100 323 18000 501 18797 731 19466 952 20134 1215 20674 1521 21034 1835 21420 2158 21600 2507 21600 2702 21600 2881 21549 3042 21420 3203 21291 3356 21137 3484 20957 3620 20777 3739 20571 3841 20366 3943 20160 4028 19954 4113 19774 4113 18411 4113 18411 4113 18411 3883 19054 3654 19569 3399 19954 3152 20314 2855 20494 2507 20494 2243 20494 1988 20340 1742 20006 1496 19697 1275 19260 1079 18669 884 18103 731 17434 612 16663 493 15866 433 15017 433 14091 433 13140 493 12291 612 11520 731 10723 884 10054 1079 9489 1275 8923 1496 8486 1742 8151 1988 7817 2243 7663 2507 7663 2821 7663 3101 7843 3356 8203 3611 8563 3832 9026 4019 9617 4206 10234 4351 10903 4444 11674 4546 12446 4597 13243 4597 14091 4597 21291 4597 21291 4597 21291 L 5013 21291 Z N">
            <draw:equation draw:name="f0" draw:formula="logwidth/2"/>
            <draw:equation draw:name="f1" draw:formula="logheight/2"/>
            <draw:equation draw:name="f2" draw:formula="logwidth"/>
            <draw:equation draw:name="f3" draw:formula="logheight"/>
          </draw:enhanced-geometry>
        </draw:custom-shape>
        <draw:custom-shape draw:name="Freeform 6" draw:style-name="Mgr10" draw:text-style-name="MP19" draw:layer="layout" svg:width="2.103cm" svg:height="0.99cm" svg:x="35.12cm" svg:y="27.068cm">
          <text:p/>
          <draw:enhanced-geometry draw:mirror-horizontal="false" draw:mirror-vertical="false" drawooo:sub-view-size="21374 21600" draw:text-areas="0 0 ?f2 ?f3" svg:viewBox="0 0 0 0" draw:type="ooxml-non-primitive" draw:enhanced-path="M 9847 9804 C 9990 9574 10061 9268 10061 8847 10061 8464 9990 8119 9865 7889 9723 7660 9562 7545 9331 7545 8405 7545 8405 7545 8405 7545 8405 10187 8405 10187 8405 10187 9331 10187 9331 10187 9331 10187 9545 10187 9723 10072 9847 9804 M 14726 9919 C 14851 9689 14922 9345 14922 8923 14922 8502 14851 8157 14726 7928 14602 7660 14424 7545 14192 7545 13266 7545 13266 7545 13266 7545 13266 10302 13266 10302 13266 10302 14192 10302 14192 10302 14192 10302 14424 10302 14602 10187 14726 9919 M 15902 8923 C 15902 9804 15759 10532 15457 11145 15154 11757 14744 12064 14246 12064 13266 12064 13266 12064 13266 12064 13266 15855 13266 15855 13266 15855 12287 15855 12287 15855 12287 15855 12287 5783 12287 5783 12287 5783 14246 5783 14246 5783 14246 5783 14762 5783 15154 6089 15457 6702 15759 7277 15902 8043 15902 8923 M 10114 11489 C 11236 15855 11236 15855 11236 15855 10097 15855 10097 15855 10097 15855 9117 11834 9117 11834 9117 11834 8405 11834 8405 11834 8405 11834 8405 15855 8405 15855 8405 15855 7426 15855 7426 15855 7426 15855 7426 5783 7426 5783 7426 5783 9402 5783 9402 5783 9402 5783 9901 5783 10292 6089 10595 6664 10898 7277 11040 8004 11040 8847 11040 9536 10951 10072 10773 10532 10595 10991 10382 11298 10114 11489 M 6250 15855 C 2938 15855 2938 15855 2938 15855 2938 5783 2938 5783 2938 5783 6250 5783 6250 5783 6250 5783 6250 7545 6250 7545 6250 7545 3918 7545 3918 7545 3918 7545 3918 9881 3918 9881 3918 9881 5912 9881 5912 9881 5912 9881 5912 11643 5912 11643 5912 11643 3918 11643 3918 11643 3918 11643 3918 14094 3918 14094 3918 14094 6250 14094 6250 14094 6250 14094 L 6250 15855 Z M 21208 10609 C 17522 996 17522 996 17522 996 17522 996 17130 0 16489 0 641 0 641 0 641 0 641 0 0 0 0 1264 0 20298 0 20298 0 20298 0 20298 0 21600 641 21600 16489 21600 16489 21600 16489 21600 16489 21600 17130 21600 17558 20643 21173 12600 21173 12600 21173 12600 21173 12600 21600 11643 21208 10609 N">
            <draw:equation draw:name="f0" draw:formula="logwidth/2"/>
            <draw:equation draw:name="f1" draw:formula="logheight/2"/>
            <draw:equation draw:name="f2" draw:formula="logwidth"/>
            <draw:equation draw:name="f3" draw:formula="logheight"/>
          </draw:enhanced-geometry>
        </draw:custom-shape>
      </draw:g>
      <presentation:notes style:page-layout-name="PM0">
        <draw:page-thumbnail presentation:style-name="Kapiteltrenner-title" draw:layer="backgroundobjects" svg:width="19.798cm" svg:height="11.136cm" svg:x="0.6cm" svg:y="2.257cm" presentation:class="page"/>
        <draw:frame presentation:style-name="Kapiteltrenn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document-statistic meta:object-count="598"/>
    <meta:generator>LibreOffice/6.3.1.2$Linux_X86_64 LibreOffice_project/30$Build-2</meta:generator>
  </office:meta>
</office:document-meta>
</file>